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lay1.comm.sub.network" table:style-name="ta1">
        <table:shapes>
          <draw:frame draw:z-index="0" draw:style-name="gr1" draw:text-style-name="P1" svg:width="960.97pt" svg:height="594.06pt" svg:x="551.82pt" svg:y="39.91pt">
            <draw:object draw:notify-on-update-of-ranges="'relay1.comm.sub.network'.E2:'relay1.comm.sub.network'.E206 'relay1.comm.sub.network'.F2:'relay1.comm.sub.network'.F20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5940143.24741" calcext:value-type="float">
            <text:p>1455940143.24741</text:p>
          </table:table-cell>
          <table:table-cell office:value-type="float" office:value="1455940143.2477" calcext:value-type="float">
            <text:p>1455940143.2477</text:p>
          </table:table-cell>
          <table:table-cell office:value-type="float" office:value="6272" calcext:value-type="float">
            <text:p>6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5940143.35454" calcext:value-type="float">
            <text:p>1455940143.35454</text:p>
          </table:table-cell>
          <table:table-cell office:value-type="float" office:value="1455940143.35475" calcext:value-type="float">
            <text:p>1455940143.35475</text:p>
          </table:table-cell>
          <table:table-cell office:value-type="float" office:value="6512" calcext:value-type="float">
            <text:p>6512</text:p>
          </table:table-cell>
          <table:table-cell table:formula="of:=[.B3]-[.B$2]" office:value-type="float" office:value="0.107135534286499" calcext:value-type="float">
            <text:p>0.1071355343</text:p>
          </table:table-cell>
          <table:table-cell table:formula="of:=[.D3]/([.E3]-[.E2])" office:value-type="float" office:value="60782.8209694253" calcext:value-type="float">
            <text:p>60782.8209694253</text:p>
          </table:table-cell>
          <table:table-cell table:formula="of:=[.E3]-[.E2]" office:value-type="float" office:value="0.107135534286499" calcext:value-type="float">
            <text:p>0.10713553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5940143.45546" calcext:value-type="float">
            <text:p>1455940143.45546</text:p>
          </table:table-cell>
          <table:table-cell office:value-type="float" office:value="1455940143.45576" calcext:value-type="float">
            <text:p>1455940143.45576</text:p>
          </table:table-cell>
          <table:table-cell office:value-type="float" office:value="6640" calcext:value-type="float">
            <text:p>6640</text:p>
          </table:table-cell>
          <table:table-cell table:formula="of:=[.B4]-[.B$2]" office:value-type="float" office:value="0.208052635192871" calcext:value-type="float">
            <text:p>0.2080526352</text:p>
          </table:table-cell>
          <table:table-cell table:formula="of:=[.D4]/([.E4]-[.E3])" office:value-type="float" office:value="65796.5789778325" calcext:value-type="float">
            <text:p>65796.5789778325</text:p>
          </table:table-cell>
          <table:table-cell table:formula="of:=[.E4]-[.E3]" office:value-type="float" office:value="0.100917100906372" calcext:value-type="float">
            <text:p>0.1009171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5940143.55657" calcext:value-type="float">
            <text:p>1455940143.55657</text:p>
          </table:table-cell>
          <table:table-cell office:value-type="float" office:value="1455940143.55678" calcext:value-type="float">
            <text:p>1455940143.55678</text:p>
          </table:table-cell>
          <table:table-cell office:value-type="float" office:value="6760" calcext:value-type="float">
            <text:p>6760</text:p>
          </table:table-cell>
          <table:table-cell table:formula="of:=[.B5]-[.B$2]" office:value-type="float" office:value="0.309165954589844" calcext:value-type="float">
            <text:p>0.3091659546</text:p>
          </table:table-cell>
          <table:table-cell table:formula="of:=[.D5]/([.E5]-[.E4])" office:value-type="float" office:value="66855.6827163405" calcext:value-type="float">
            <text:p>66855.6827163405</text:p>
          </table:table-cell>
          <table:table-cell table:formula="of:=[.E5]-[.E4]" office:value-type="float" office:value="0.101113319396973" calcext:value-type="float">
            <text:p>0.1011133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5940143.65587" calcext:value-type="float">
            <text:p>1455940143.65587</text:p>
          </table:table-cell>
          <table:table-cell office:value-type="float" office:value="1455940143.65608" calcext:value-type="float">
            <text:p>1455940143.65608</text:p>
          </table:table-cell>
          <table:table-cell office:value-type="float" office:value="6872" calcext:value-type="float">
            <text:p>6872</text:p>
          </table:table-cell>
          <table:table-cell table:formula="of:=[.B6]-[.B$2]" office:value-type="float" office:value="0.408467531204224" calcext:value-type="float">
            <text:p>0.4084675312</text:p>
          </table:table-cell>
          <table:table-cell table:formula="of:=[.D6]/([.E6]-[.E5])" office:value-type="float" office:value="69203.332256105" calcext:value-type="float">
            <text:p>69203.332256105</text:p>
          </table:table-cell>
          <table:table-cell table:formula="of:=[.E6]-[.E5]" office:value-type="float" office:value="0.0993015766143799" calcext:value-type="float">
            <text:p>0.09930157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5940143.75565" calcext:value-type="float">
            <text:p>1455940143.75565</text:p>
          </table:table-cell>
          <table:table-cell office:value-type="float" office:value="1455940143.75586" calcext:value-type="float">
            <text:p>1455940143.75586</text:p>
          </table:table-cell>
          <table:table-cell office:value-type="float" office:value="6984" calcext:value-type="float">
            <text:p>6984</text:p>
          </table:table-cell>
          <table:table-cell table:formula="of:=[.B7]-[.B$2]" office:value-type="float" office:value="0.508245468139648" calcext:value-type="float">
            <text:p>0.5082454681</text:p>
          </table:table-cell>
          <table:table-cell table:formula="of:=[.D7]/([.E7]-[.E6])" office:value-type="float" office:value="69995.434005816" calcext:value-type="float">
            <text:p>69995.434005816</text:p>
          </table:table-cell>
          <table:table-cell table:formula="of:=[.E7]-[.E6]" office:value-type="float" office:value="0.0997779369354248" calcext:value-type="float">
            <text:p>0.09977793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5940143.85559" calcext:value-type="float">
            <text:p>1455940143.85559</text:p>
          </table:table-cell>
          <table:table-cell office:value-type="float" office:value="1455940143.8558" calcext:value-type="float">
            <text:p>1455940143.8558</text:p>
          </table:table-cell>
          <table:table-cell office:value-type="float" office:value="7088" calcext:value-type="float">
            <text:p>7088</text:p>
          </table:table-cell>
          <table:table-cell table:formula="of:=[.B8]-[.B$2]" office:value-type="float" office:value="0.608185291290283" calcext:value-type="float">
            <text:p>0.6081852913</text:p>
          </table:table-cell>
          <table:table-cell table:formula="of:=[.D8]/([.E8]-[.E7])" office:value-type="float" office:value="70922.6790337279" calcext:value-type="float">
            <text:p>70922.6790337279</text:p>
          </table:table-cell>
          <table:table-cell table:formula="of:=[.E8]-[.E7]" office:value-type="float" office:value="0.0999398231506348" calcext:value-type="float">
            <text:p>0.09993982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5940143.95609" calcext:value-type="float">
            <text:p>1455940143.95609</text:p>
          </table:table-cell>
          <table:table-cell office:value-type="float" office:value="1455940143.9563" calcext:value-type="float">
            <text:p>1455940143.9563</text:p>
          </table:table-cell>
          <table:table-cell office:value-type="float" office:value="7192" calcext:value-type="float">
            <text:p>7192</text:p>
          </table:table-cell>
          <table:table-cell table:formula="of:=[.B9]-[.B$2]" office:value-type="float" office:value="0.708684682846069" calcext:value-type="float">
            <text:p>0.7086846828</text:p>
          </table:table-cell>
          <table:table-cell table:formula="of:=[.D9]/([.E9]-[.E8])" office:value-type="float" office:value="71562.6223070992" calcext:value-type="float">
            <text:p>71562.6223070992</text:p>
          </table:table-cell>
          <table:table-cell table:formula="of:=[.E9]-[.E8]" office:value-type="float" office:value="0.100499391555786" calcext:value-type="float">
            <text:p>0.10049939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5940144.05768" calcext:value-type="float">
            <text:p>1455940144.05768</text:p>
          </table:table-cell>
          <table:table-cell office:value-type="float" office:value="1455940144.05789" calcext:value-type="float">
            <text:p>1455940144.05789</text:p>
          </table:table-cell>
          <table:table-cell office:value-type="float" office:value="7288" calcext:value-type="float">
            <text:p>7288</text:p>
          </table:table-cell>
          <table:table-cell table:formula="of:=[.B10]-[.B$2]" office:value-type="float" office:value="0.810272455215454" calcext:value-type="float">
            <text:p>0.8102724552</text:p>
          </table:table-cell>
          <table:table-cell table:formula="of:=[.D10]/([.E10]-[.E9])" office:value-type="float" office:value="71740.9175338544" calcext:value-type="float">
            <text:p>71740.9175338544</text:p>
          </table:table-cell>
          <table:table-cell table:formula="of:=[.E10]-[.E9]" office:value-type="float" office:value="0.101587772369385" calcext:value-type="float">
            <text:p>0.10158777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5940144.15713" calcext:value-type="float">
            <text:p>1455940144.15713</text:p>
          </table:table-cell>
          <table:table-cell office:value-type="float" office:value="1455940144.15736" calcext:value-type="float">
            <text:p>1455940144.15736</text:p>
          </table:table-cell>
          <table:table-cell office:value-type="float" office:value="7384" calcext:value-type="float">
            <text:p>7384</text:p>
          </table:table-cell>
          <table:table-cell table:formula="of:=[.B11]-[.B$2]" office:value-type="float" office:value="0.909728765487671" calcext:value-type="float">
            <text:p>0.9097287655</text:p>
          </table:table-cell>
          <table:table-cell table:formula="of:=[.D11]/([.E11]-[.E10])" office:value-type="float" office:value="74243.6551264533" calcext:value-type="float">
            <text:p>74243.6551264533</text:p>
          </table:table-cell>
          <table:table-cell table:formula="of:=[.E11]-[.E10]" office:value-type="float" office:value="0.0994563102722168" calcext:value-type="float">
            <text:p>0.0994563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5940144.25671" calcext:value-type="float">
            <text:p>1455940144.25671</text:p>
          </table:table-cell>
          <table:table-cell office:value-type="float" office:value="1455940144.25692" calcext:value-type="float">
            <text:p>1455940144.25692</text:p>
          </table:table-cell>
          <table:table-cell office:value-type="float" office:value="7464" calcext:value-type="float">
            <text:p>7464</text:p>
          </table:table-cell>
          <table:table-cell table:formula="of:=[.B12]-[.B$2]" office:value-type="float" office:value="1.00930190086365" calcext:value-type="float">
            <text:p>1.0093019009</text:p>
          </table:table-cell>
          <table:table-cell table:formula="of:=[.D12]/([.E12]-[.E11])" office:value-type="float" office:value="74959.9776266641" calcext:value-type="float">
            <text:p>74959.9776266641</text:p>
          </table:table-cell>
          <table:table-cell table:formula="of:=[.E12]-[.E11]" office:value-type="float" office:value="0.0995731353759766" calcext:value-type="float">
            <text:p>0.09957313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5940144.35692" calcext:value-type="float">
            <text:p>1455940144.35692</text:p>
          </table:table-cell>
          <table:table-cell office:value-type="float" office:value="1455940144.35714" calcext:value-type="float">
            <text:p>1455940144.35714</text:p>
          </table:table-cell>
          <table:table-cell office:value-type="float" office:value="7544" calcext:value-type="float">
            <text:p>7544</text:p>
          </table:table-cell>
          <table:table-cell table:formula="of:=[.B13]-[.B$2]" office:value-type="float" office:value="1.10951948165894" calcext:value-type="float">
            <text:p>1.1095194817</text:p>
          </table:table-cell>
          <table:table-cell table:formula="of:=[.D13]/([.E13]-[.E12])" office:value-type="float" office:value="75276.2134161863" calcext:value-type="float">
            <text:p>75276.2134161863</text:p>
          </table:table-cell>
          <table:table-cell table:formula="of:=[.E13]-[.E12]" office:value-type="float" office:value="0.100217580795288" calcext:value-type="float">
            <text:p>0.10021758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5940144.45825" calcext:value-type="float">
            <text:p>1455940144.45825</text:p>
          </table:table-cell>
          <table:table-cell office:value-type="float" office:value="1455940144.45846" calcext:value-type="float">
            <text:p>1455940144.45846</text:p>
          </table:table-cell>
          <table:table-cell office:value-type="float" office:value="7616" calcext:value-type="float">
            <text:p>7616</text:p>
          </table:table-cell>
          <table:table-cell table:formula="of:=[.B14]-[.B$2]" office:value-type="float" office:value="1.21084666252136" calcext:value-type="float">
            <text:p>1.2108466625</text:p>
          </table:table-cell>
          <table:table-cell table:formula="of:=[.D14]/([.E14]-[.E13])" office:value-type="float" office:value="75162.4582385287" calcext:value-type="float">
            <text:p>75162.4582385287</text:p>
          </table:table-cell>
          <table:table-cell table:formula="of:=[.E14]-[.E13]" office:value-type="float" office:value="0.101327180862427" calcext:value-type="float">
            <text:p>0.10132718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5940144.55892" calcext:value-type="float">
            <text:p>1455940144.55892</text:p>
          </table:table-cell>
          <table:table-cell office:value-type="float" office:value="1455940144.55913" calcext:value-type="float">
            <text:p>1455940144.55913</text:p>
          </table:table-cell>
          <table:table-cell office:value-type="float" office:value="7680" calcext:value-type="float">
            <text:p>7680</text:p>
          </table:table-cell>
          <table:table-cell table:formula="of:=[.B15]-[.B$2]" office:value-type="float" office:value="1.31151294708252" calcext:value-type="float">
            <text:p>1.3115129471</text:p>
          </table:table-cell>
          <table:table-cell table:formula="of:=[.D15]/([.E15]-[.E14])" office:value-type="float" office:value="76291.6803126295" calcext:value-type="float">
            <text:p>76291.6803126295</text:p>
          </table:table-cell>
          <table:table-cell table:formula="of:=[.E15]-[.E14]" office:value-type="float" office:value="0.100666284561157" calcext:value-type="float">
            <text:p>0.10066628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5940144.65848" calcext:value-type="float">
            <text:p>1455940144.65848</text:p>
          </table:table-cell>
          <table:table-cell office:value-type="float" office:value="1455940144.65868" calcext:value-type="float">
            <text:p>1455940144.65868</text:p>
          </table:table-cell>
          <table:table-cell office:value-type="float" office:value="7736" calcext:value-type="float">
            <text:p>7736</text:p>
          </table:table-cell>
          <table:table-cell table:formula="of:=[.B16]-[.B$2]" office:value-type="float" office:value="1.41107082366943" calcext:value-type="float">
            <text:p>1.4110708237</text:p>
          </table:table-cell>
          <table:table-cell table:formula="of:=[.D16]/([.E16]-[.E15])" office:value-type="float" office:value="77703.5455677529" calcext:value-type="float">
            <text:p>77703.5455677529</text:p>
          </table:table-cell>
          <table:table-cell table:formula="of:=[.E16]-[.E15]" office:value-type="float" office:value="0.0995578765869141" calcext:value-type="float">
            <text:p>0.09955787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5940144.75787" calcext:value-type="float">
            <text:p>1455940144.75787</text:p>
          </table:table-cell>
          <table:table-cell office:value-type="float" office:value="1455940144.75808" calcext:value-type="float">
            <text:p>1455940144.75808</text:p>
          </table:table-cell>
          <table:table-cell office:value-type="float" office:value="7784" calcext:value-type="float">
            <text:p>7784</text:p>
          </table:table-cell>
          <table:table-cell table:formula="of:=[.B17]-[.B$2]" office:value-type="float" office:value="1.51046228408813" calcext:value-type="float">
            <text:p>1.5104622841</text:p>
          </table:table-cell>
          <table:table-cell table:formula="of:=[.D17]/([.E17]-[.E16])" office:value-type="float" office:value="78316.5874332539" calcext:value-type="float">
            <text:p>78316.5874332539</text:p>
          </table:table-cell>
          <table:table-cell table:formula="of:=[.E17]-[.E16]" office:value-type="float" office:value="0.0993914604187012" calcext:value-type="float">
            <text:p>0.09939146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5940144.85806" calcext:value-type="float">
            <text:p>1455940144.85806</text:p>
          </table:table-cell>
          <table:table-cell office:value-type="float" office:value="1455940144.85827" calcext:value-type="float">
            <text:p>1455940144.85827</text:p>
          </table:table-cell>
          <table:table-cell office:value-type="float" office:value="7816" calcext:value-type="float">
            <text:p>7816</text:p>
          </table:table-cell>
          <table:table-cell table:formula="of:=[.B18]-[.B$2]" office:value-type="float" office:value="1.61065626144409" calcext:value-type="float">
            <text:p>1.6106562614</text:p>
          </table:table-cell>
          <table:table-cell table:formula="of:=[.D18]/([.E18]-[.E17])" office:value-type="float" office:value="78008.6808235216" calcext:value-type="float">
            <text:p>78008.6808235216</text:p>
          </table:table-cell>
          <table:table-cell table:formula="of:=[.E18]-[.E17]" office:value-type="float" office:value="0.100193977355957" calcext:value-type="float">
            <text:p>0.10019397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5940144.96059" calcext:value-type="float">
            <text:p>1455940144.96059</text:p>
          </table:table-cell>
          <table:table-cell office:value-type="float" office:value="1455940144.9608" calcext:value-type="float">
            <text:p>1455940144.9608</text:p>
          </table:table-cell>
          <table:table-cell office:value-type="float" office:value="7848" calcext:value-type="float">
            <text:p>7848</text:p>
          </table:table-cell>
          <table:table-cell table:formula="of:=[.B19]-[.B$2]" office:value-type="float" office:value="1.71318817138672" calcext:value-type="float">
            <text:p>1.7131881714</text:p>
          </table:table-cell>
          <table:table-cell table:formula="of:=[.D19]/([.E19]-[.E18])" office:value-type="float" office:value="76542.0248622253" calcext:value-type="float">
            <text:p>76542.0248622253</text:p>
          </table:table-cell>
          <table:table-cell table:formula="of:=[.E19]-[.E18]" office:value-type="float" office:value="0.102531909942627" calcext:value-type="float">
            <text:p>0.10253190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5940145.06211" calcext:value-type="float">
            <text:p>1455940145.06211</text:p>
          </table:table-cell>
          <table:table-cell office:value-type="float" office:value="1455940145.06232" calcext:value-type="float">
            <text:p>1455940145.06232</text:p>
          </table:table-cell>
          <table:table-cell office:value-type="float" office:value="7872" calcext:value-type="float">
            <text:p>7872</text:p>
          </table:table-cell>
          <table:table-cell table:formula="of:=[.B20]-[.B$2]" office:value-type="float" office:value="1.81470704078674" calcext:value-type="float">
            <text:p>1.8147070408</text:p>
          </table:table-cell>
          <table:table-cell table:formula="of:=[.D20]/([.E20]-[.E19])" office:value-type="float" office:value="77542.2347246719" calcext:value-type="float">
            <text:p>77542.2347246719</text:p>
          </table:table-cell>
          <table:table-cell table:formula="of:=[.E20]-[.E19]" office:value-type="float" office:value="0.101518869400024" calcext:value-type="float">
            <text:p>0.10151886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5940145.16261" calcext:value-type="float">
            <text:p>1455940145.16261</text:p>
          </table:table-cell>
          <table:table-cell office:value-type="float" office:value="1455940145.16283" calcext:value-type="float">
            <text:p>1455940145.16283</text:p>
          </table:table-cell>
          <table:table-cell office:value-type="float" office:value="7888" calcext:value-type="float">
            <text:p>7888</text:p>
          </table:table-cell>
          <table:table-cell table:formula="of:=[.B21]-[.B$2]" office:value-type="float" office:value="1.915207862854" calcext:value-type="float">
            <text:p>1.9152078629</text:p>
          </table:table-cell>
          <table:table-cell table:formula="of:=[.D21]/([.E21]-[.E20])" office:value-type="float" office:value="78486.9201838062" calcext:value-type="float">
            <text:p>78486.9201838062</text:p>
          </table:table-cell>
          <table:table-cell table:formula="of:=[.E21]-[.E20]" office:value-type="float" office:value="0.100500822067261" calcext:value-type="float">
            <text:p>0.10050082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5940145.26287" calcext:value-type="float">
            <text:p>1455940145.26287</text:p>
          </table:table-cell>
          <table:table-cell office:value-type="float" office:value="1455940145.26308" calcext:value-type="float">
            <text:p>1455940145.26308</text:p>
          </table:table-cell>
          <table:table-cell office:value-type="float" office:value="7888" calcext:value-type="float">
            <text:p>7888</text:p>
          </table:table-cell>
          <table:table-cell table:formula="of:=[.B22]-[.B$2]" office:value-type="float" office:value="2.01546931266785" calcext:value-type="float">
            <text:p>2.0154693127</text:p>
          </table:table-cell>
          <table:table-cell table:formula="of:=[.D22]/([.E22]-[.E21])" office:value-type="float" office:value="78674.3061729687" calcext:value-type="float">
            <text:p>78674.3061729687</text:p>
          </table:table-cell>
          <table:table-cell table:formula="of:=[.E22]-[.E21]" office:value-type="float" office:value="0.100261449813843" calcext:value-type="float">
            <text:p>0.10026144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5940145.3633" calcext:value-type="float">
            <text:p>1455940145.3633</text:p>
          </table:table-cell>
          <table:table-cell office:value-type="float" office:value="1455940145.36352" calcext:value-type="float">
            <text:p>1455940145.36352</text:p>
          </table:table-cell>
          <table:table-cell office:value-type="float" office:value="7888" calcext:value-type="float">
            <text:p>7888</text:p>
          </table:table-cell>
          <table:table-cell table:formula="of:=[.B23]-[.B$2]" office:value-type="float" office:value="2.11589622497559" calcext:value-type="float">
            <text:p>2.115896225</text:p>
          </table:table-cell>
          <table:table-cell table:formula="of:=[.D23]/([.E23]-[.E22])" office:value-type="float" office:value="78544.683080853" calcext:value-type="float">
            <text:p>78544.683080853</text:p>
          </table:table-cell>
          <table:table-cell table:formula="of:=[.E23]-[.E22]" office:value-type="float" office:value="0.100426912307739" calcext:value-type="float">
            <text:p>0.10042691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5940145.46506" calcext:value-type="float">
            <text:p>1455940145.46506</text:p>
          </table:table-cell>
          <table:table-cell office:value-type="float" office:value="1455940145.46528" calcext:value-type="float">
            <text:p>1455940145.46528</text:p>
          </table:table-cell>
          <table:table-cell office:value-type="float" office:value="7872" calcext:value-type="float">
            <text:p>7872</text:p>
          </table:table-cell>
          <table:table-cell table:formula="of:=[.B24]-[.B$2]" office:value-type="float" office:value="2.21765685081482" calcext:value-type="float">
            <text:p>2.2176568508</text:p>
          </table:table-cell>
          <table:table-cell table:formula="of:=[.D24]/([.E24]-[.E23])" office:value-type="float" office:value="77358.0148026663" calcext:value-type="float">
            <text:p>77358.0148026663</text:p>
          </table:table-cell>
          <table:table-cell table:formula="of:=[.E24]-[.E23]" office:value-type="float" office:value="0.101760625839233" calcext:value-type="float">
            <text:p>0.10176062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5940145.56666" calcext:value-type="float">
            <text:p>1455940145.56666</text:p>
          </table:table-cell>
          <table:table-cell office:value-type="float" office:value="1455940145.56688" calcext:value-type="float">
            <text:p>1455940145.56688</text:p>
          </table:table-cell>
          <table:table-cell office:value-type="float" office:value="7856" calcext:value-type="float">
            <text:p>7856</text:p>
          </table:table-cell>
          <table:table-cell table:formula="of:=[.B25]-[.B$2]" office:value-type="float" office:value="2.31925487518311" calcext:value-type="float">
            <text:p>2.3192548752</text:p>
          </table:table-cell>
          <table:table-cell table:formula="of:=[.D25]/([.E25]-[.E24])" office:value-type="float" office:value="77324.3382324298" calcext:value-type="float">
            <text:p>77324.3382324298</text:p>
          </table:table-cell>
          <table:table-cell table:formula="of:=[.E25]-[.E24]" office:value-type="float" office:value="0.101598024368286" calcext:value-type="float">
            <text:p>0.10159802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5940145.66779" calcext:value-type="float">
            <text:p>1455940145.66779</text:p>
          </table:table-cell>
          <table:table-cell office:value-type="float" office:value="1455940145.668" calcext:value-type="float">
            <text:p>1455940145.668</text:p>
          </table:table-cell>
          <table:table-cell office:value-type="float" office:value="7824" calcext:value-type="float">
            <text:p>7824</text:p>
          </table:table-cell>
          <table:table-cell table:formula="of:=[.B26]-[.B$2]" office:value-type="float" office:value="2.42038297653198" calcext:value-type="float">
            <text:p>2.4203829765</text:p>
          </table:table-cell>
          <table:table-cell table:formula="of:=[.D26]/([.E26]-[.E25])" office:value-type="float" office:value="77367.2193548691" calcext:value-type="float">
            <text:p>77367.2193548691</text:p>
          </table:table-cell>
          <table:table-cell table:formula="of:=[.E26]-[.E25]" office:value-type="float" office:value="0.101128101348877" calcext:value-type="float">
            <text:p>0.10112810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5940145.76789" calcext:value-type="float">
            <text:p>1455940145.76789</text:p>
          </table:table-cell>
          <table:table-cell office:value-type="float" office:value="1455940145.7681" calcext:value-type="float">
            <text:p>1455940145.7681</text:p>
          </table:table-cell>
          <table:table-cell office:value-type="float" office:value="7784" calcext:value-type="float">
            <text:p>7784</text:p>
          </table:table-cell>
          <table:table-cell table:formula="of:=[.B27]-[.B$2]" office:value-type="float" office:value="2.52048444747925" calcext:value-type="float">
            <text:p>2.5204844475</text:p>
          </table:table-cell>
          <table:table-cell table:formula="of:=[.D27]/([.E27]-[.E26])" office:value-type="float" office:value="77761.095080218" calcext:value-type="float">
            <text:p>77761.095080218</text:p>
          </table:table-cell>
          <table:table-cell table:formula="of:=[.E27]-[.E26]" office:value-type="float" office:value="0.100101470947266" calcext:value-type="float">
            <text:p>0.10010147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5940145.86915" calcext:value-type="float">
            <text:p>1455940145.86915</text:p>
          </table:table-cell>
          <table:table-cell office:value-type="float" office:value="1455940145.86936" calcext:value-type="float">
            <text:p>1455940145.86936</text:p>
          </table:table-cell>
          <table:table-cell office:value-type="float" office:value="7736" calcext:value-type="float">
            <text:p>7736</text:p>
          </table:table-cell>
          <table:table-cell table:formula="of:=[.B28]-[.B$2]" office:value-type="float" office:value="2.62174963951111" calcext:value-type="float">
            <text:p>2.6217496395</text:p>
          </table:table-cell>
          <table:table-cell table:formula="of:=[.D28]/([.E28]-[.E27])" office:value-type="float" office:value="76393.475830926" calcext:value-type="float">
            <text:p>76393.475830926</text:p>
          </table:table-cell>
          <table:table-cell table:formula="of:=[.E28]-[.E27]" office:value-type="float" office:value="0.10126519203186" calcext:value-type="float">
            <text:p>0.1012651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5940145.97075" calcext:value-type="float">
            <text:p>1455940145.97075</text:p>
          </table:table-cell>
          <table:table-cell office:value-type="float" office:value="1455940145.97095" calcext:value-type="float">
            <text:p>1455940145.97095</text:p>
          </table:table-cell>
          <table:table-cell office:value-type="float" office:value="7680" calcext:value-type="float">
            <text:p>7680</text:p>
          </table:table-cell>
          <table:table-cell table:formula="of:=[.B29]-[.B$2]" office:value-type="float" office:value="2.72334122657776" calcext:value-type="float">
            <text:p>2.7233412266</text:p>
          </table:table-cell>
          <table:table-cell table:formula="of:=[.D29]/([.E29]-[.E28])" office:value-type="float" office:value="75596.8109343685" calcext:value-type="float">
            <text:p>75596.8109343685</text:p>
          </table:table-cell>
          <table:table-cell table:formula="of:=[.E29]-[.E28]" office:value-type="float" office:value="0.10159158706665" calcext:value-type="float">
            <text:p>0.10159158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5940146.0723" calcext:value-type="float">
            <text:p>1455940146.0723</text:p>
          </table:table-cell>
          <table:table-cell office:value-type="float" office:value="1455940146.07262" calcext:value-type="float">
            <text:p>1455940146.07262</text:p>
          </table:table-cell>
          <table:table-cell office:value-type="float" office:value="7616" calcext:value-type="float">
            <text:p>7616</text:p>
          </table:table-cell>
          <table:table-cell table:formula="of:=[.B30]-[.B$2]" office:value-type="float" office:value="2.82489705085754" calcext:value-type="float">
            <text:p>2.8248970509</text:p>
          </table:table-cell>
          <table:table-cell table:formula="of:=[.D30]/([.E30]-[.E29])" office:value-type="float" office:value="74993.2370103954" calcext:value-type="float">
            <text:p>74993.2370103954</text:p>
          </table:table-cell>
          <table:table-cell table:formula="of:=[.E30]-[.E29]" office:value-type="float" office:value="0.101555824279785" calcext:value-type="float">
            <text:p>0.10155582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5940146.1732" calcext:value-type="float">
            <text:p>1455940146.1732</text:p>
          </table:table-cell>
          <table:table-cell office:value-type="float" office:value="1455940146.17369" calcext:value-type="float">
            <text:p>1455940146.17369</text:p>
          </table:table-cell>
          <table:table-cell office:value-type="float" office:value="7544" calcext:value-type="float">
            <text:p>7544</text:p>
          </table:table-cell>
          <table:table-cell table:formula="of:=[.B31]-[.B$2]" office:value-type="float" office:value="2.9257926940918" calcext:value-type="float">
            <text:p>2.9257926941</text:p>
          </table:table-cell>
          <table:table-cell table:formula="of:=[.D31]/([.E31]-[.E30])" office:value-type="float" office:value="74770.3246460784" calcext:value-type="float">
            <text:p>74770.3246460784</text:p>
          </table:table-cell>
          <table:table-cell table:formula="of:=[.E31]-[.E30]" office:value-type="float" office:value="0.100895643234253" calcext:value-type="float">
            <text:p>0.10089564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5940146.27399" calcext:value-type="float">
            <text:p>1455940146.27399</text:p>
          </table:table-cell>
          <table:table-cell office:value-type="float" office:value="1455940146.2742" calcext:value-type="float">
            <text:p>1455940146.2742</text:p>
          </table:table-cell>
          <table:table-cell office:value-type="float" office:value="7464" calcext:value-type="float">
            <text:p>7464</text:p>
          </table:table-cell>
          <table:table-cell table:formula="of:=[.B32]-[.B$2]" office:value-type="float" office:value="3.02658939361572" calcext:value-type="float">
            <text:p>3.0265893936</text:p>
          </table:table-cell>
          <table:table-cell table:formula="of:=[.D32]/([.E32]-[.E31])" office:value-type="float" office:value="74050.0436547359" calcext:value-type="float">
            <text:p>74050.0436547359</text:p>
          </table:table-cell>
          <table:table-cell table:formula="of:=[.E32]-[.E31]" office:value-type="float" office:value="0.100796699523926" calcext:value-type="float">
            <text:p>0.10079669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5940146.3748" calcext:value-type="float">
            <text:p>1455940146.3748</text:p>
          </table:table-cell>
          <table:table-cell office:value-type="float" office:value="1455940146.37501" calcext:value-type="float">
            <text:p>1455940146.37501</text:p>
          </table:table-cell>
          <table:table-cell office:value-type="float" office:value="7376" calcext:value-type="float">
            <text:p>7376</text:p>
          </table:table-cell>
          <table:table-cell table:formula="of:=[.B33]-[.B$2]" office:value-type="float" office:value="3.1273934841156" calcext:value-type="float">
            <text:p>3.1273934841</text:p>
          </table:table-cell>
          <table:table-cell table:formula="of:=[.D33]/([.E33]-[.E32])" office:value-type="float" office:value="73171.6338436577" calcext:value-type="float">
            <text:p>73171.6338436577</text:p>
          </table:table-cell>
          <table:table-cell table:formula="of:=[.E33]-[.E32]" office:value-type="float" office:value="0.100804090499878" calcext:value-type="float">
            <text:p>0.10080409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5940146.47586" calcext:value-type="float">
            <text:p>1455940146.47586</text:p>
          </table:table-cell>
          <table:table-cell office:value-type="float" office:value="1455940146.47608" calcext:value-type="float">
            <text:p>1455940146.47608</text:p>
          </table:table-cell>
          <table:table-cell office:value-type="float" office:value="7288" calcext:value-type="float">
            <text:p>7288</text:p>
          </table:table-cell>
          <table:table-cell table:formula="of:=[.B34]-[.B$2]" office:value-type="float" office:value="3.22845816612244" calcext:value-type="float">
            <text:p>3.2284581661</text:p>
          </table:table-cell>
          <table:table-cell table:formula="of:=[.D34]/([.E34]-[.E33])" office:value-type="float" office:value="72112.2340196652" calcext:value-type="float">
            <text:p>72112.2340196652</text:p>
          </table:table-cell>
          <table:table-cell table:formula="of:=[.E34]-[.E33]" office:value-type="float" office:value="0.101064682006836" calcext:value-type="float">
            <text:p>0.1010646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5940146.57832" calcext:value-type="float">
            <text:p>1455940146.57832</text:p>
          </table:table-cell>
          <table:table-cell office:value-type="float" office:value="1455940146.57853" calcext:value-type="float">
            <text:p>1455940146.57853</text:p>
          </table:table-cell>
          <table:table-cell office:value-type="float" office:value="7184" calcext:value-type="float">
            <text:p>7184</text:p>
          </table:table-cell>
          <table:table-cell table:formula="of:=[.B35]-[.B$2]" office:value-type="float" office:value="3.33091497421265" calcext:value-type="float">
            <text:p>3.3309149742</text:p>
          </table:table-cell>
          <table:table-cell table:formula="of:=[.D35]/([.E35]-[.E34])" office:value-type="float" office:value="70117.3512420445" calcext:value-type="float">
            <text:p>70117.3512420445</text:p>
          </table:table-cell>
          <table:table-cell table:formula="of:=[.E35]-[.E34]" office:value-type="float" office:value="0.10245680809021" calcext:value-type="float">
            <text:p>0.10245680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5940146.67918" calcext:value-type="float">
            <text:p>1455940146.67918</text:p>
          </table:table-cell>
          <table:table-cell office:value-type="float" office:value="1455940146.67939" calcext:value-type="float">
            <text:p>1455940146.67939</text:p>
          </table:table-cell>
          <table:table-cell office:value-type="float" office:value="7080" calcext:value-type="float">
            <text:p>7080</text:p>
          </table:table-cell>
          <table:table-cell table:formula="of:=[.B36]-[.B$2]" office:value-type="float" office:value="3.43177247047424" calcext:value-type="float">
            <text:p>3.4317724705</text:p>
          </table:table-cell>
          <table:table-cell table:formula="of:=[.D36]/([.E36]-[.E35])" office:value-type="float" office:value="70198.0543085902" calcext:value-type="float">
            <text:p>70198.0543085902</text:p>
          </table:table-cell>
          <table:table-cell table:formula="of:=[.E36]-[.E35]" office:value-type="float" office:value="0.100857496261597" calcext:value-type="float">
            <text:p>0.10085749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5940146.77907" calcext:value-type="float">
            <text:p>1455940146.77907</text:p>
          </table:table-cell>
          <table:table-cell office:value-type="float" office:value="1455940146.77928" calcext:value-type="float">
            <text:p>1455940146.77928</text:p>
          </table:table-cell>
          <table:table-cell office:value-type="float" office:value="6976" calcext:value-type="float">
            <text:p>6976</text:p>
          </table:table-cell>
          <table:table-cell table:formula="of:=[.B37]-[.B$2]" office:value-type="float" office:value="3.53166389465332" calcext:value-type="float">
            <text:p>3.5316638947</text:p>
          </table:table-cell>
          <table:table-cell table:formula="of:=[.D37]/([.E37]-[.E36])" office:value-type="float" office:value="69835.8248200967" calcext:value-type="float">
            <text:p>69835.8248200967</text:p>
          </table:table-cell>
          <table:table-cell table:formula="of:=[.E37]-[.E36]" office:value-type="float" office:value="0.0998914241790772" calcext:value-type="float">
            <text:p>0.09989142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5940146.88044" calcext:value-type="float">
            <text:p>1455940146.88044</text:p>
          </table:table-cell>
          <table:table-cell office:value-type="float" office:value="1455940146.88065" calcext:value-type="float">
            <text:p>1455940146.88065</text:p>
          </table:table-cell>
          <table:table-cell office:value-type="float" office:value="6864" calcext:value-type="float">
            <text:p>6864</text:p>
          </table:table-cell>
          <table:table-cell table:formula="of:=[.B38]-[.B$2]" office:value-type="float" office:value="3.6330394744873" calcext:value-type="float">
            <text:p>3.6330394745</text:p>
          </table:table-cell>
          <table:table-cell table:formula="of:=[.D38]/([.E38]-[.E37])" office:value-type="float" office:value="67708.6139604892" calcext:value-type="float">
            <text:p>67708.6139604892</text:p>
          </table:table-cell>
          <table:table-cell table:formula="of:=[.E38]-[.E37]" office:value-type="float" office:value="0.101375579833984" calcext:value-type="float">
            <text:p>0.10137557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5940146.981" calcext:value-type="float">
            <text:p>1455940146.981</text:p>
          </table:table-cell>
          <table:table-cell office:value-type="float" office:value="1455940146.98121" calcext:value-type="float">
            <text:p>1455940146.98121</text:p>
          </table:table-cell>
          <table:table-cell office:value-type="float" office:value="6744" calcext:value-type="float">
            <text:p>6744</text:p>
          </table:table-cell>
          <table:table-cell table:formula="of:=[.B39]-[.B$2]" office:value-type="float" office:value="3.73359203338623" calcext:value-type="float">
            <text:p>3.7335920334</text:p>
          </table:table-cell>
          <table:table-cell table:formula="of:=[.D39]/([.E39]-[.E38])" office:value-type="float" office:value="67069.4020505136" calcext:value-type="float">
            <text:p>67069.4020505136</text:p>
          </table:table-cell>
          <table:table-cell table:formula="of:=[.E39]-[.E38]" office:value-type="float" office:value="0.100552558898926" calcext:value-type="float">
            <text:p>0.10055255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5940147.08226" calcext:value-type="float">
            <text:p>1455940147.08226</text:p>
          </table:table-cell>
          <table:table-cell office:value-type="float" office:value="1455940147.08256" calcext:value-type="float">
            <text:p>1455940147.08256</text:p>
          </table:table-cell>
          <table:table-cell office:value-type="float" office:value="6624" calcext:value-type="float">
            <text:p>6624</text:p>
          </table:table-cell>
          <table:table-cell table:formula="of:=[.B40]-[.B$2]" office:value-type="float" office:value="3.83485245704651" calcext:value-type="float">
            <text:p>3.834852457</text:p>
          </table:table-cell>
          <table:table-cell table:formula="of:=[.D40]/([.E40]-[.E39])" office:value-type="float" office:value="65415.4877153493" calcext:value-type="float">
            <text:p>65415.4877153493</text:p>
          </table:table-cell>
          <table:table-cell table:formula="of:=[.E40]-[.E39]" office:value-type="float" office:value="0.101260423660278" calcext:value-type="float">
            <text:p>0.10126042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5940147.18332" calcext:value-type="float">
            <text:p>1455940147.18332</text:p>
          </table:table-cell>
          <table:table-cell office:value-type="float" office:value="1455940147.18355" calcext:value-type="float">
            <text:p>1455940147.18355</text:p>
          </table:table-cell>
          <table:table-cell office:value-type="float" office:value="6504" calcext:value-type="float">
            <text:p>6504</text:p>
          </table:table-cell>
          <table:table-cell table:formula="of:=[.B41]-[.B$2]" office:value-type="float" office:value="3.93591403961182" calcext:value-type="float">
            <text:p>3.9359140396</text:p>
          </table:table-cell>
          <table:table-cell table:formula="of:=[.D41]/([.E41]-[.E40])" office:value-type="float" office:value="64356.7994375807" calcext:value-type="float">
            <text:p>64356.7994375807</text:p>
          </table:table-cell>
          <table:table-cell table:formula="of:=[.E41]-[.E40]" office:value-type="float" office:value="0.101061582565308" calcext:value-type="float">
            <text:p>0.10106158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5940147.28367" calcext:value-type="float">
            <text:p>1455940147.28367</text:p>
          </table:table-cell>
          <table:table-cell office:value-type="float" office:value="1455940147.28388" calcext:value-type="float">
            <text:p>1455940147.28388</text:p>
          </table:table-cell>
          <table:table-cell office:value-type="float" office:value="6384" calcext:value-type="float">
            <text:p>6384</text:p>
          </table:table-cell>
          <table:table-cell table:formula="of:=[.B42]-[.B$2]" office:value-type="float" office:value="4.03626656532288" calcext:value-type="float">
            <text:p>4.0362665653</text:p>
          </table:table-cell>
          <table:table-cell table:formula="of:=[.D42]/([.E42]-[.E41])" office:value-type="float" office:value="63615.7381666821" calcext:value-type="float">
            <text:p>63615.7381666821</text:p>
          </table:table-cell>
          <table:table-cell table:formula="of:=[.E42]-[.E41]" office:value-type="float" office:value="0.10035252571106" calcext:value-type="float">
            <text:p>0.10035252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5940147.38401" calcext:value-type="float">
            <text:p>1455940147.38401</text:p>
          </table:table-cell>
          <table:table-cell office:value-type="float" office:value="1455940147.38422" calcext:value-type="float">
            <text:p>1455940147.38422</text:p>
          </table:table-cell>
          <table:table-cell office:value-type="float" office:value="6256" calcext:value-type="float">
            <text:p>6256</text:p>
          </table:table-cell>
          <table:table-cell table:formula="of:=[.B43]-[.B$2]" office:value-type="float" office:value="4.13660478591919" calcext:value-type="float">
            <text:p>4.1366047859</text:p>
          </table:table-cell>
          <table:table-cell table:formula="of:=[.D43]/([.E43]-[.E42])" office:value-type="float" office:value="62349.1224263334" calcext:value-type="float">
            <text:p>62349.1224263334</text:p>
          </table:table-cell>
          <table:table-cell table:formula="of:=[.E43]-[.E42]" office:value-type="float" office:value="0.100338220596313" calcext:value-type="float">
            <text:p>0.10033822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5940147.48494" calcext:value-type="float">
            <text:p>1455940147.48494</text:p>
          </table:table-cell>
          <table:table-cell office:value-type="float" office:value="1455940147.48516" calcext:value-type="float">
            <text:p>1455940147.48516</text:p>
          </table:table-cell>
          <table:table-cell office:value-type="float" office:value="6128" calcext:value-type="float">
            <text:p>6128</text:p>
          </table:table-cell>
          <table:table-cell table:formula="of:=[.B44]-[.B$2]" office:value-type="float" office:value="4.23753881454468" calcext:value-type="float">
            <text:p>4.2375388145</text:p>
          </table:table-cell>
          <table:table-cell table:formula="of:=[.D44]/([.E44]-[.E43])" office:value-type="float" office:value="60712.9239112976" calcext:value-type="float">
            <text:p>60712.9239112976</text:p>
          </table:table-cell>
          <table:table-cell table:formula="of:=[.E44]-[.E43]" office:value-type="float" office:value="0.100934028625488" calcext:value-type="float">
            <text:p>0.10093402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5940147.58621" calcext:value-type="float">
            <text:p>1455940147.58621</text:p>
          </table:table-cell>
          <table:table-cell office:value-type="float" office:value="1455940147.58642" calcext:value-type="float">
            <text:p>1455940147.58642</text:p>
          </table:table-cell>
          <table:table-cell office:value-type="float" office:value="6000" calcext:value-type="float">
            <text:p>6000</text:p>
          </table:table-cell>
          <table:table-cell table:formula="of:=[.B45]-[.B$2]" office:value-type="float" office:value="4.33880734443665" calcext:value-type="float">
            <text:p>4.3388073444</text:p>
          </table:table-cell>
          <table:table-cell table:formula="of:=[.D45]/([.E45]-[.E44])" office:value-type="float" office:value="59248.4161308626" calcext:value-type="float">
            <text:p>59248.4161308626</text:p>
          </table:table-cell>
          <table:table-cell table:formula="of:=[.E45]-[.E44]" office:value-type="float" office:value="0.101268529891968" calcext:value-type="float">
            <text:p>0.10126852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5940147.68664" calcext:value-type="float">
            <text:p>1455940147.68664</text:p>
          </table:table-cell>
          <table:table-cell office:value-type="float" office:value="1455940147.68685" calcext:value-type="float">
            <text:p>1455940147.68685</text:p>
          </table:table-cell>
          <table:table-cell office:value-type="float" office:value="5880" calcext:value-type="float">
            <text:p>5880</text:p>
          </table:table-cell>
          <table:table-cell table:formula="of:=[.B46]-[.B$2]" office:value-type="float" office:value="4.43923258781433" calcext:value-type="float">
            <text:p>4.4392325878</text:p>
          </table:table-cell>
          <table:table-cell table:formula="of:=[.D46]/([.E46]-[.E45])" office:value-type="float" office:value="58551.0156832394" calcext:value-type="float">
            <text:p>58551.0156832394</text:p>
          </table:table-cell>
          <table:table-cell table:formula="of:=[.E46]-[.E45]" office:value-type="float" office:value="0.100425243377686" calcext:value-type="float">
            <text:p>0.10042524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5940147.78701" calcext:value-type="float">
            <text:p>1455940147.78701</text:p>
          </table:table-cell>
          <table:table-cell office:value-type="float" office:value="1455940147.78721" calcext:value-type="float">
            <text:p>1455940147.78721</text:p>
          </table:table-cell>
          <table:table-cell office:value-type="float" office:value="5752" calcext:value-type="float">
            <text:p>5752</text:p>
          </table:table-cell>
          <table:table-cell table:formula="of:=[.B47]-[.B$2]" office:value-type="float" office:value="4.53960013389587" calcext:value-type="float">
            <text:p>4.5396001339</text:p>
          </table:table-cell>
          <table:table-cell table:formula="of:=[.D47]/([.E47]-[.E46])" office:value-type="float" office:value="57309.361686763" calcext:value-type="float">
            <text:p>57309.361686763</text:p>
          </table:table-cell>
          <table:table-cell table:formula="of:=[.E47]-[.E46]" office:value-type="float" office:value="0.100367546081543" calcext:value-type="float">
            <text:p>0.10036754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5940147.88701" calcext:value-type="float">
            <text:p>1455940147.88701</text:p>
          </table:table-cell>
          <table:table-cell office:value-type="float" office:value="1455940147.88723" calcext:value-type="float">
            <text:p>1455940147.88723</text:p>
          </table:table-cell>
          <table:table-cell office:value-type="float" office:value="5632" calcext:value-type="float">
            <text:p>5632</text:p>
          </table:table-cell>
          <table:table-cell table:formula="of:=[.B48]-[.B$2]" office:value-type="float" office:value="4.63960313796997" calcext:value-type="float">
            <text:p>4.639603138</text:p>
          </table:table-cell>
          <table:table-cell table:formula="of:=[.D48]/([.E48]-[.E47])" office:value-type="float" office:value="56318.308156293" calcext:value-type="float">
            <text:p>56318.308156293</text:p>
          </table:table-cell>
          <table:table-cell table:formula="of:=[.E48]-[.E47]" office:value-type="float" office:value="0.100003004074097" calcext:value-type="float">
            <text:p>0.10000300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5940147.9864" calcext:value-type="float">
            <text:p>1455940147.9864</text:p>
          </table:table-cell>
          <table:table-cell office:value-type="float" office:value="1455940147.98661" calcext:value-type="float">
            <text:p>1455940147.98661</text:p>
          </table:table-cell>
          <table:table-cell office:value-type="float" office:value="5512" calcext:value-type="float">
            <text:p>5512</text:p>
          </table:table-cell>
          <table:table-cell table:formula="of:=[.B49]-[.B$2]" office:value-type="float" office:value="4.73899865150452" calcext:value-type="float">
            <text:p>4.7389986515</text:p>
          </table:table-cell>
          <table:table-cell table:formula="of:=[.D49]/([.E49]-[.E48])" office:value-type="float" office:value="55455.2192950263" calcext:value-type="float">
            <text:p>55455.2192950263</text:p>
          </table:table-cell>
          <table:table-cell table:formula="of:=[.E49]-[.E48]" office:value-type="float" office:value="0.0993955135345459" calcext:value-type="float">
            <text:p>0.09939551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5940148.08652" calcext:value-type="float">
            <text:p>1455940148.08652</text:p>
          </table:table-cell>
          <table:table-cell office:value-type="float" office:value="1455940148.08674" calcext:value-type="float">
            <text:p>1455940148.08674</text:p>
          </table:table-cell>
          <table:table-cell office:value-type="float" office:value="5392" calcext:value-type="float">
            <text:p>5392</text:p>
          </table:table-cell>
          <table:table-cell table:formula="of:=[.B50]-[.B$2]" office:value-type="float" office:value="4.83911895751953" calcext:value-type="float">
            <text:p>4.8391189575</text:p>
          </table:table-cell>
          <table:table-cell table:formula="of:=[.D50]/([.E50]-[.E49])" office:value-type="float" office:value="53855.2089442414" calcext:value-type="float">
            <text:p>53855.2089442414</text:p>
          </table:table-cell>
          <table:table-cell table:formula="of:=[.E50]-[.E49]" office:value-type="float" office:value="0.100120306015015" calcext:value-type="float">
            <text:p>0.1001203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5940148.18645" calcext:value-type="float">
            <text:p>1455940148.18645</text:p>
          </table:table-cell>
          <table:table-cell office:value-type="float" office:value="1455940148.18668" calcext:value-type="float">
            <text:p>1455940148.18668</text:p>
          </table:table-cell>
          <table:table-cell office:value-type="float" office:value="5280" calcext:value-type="float">
            <text:p>5280</text:p>
          </table:table-cell>
          <table:table-cell table:formula="of:=[.B51]-[.B$2]" office:value-type="float" office:value="4.93904566764832" calcext:value-type="float">
            <text:p>4.9390456676</text:p>
          </table:table-cell>
          <table:table-cell table:formula="of:=[.D51]/([.E51]-[.E50])" office:value-type="float" office:value="52838.7254338225" calcext:value-type="float">
            <text:p>52838.7254338225</text:p>
          </table:table-cell>
          <table:table-cell table:formula="of:=[.E51]-[.E50]" office:value-type="float" office:value="0.0999267101287842" calcext:value-type="float">
            <text:p>0.09992671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5940148.28561" calcext:value-type="float">
            <text:p>1455940148.28561</text:p>
          </table:table-cell>
          <table:table-cell office:value-type="float" office:value="1455940148.28582" calcext:value-type="float">
            <text:p>1455940148.28582</text:p>
          </table:table-cell>
          <table:table-cell office:value-type="float" office:value="5168" calcext:value-type="float">
            <text:p>5168</text:p>
          </table:table-cell>
          <table:table-cell table:formula="of:=[.B52]-[.B$2]" office:value-type="float" office:value="5.03820586204529" calcext:value-type="float">
            <text:p>5.038205862</text:p>
          </table:table-cell>
          <table:table-cell table:formula="of:=[.D52]/([.E52]-[.E51])" office:value-type="float" office:value="52117.6872577589" calcext:value-type="float">
            <text:p>52117.6872577589</text:p>
          </table:table-cell>
          <table:table-cell table:formula="of:=[.E52]-[.E51]" office:value-type="float" office:value="0.0991601943969727" calcext:value-type="float">
            <text:p>0.09916019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5940148.38603" calcext:value-type="float">
            <text:p>1455940148.38603</text:p>
          </table:table-cell>
          <table:table-cell office:value-type="float" office:value="1455940148.38624" calcext:value-type="float">
            <text:p>1455940148.38624</text:p>
          </table:table-cell>
          <table:table-cell office:value-type="float" office:value="5064" calcext:value-type="float">
            <text:p>5064</text:p>
          </table:table-cell>
          <table:table-cell table:formula="of:=[.B53]-[.B$2]" office:value-type="float" office:value="5.1386239528656" calcext:value-type="float">
            <text:p>5.1386239529</text:p>
          </table:table-cell>
          <table:table-cell table:formula="of:=[.D53]/([.E53]-[.E52])" office:value-type="float" office:value="50429.1603099833" calcext:value-type="float">
            <text:p>50429.1603099833</text:p>
          </table:table-cell>
          <table:table-cell table:formula="of:=[.E53]-[.E52]" office:value-type="float" office:value="0.100418090820313" calcext:value-type="float">
            <text:p>0.10041809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5940148.4857" calcext:value-type="float">
            <text:p>1455940148.4857</text:p>
          </table:table-cell>
          <table:table-cell office:value-type="float" office:value="1455940148.48591" calcext:value-type="float">
            <text:p>1455940148.48591</text:p>
          </table:table-cell>
          <table:table-cell office:value-type="float" office:value="4960" calcext:value-type="float">
            <text:p>4960</text:p>
          </table:table-cell>
          <table:table-cell table:formula="of:=[.B54]-[.B$2]" office:value-type="float" office:value="5.23829674720764" calcext:value-type="float">
            <text:p>5.2382967472</text:p>
          </table:table-cell>
          <table:table-cell table:formula="of:=[.D54]/([.E54]-[.E53])" office:value-type="float" office:value="49762.8267848002" calcext:value-type="float">
            <text:p>49762.8267848002</text:p>
          </table:table-cell>
          <table:table-cell table:formula="of:=[.E54]-[.E53]" office:value-type="float" office:value="0.099672794342041" calcext:value-type="float">
            <text:p>0.09967279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5940148.5852" calcext:value-type="float">
            <text:p>1455940148.5852</text:p>
          </table:table-cell>
          <table:table-cell office:value-type="float" office:value="1455940148.58541" calcext:value-type="float">
            <text:p>1455940148.58541</text:p>
          </table:table-cell>
          <table:table-cell office:value-type="float" office:value="4872" calcext:value-type="float">
            <text:p>4872</text:p>
          </table:table-cell>
          <table:table-cell table:formula="of:=[.B55]-[.B$2]" office:value-type="float" office:value="5.33779525756836" calcext:value-type="float">
            <text:p>5.3377952576</text:p>
          </table:table-cell>
          <table:table-cell table:formula="of:=[.D55]/([.E55]-[.E54])" office:value-type="float" office:value="48965.5571961555" calcext:value-type="float">
            <text:p>48965.5571961555</text:p>
          </table:table-cell>
          <table:table-cell table:formula="of:=[.E55]-[.E54]" office:value-type="float" office:value="0.0994985103607178" calcext:value-type="float">
            <text:p>0.09949851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5940148.68615" calcext:value-type="float">
            <text:p>1455940148.68615</text:p>
          </table:table-cell>
          <table:table-cell office:value-type="float" office:value="1455940148.68636" calcext:value-type="float">
            <text:p>1455940148.68636</text:p>
          </table:table-cell>
          <table:table-cell office:value-type="float" office:value="4776" calcext:value-type="float">
            <text:p>4776</text:p>
          </table:table-cell>
          <table:table-cell table:formula="of:=[.B56]-[.B$2]" office:value-type="float" office:value="5.43874549865723" calcext:value-type="float">
            <text:p>5.4387454987</text:p>
          </table:table-cell>
          <table:table-cell table:formula="of:=[.D56]/([.E56]-[.E55])" office:value-type="float" office:value="47310.4367902961" calcext:value-type="float">
            <text:p>47310.4367902961</text:p>
          </table:table-cell>
          <table:table-cell table:formula="of:=[.E56]-[.E55]" office:value-type="float" office:value="0.100950241088867" calcext:value-type="float">
            <text:p>0.10095024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5940148.78537" calcext:value-type="float">
            <text:p>1455940148.78537</text:p>
          </table:table-cell>
          <table:table-cell office:value-type="float" office:value="1455940148.78558" calcext:value-type="float">
            <text:p>1455940148.78558</text:p>
          </table:table-cell>
          <table:table-cell office:value-type="float" office:value="4696" calcext:value-type="float">
            <text:p>4696</text:p>
          </table:table-cell>
          <table:table-cell table:formula="of:=[.B57]-[.B$2]" office:value-type="float" office:value="5.5379638671875" calcext:value-type="float">
            <text:p>5.5379638672</text:p>
          </table:table-cell>
          <table:table-cell table:formula="of:=[.D57]/([.E57]-[.E56])" office:value-type="float" office:value="47329.9457505911" calcext:value-type="float">
            <text:p>47329.9457505911</text:p>
          </table:table-cell>
          <table:table-cell table:formula="of:=[.E57]-[.E56]" office:value-type="float" office:value="0.0992183685302734" calcext:value-type="float">
            <text:p>0.09921836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5940148.88553" calcext:value-type="float">
            <text:p>1455940148.88553</text:p>
          </table:table-cell>
          <table:table-cell office:value-type="float" office:value="1455940148.88575" calcext:value-type="float">
            <text:p>1455940148.88575</text:p>
          </table:table-cell>
          <table:table-cell office:value-type="float" office:value="4624" calcext:value-type="float">
            <text:p>4624</text:p>
          </table:table-cell>
          <table:table-cell table:formula="of:=[.B58]-[.B$2]" office:value-type="float" office:value="5.63812685012817" calcext:value-type="float">
            <text:p>5.6381268501</text:p>
          </table:table-cell>
          <table:table-cell table:formula="of:=[.D58]/([.E58]-[.E57])" office:value-type="float" office:value="46164.759317709" calcext:value-type="float">
            <text:p>46164.759317709</text:p>
          </table:table-cell>
          <table:table-cell table:formula="of:=[.E58]-[.E57]" office:value-type="float" office:value="0.100162982940674" calcext:value-type="float">
            <text:p>0.10016298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5940148.98507" calcext:value-type="float">
            <text:p>1455940148.98507</text:p>
          </table:table-cell>
          <table:table-cell office:value-type="float" office:value="1455940148.98528" calcext:value-type="float">
            <text:p>1455940148.98528</text:p>
          </table:table-cell>
          <table:table-cell office:value-type="float" office:value="4552" calcext:value-type="float">
            <text:p>4552</text:p>
          </table:table-cell>
          <table:table-cell table:formula="of:=[.B59]-[.B$2]" office:value-type="float" office:value="5.73766684532166" calcext:value-type="float">
            <text:p>5.7376668453</text:p>
          </table:table-cell>
          <table:table-cell table:formula="of:=[.D59]/([.E59]-[.E58])" office:value-type="float" office:value="45730.3618626063" calcext:value-type="float">
            <text:p>45730.3618626063</text:p>
          </table:table-cell>
          <table:table-cell table:formula="of:=[.E59]-[.E58]" office:value-type="float" office:value="0.0995399951934814" calcext:value-type="float">
            <text:p>0.09953999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5940149.08439" calcext:value-type="float">
            <text:p>1455940149.08439</text:p>
          </table:table-cell>
          <table:table-cell office:value-type="float" office:value="1455940149.0846" calcext:value-type="float">
            <text:p>1455940149.0846</text:p>
          </table:table-cell>
          <table:table-cell office:value-type="float" office:value="4488" calcext:value-type="float">
            <text:p>4488</text:p>
          </table:table-cell>
          <table:table-cell table:formula="of:=[.B60]-[.B$2]" office:value-type="float" office:value="5.83698916435242" calcext:value-type="float">
            <text:p>5.8369891644</text:p>
          </table:table-cell>
          <table:table-cell table:formula="of:=[.D60]/([.E60]-[.E59])" office:value-type="float" office:value="45186.2184028345" calcext:value-type="float">
            <text:p>45186.2184028345</text:p>
          </table:table-cell>
          <table:table-cell table:formula="of:=[.E60]-[.E59]" office:value-type="float" office:value="0.0993223190307617" calcext:value-type="float">
            <text:p>0.0993223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5940149.18461" calcext:value-type="float">
            <text:p>1455940149.18461</text:p>
          </table:table-cell>
          <table:table-cell office:value-type="float" office:value="1455940149.18483" calcext:value-type="float">
            <text:p>1455940149.18483</text:p>
          </table:table-cell>
          <table:table-cell office:value-type="float" office:value="4440" calcext:value-type="float">
            <text:p>4440</text:p>
          </table:table-cell>
          <table:table-cell table:formula="of:=[.B61]-[.B$2]" office:value-type="float" office:value="5.93720126152039" calcext:value-type="float">
            <text:p>5.9372012615</text:p>
          </table:table-cell>
          <table:table-cell table:formula="of:=[.D61]/([.E61]-[.E60])" office:value-type="float" office:value="44306.0281690141" calcext:value-type="float">
            <text:p>44306.0281690141</text:p>
          </table:table-cell>
          <table:table-cell table:formula="of:=[.E61]-[.E60]" office:value-type="float" office:value="0.100212097167969" calcext:value-type="float">
            <text:p>0.10021209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5940149.28467" calcext:value-type="float">
            <text:p>1455940149.28467</text:p>
          </table:table-cell>
          <table:table-cell office:value-type="float" office:value="1455940149.28488" calcext:value-type="float">
            <text:p>1455940149.28488</text:p>
          </table:table-cell>
          <table:table-cell office:value-type="float" office:value="4392" calcext:value-type="float">
            <text:p>4392</text:p>
          </table:table-cell>
          <table:table-cell table:formula="of:=[.B62]-[.B$2]" office:value-type="float" office:value="6.03726530075073" calcext:value-type="float">
            <text:p>6.0372653008</text:p>
          </table:table-cell>
          <table:table-cell table:formula="of:=[.D62]/([.E62]-[.E61])" office:value-type="float" office:value="43891.8919701977" calcext:value-type="float">
            <text:p>43891.8919701977</text:p>
          </table:table-cell>
          <table:table-cell table:formula="of:=[.E62]-[.E61]" office:value-type="float" office:value="0.100064039230347" calcext:value-type="float">
            <text:p>0.10006403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5940149.38483" calcext:value-type="float">
            <text:p>1455940149.38483</text:p>
          </table:table-cell>
          <table:table-cell office:value-type="float" office:value="1455940149.38504" calcext:value-type="float">
            <text:p>1455940149.38504</text:p>
          </table:table-cell>
          <table:table-cell office:value-type="float" office:value="4352" calcext:value-type="float">
            <text:p>4352</text:p>
          </table:table-cell>
          <table:table-cell table:formula="of:=[.B63]-[.B$2]" office:value-type="float" office:value="6.13742566108704" calcext:value-type="float">
            <text:p>6.1374256611</text:p>
          </table:table-cell>
          <table:table-cell table:formula="of:=[.D63]/([.E63]-[.E62])" office:value-type="float" office:value="43450.3229160468" calcext:value-type="float">
            <text:p>43450.3229160468</text:p>
          </table:table-cell>
          <table:table-cell table:formula="of:=[.E63]-[.E62]" office:value-type="float" office:value="0.100160360336304" calcext:value-type="float">
            <text:p>0.10016036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5940149.48448" calcext:value-type="float">
            <text:p>1455940149.48448</text:p>
          </table:table-cell>
          <table:table-cell office:value-type="float" office:value="1455940149.48469" calcext:value-type="float">
            <text:p>1455940149.48469</text:p>
          </table:table-cell>
          <table:table-cell office:value-type="float" office:value="4328" calcext:value-type="float">
            <text:p>4328</text:p>
          </table:table-cell>
          <table:table-cell table:formula="of:=[.B64]-[.B$2]" office:value-type="float" office:value="6.23707461357117" calcext:value-type="float">
            <text:p>6.2370746136</text:p>
          </table:table-cell>
          <table:table-cell table:formula="of:=[.D64]/([.E64]-[.E63])" office:value-type="float" office:value="43432.4686021084" calcext:value-type="float">
            <text:p>43432.4686021084</text:p>
          </table:table-cell>
          <table:table-cell table:formula="of:=[.E64]-[.E63]" office:value-type="float" office:value="0.0996489524841309" calcext:value-type="float">
            <text:p>0.09964895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5940149.58449" calcext:value-type="float">
            <text:p>1455940149.58449</text:p>
          </table:table-cell>
          <table:table-cell office:value-type="float" office:value="1455940149.58471" calcext:value-type="float">
            <text:p>1455940149.58471</text:p>
          </table:table-cell>
          <table:table-cell office:value-type="float" office:value="4304" calcext:value-type="float">
            <text:p>4304</text:p>
          </table:table-cell>
          <table:table-cell table:formula="of:=[.B65]-[.B$2]" office:value-type="float" office:value="6.33708381652832" calcext:value-type="float">
            <text:p>6.3370838165</text:p>
          </table:table-cell>
          <table:table-cell table:formula="of:=[.D65]/([.E65]-[.E64])" office:value-type="float" office:value="43036.0394117325" calcext:value-type="float">
            <text:p>43036.0394117325</text:p>
          </table:table-cell>
          <table:table-cell table:formula="of:=[.E65]-[.E64]" office:value-type="float" office:value="0.100009202957153" calcext:value-type="float">
            <text:p>0.1000092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5940149.68507" calcext:value-type="float">
            <text:p>1455940149.68507</text:p>
          </table:table-cell>
          <table:table-cell office:value-type="float" office:value="1455940149.68528" calcext:value-type="float">
            <text:p>1455940149.68528</text:p>
          </table:table-cell>
          <table:table-cell office:value-type="float" office:value="4296" calcext:value-type="float">
            <text:p>4296</text:p>
          </table:table-cell>
          <table:table-cell table:formula="of:=[.B66]-[.B$2]" office:value-type="float" office:value="6.43766331672668" calcext:value-type="float">
            <text:p>6.4376633167</text:p>
          </table:table-cell>
          <table:table-cell table:formula="of:=[.D66]/([.E66]-[.E65])" office:value-type="float" office:value="42712.4810873724" calcext:value-type="float">
            <text:p>42712.4810873724</text:p>
          </table:table-cell>
          <table:table-cell table:formula="of:=[.E66]-[.E65]" office:value-type="float" office:value="0.100579500198364" calcext:value-type="float">
            <text:p>0.10057950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5940149.78679" calcext:value-type="float">
            <text:p>1455940149.78679</text:p>
          </table:table-cell>
          <table:table-cell office:value-type="float" office:value="1455940149.78701" calcext:value-type="float">
            <text:p>1455940149.78701</text:p>
          </table:table-cell>
          <table:table-cell office:value-type="float" office:value="4296" calcext:value-type="float">
            <text:p>4296</text:p>
          </table:table-cell>
          <table:table-cell table:formula="of:=[.B67]-[.B$2]" office:value-type="float" office:value="6.53938889503479" calcext:value-type="float">
            <text:p>6.539388895</text:p>
          </table:table-cell>
          <table:table-cell table:formula="of:=[.D67]/([.E67]-[.E66])" office:value-type="float" office:value="42231.2664272924" calcext:value-type="float">
            <text:p>42231.2664272924</text:p>
          </table:table-cell>
          <table:table-cell table:formula="of:=[.E67]-[.E66]" office:value-type="float" office:value="0.101725578308105" calcext:value-type="float">
            <text:p>0.10172557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5940149.88686" calcext:value-type="float">
            <text:p>1455940149.88686</text:p>
          </table:table-cell>
          <table:table-cell office:value-type="float" office:value="1455940149.88707" calcext:value-type="float">
            <text:p>1455940149.88707</text:p>
          </table:table-cell>
          <table:table-cell office:value-type="float" office:value="4296" calcext:value-type="float">
            <text:p>4296</text:p>
          </table:table-cell>
          <table:table-cell table:formula="of:=[.B68]-[.B$2]" office:value-type="float" office:value="6.63945412635803" calcext:value-type="float">
            <text:p>6.6394541264</text:p>
          </table:table-cell>
          <table:table-cell table:formula="of:=[.D68]/([.E68]-[.E67])" office:value-type="float" office:value="42931.9948916379" calcext:value-type="float">
            <text:p>42931.9948916379</text:p>
          </table:table-cell>
          <table:table-cell table:formula="of:=[.E68]-[.E67]" office:value-type="float" office:value="0.100065231323242" calcext:value-type="float">
            <text:p>0.10006523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5940149.98603" calcext:value-type="float">
            <text:p>1455940149.98603</text:p>
          </table:table-cell>
          <table:table-cell office:value-type="float" office:value="1455940149.98625" calcext:value-type="float">
            <text:p>1455940149.98625</text:p>
          </table:table-cell>
          <table:table-cell office:value-type="float" office:value="4312" calcext:value-type="float">
            <text:p>4312</text:p>
          </table:table-cell>
          <table:table-cell table:formula="of:=[.B69]-[.B$2]" office:value-type="float" office:value="6.73862767219543" calcext:value-type="float">
            <text:p>6.7386276722</text:p>
          </table:table-cell>
          <table:table-cell table:formula="of:=[.D69]/([.E69]-[.E68])" office:value-type="float" office:value="43479.3367887606" calcext:value-type="float">
            <text:p>43479.3367887606</text:p>
          </table:table-cell>
          <table:table-cell table:formula="of:=[.E69]-[.E68]" office:value-type="float" office:value="0.0991735458374023" calcext:value-type="float">
            <text:p>0.099173545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5940150.08508" calcext:value-type="float">
            <text:p>1455940150.08508</text:p>
          </table:table-cell>
          <table:table-cell office:value-type="float" office:value="1455940150.08529" calcext:value-type="float">
            <text:p>1455940150.08529</text:p>
          </table:table-cell>
          <table:table-cell office:value-type="float" office:value="4336" calcext:value-type="float">
            <text:p>4336</text:p>
          </table:table-cell>
          <table:table-cell table:formula="of:=[.B70]-[.B$2]" office:value-type="float" office:value="6.83767700195313" calcext:value-type="float">
            <text:p>6.837677002</text:p>
          </table:table-cell>
          <table:table-cell table:formula="of:=[.D70]/([.E70]-[.E69])" office:value-type="float" office:value="43776.1669928245" calcext:value-type="float">
            <text:p>43776.1669928245</text:p>
          </table:table-cell>
          <table:table-cell table:formula="of:=[.E70]-[.E69]" office:value-type="float" office:value="0.0990493297576904" calcext:value-type="float">
            <text:p>0.09904932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5940150.18526" calcext:value-type="float">
            <text:p>1455940150.18526</text:p>
          </table:table-cell>
          <table:table-cell office:value-type="float" office:value="1455940150.18548" calcext:value-type="float">
            <text:p>1455940150.18548</text:p>
          </table:table-cell>
          <table:table-cell office:value-type="float" office:value="4368" calcext:value-type="float">
            <text:p>4368</text:p>
          </table:table-cell>
          <table:table-cell table:formula="of:=[.B71]-[.B$2]" office:value-type="float" office:value="6.9378514289856" calcext:value-type="float">
            <text:p>6.937851429</text:p>
          </table:table-cell>
          <table:table-cell table:formula="of:=[.D71]/([.E71]-[.E70])" office:value-type="float" office:value="43603.942936296" calcext:value-type="float">
            <text:p>43603.942936296</text:p>
          </table:table-cell>
          <table:table-cell table:formula="of:=[.E71]-[.E70]" office:value-type="float" office:value="0.100174427032471" calcext:value-type="float">
            <text:p>0.1001744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5940150.2849" calcext:value-type="float">
            <text:p>1455940150.2849</text:p>
          </table:table-cell>
          <table:table-cell office:value-type="float" office:value="1455940150.28511" calcext:value-type="float">
            <text:p>1455940150.28511</text:p>
          </table:table-cell>
          <table:table-cell office:value-type="float" office:value="4408" calcext:value-type="float">
            <text:p>4408</text:p>
          </table:table-cell>
          <table:table-cell table:formula="of:=[.B72]-[.B$2]" office:value-type="float" office:value="7.03749012947083" calcext:value-type="float">
            <text:p>7.0374901295</text:p>
          </table:table-cell>
          <table:table-cell table:formula="of:=[.D72]/([.E72]-[.E71])" office:value-type="float" office:value="44239.8383211897" calcext:value-type="float">
            <text:p>44239.8383211897</text:p>
          </table:table-cell>
          <table:table-cell table:formula="of:=[.E72]-[.E71]" office:value-type="float" office:value="0.0996387004852295" calcext:value-type="float">
            <text:p>0.09963870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5940150.38486" calcext:value-type="float">
            <text:p>1455940150.38486</text:p>
          </table:table-cell>
          <table:table-cell office:value-type="float" office:value="1455940150.38507" calcext:value-type="float">
            <text:p>1455940150.38507</text:p>
          </table:table-cell>
          <table:table-cell office:value-type="float" office:value="4456" calcext:value-type="float">
            <text:p>4456</text:p>
          </table:table-cell>
          <table:table-cell table:formula="of:=[.B73]-[.B$2]" office:value-type="float" office:value="7.13745164871216" calcext:value-type="float">
            <text:p>7.1374516487</text:p>
          </table:table-cell>
          <table:table-cell table:formula="of:=[.D73]/([.E73]-[.E72])" office:value-type="float" office:value="44577.1536269078" calcext:value-type="float">
            <text:p>44577.1536269078</text:p>
          </table:table-cell>
          <table:table-cell table:formula="of:=[.E73]-[.E72]" office:value-type="float" office:value="0.099961519241333" calcext:value-type="float">
            <text:p>0.09996151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5940150.48514" calcext:value-type="float">
            <text:p>1455940150.48514</text:p>
          </table:table-cell>
          <table:table-cell office:value-type="float" office:value="1455940150.48535" calcext:value-type="float">
            <text:p>1455940150.48535</text:p>
          </table:table-cell>
          <table:table-cell office:value-type="float" office:value="4512" calcext:value-type="float">
            <text:p>4512</text:p>
          </table:table-cell>
          <table:table-cell table:formula="of:=[.B74]-[.B$2]" office:value-type="float" office:value="7.23773312568665" calcext:value-type="float">
            <text:p>7.2377331257</text:p>
          </table:table-cell>
          <table:table-cell table:formula="of:=[.D74]/([.E74]-[.E73])" office:value-type="float" office:value="44993.3540682483" calcext:value-type="float">
            <text:p>44993.3540682483</text:p>
          </table:table-cell>
          <table:table-cell table:formula="of:=[.E74]-[.E73]" office:value-type="float" office:value="0.100281476974487" calcext:value-type="float">
            <text:p>0.1002814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5940150.58445" calcext:value-type="float">
            <text:p>1455940150.58445</text:p>
          </table:table-cell>
          <table:table-cell office:value-type="float" office:value="1455940150.58466" calcext:value-type="float">
            <text:p>1455940150.58466</text:p>
          </table:table-cell>
          <table:table-cell office:value-type="float" office:value="4576" calcext:value-type="float">
            <text:p>4576</text:p>
          </table:table-cell>
          <table:table-cell table:formula="of:=[.B75]-[.B$2]" office:value-type="float" office:value="7.33704733848572" calcext:value-type="float">
            <text:p>7.3370473385</text:p>
          </table:table-cell>
          <table:table-cell table:formula="of:=[.D75]/([.E75]-[.E74])" office:value-type="float" office:value="46075.9831954561" calcext:value-type="float">
            <text:p>46075.9831954561</text:p>
          </table:table-cell>
          <table:table-cell table:formula="of:=[.E75]-[.E74]" office:value-type="float" office:value="0.0993142127990723" calcext:value-type="float">
            <text:p>0.09931421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5940150.68467" calcext:value-type="float">
            <text:p>1455940150.68467</text:p>
          </table:table-cell>
          <table:table-cell office:value-type="float" office:value="1455940150.68489" calcext:value-type="float">
            <text:p>1455940150.68489</text:p>
          </table:table-cell>
          <table:table-cell office:value-type="float" office:value="4648" calcext:value-type="float">
            <text:p>4648</text:p>
          </table:table-cell>
          <table:table-cell table:formula="of:=[.B76]-[.B$2]" office:value-type="float" office:value="7.43726706504822" calcext:value-type="float">
            <text:p>7.437267065</text:p>
          </table:table-cell>
          <table:table-cell table:formula="of:=[.D76]/([.E76]-[.E75])" office:value-type="float" office:value="46378.0950060901" calcext:value-type="float">
            <text:p>46378.0950060901</text:p>
          </table:table-cell>
          <table:table-cell table:formula="of:=[.E76]-[.E75]" office:value-type="float" office:value="0.1002197265625" calcext:value-type="float">
            <text:p>0.10021972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5940150.78439" calcext:value-type="float">
            <text:p>1455940150.78439</text:p>
          </table:table-cell>
          <table:table-cell office:value-type="float" office:value="1455940150.7846" calcext:value-type="float">
            <text:p>1455940150.7846</text:p>
          </table:table-cell>
          <table:table-cell office:value-type="float" office:value="4728" calcext:value-type="float">
            <text:p>4728</text:p>
          </table:table-cell>
          <table:table-cell table:formula="of:=[.B77]-[.B$2]" office:value-type="float" office:value="7.53698301315308" calcext:value-type="float">
            <text:p>7.5369830132</text:p>
          </table:table-cell>
          <table:table-cell table:formula="of:=[.D77]/([.E77]-[.E76])" office:value-type="float" office:value="47414.6823036589" calcext:value-type="float">
            <text:p>47414.6823036589</text:p>
          </table:table-cell>
          <table:table-cell table:formula="of:=[.E77]-[.E76]" office:value-type="float" office:value="0.0997159481048584" calcext:value-type="float">
            <text:p>0.09971594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5940150.88451" calcext:value-type="float">
            <text:p>1455940150.88451</text:p>
          </table:table-cell>
          <table:table-cell office:value-type="float" office:value="1455940150.88473" calcext:value-type="float">
            <text:p>1455940150.88473</text:p>
          </table:table-cell>
          <table:table-cell office:value-type="float" office:value="4816" calcext:value-type="float">
            <text:p>4816</text:p>
          </table:table-cell>
          <table:table-cell table:formula="of:=[.B78]-[.B$2]" office:value-type="float" office:value="7.63710522651672" calcext:value-type="float">
            <text:p>7.6371052265</text:p>
          </table:table-cell>
          <table:table-cell table:formula="of:=[.D78]/([.E78]-[.E77])" office:value-type="float" office:value="48101.2138885516" calcext:value-type="float">
            <text:p>48101.2138885516</text:p>
          </table:table-cell>
          <table:table-cell table:formula="of:=[.E78]-[.E77]" office:value-type="float" office:value="0.100122213363647" calcext:value-type="float">
            <text:p>0.10012221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5940150.98389" calcext:value-type="float">
            <text:p>1455940150.98389</text:p>
          </table:table-cell>
          <table:table-cell office:value-type="float" office:value="1455940150.98411" calcext:value-type="float">
            <text:p>1455940150.98411</text:p>
          </table:table-cell>
          <table:table-cell office:value-type="float" office:value="4904" calcext:value-type="float">
            <text:p>4904</text:p>
          </table:table-cell>
          <table:table-cell table:formula="of:=[.B79]-[.B$2]" office:value-type="float" office:value="7.73648858070374" calcext:value-type="float">
            <text:p>7.7364885807</text:p>
          </table:table-cell>
          <table:table-cell table:formula="of:=[.D79]/([.E79]-[.E78])" office:value-type="float" office:value="49344.2794330733" calcext:value-type="float">
            <text:p>49344.2794330733</text:p>
          </table:table-cell>
          <table:table-cell table:formula="of:=[.E79]-[.E78]" office:value-type="float" office:value="0.0993833541870117" calcext:value-type="float">
            <text:p>0.099383354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5940151.08485" calcext:value-type="float">
            <text:p>1455940151.08485</text:p>
          </table:table-cell>
          <table:table-cell office:value-type="float" office:value="1455940151.08507" calcext:value-type="float">
            <text:p>1455940151.08507</text:p>
          </table:table-cell>
          <table:table-cell office:value-type="float" office:value="5008" calcext:value-type="float">
            <text:p>5008</text:p>
          </table:table-cell>
          <table:table-cell table:formula="of:=[.B80]-[.B$2]" office:value-type="float" office:value="7.83744788169861" calcext:value-type="float">
            <text:p>7.8374478817</text:p>
          </table:table-cell>
          <table:table-cell table:formula="of:=[.D80]/([.E80]-[.E79])" office:value-type="float" office:value="49604.1469250497" calcext:value-type="float">
            <text:p>49604.1469250497</text:p>
          </table:table-cell>
          <table:table-cell table:formula="of:=[.E80]-[.E79]" office:value-type="float" office:value="0.100959300994873" calcext:value-type="float">
            <text:p>0.1009593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5940151.18585" calcext:value-type="float">
            <text:p>1455940151.18585</text:p>
          </table:table-cell>
          <table:table-cell office:value-type="float" office:value="1455940151.18608" calcext:value-type="float">
            <text:p>1455940151.18608</text:p>
          </table:table-cell>
          <table:table-cell office:value-type="float" office:value="5104" calcext:value-type="float">
            <text:p>5104</text:p>
          </table:table-cell>
          <table:table-cell table:formula="of:=[.B81]-[.B$2]" office:value-type="float" office:value="7.93844842910767" calcext:value-type="float">
            <text:p>7.9384484291</text:p>
          </table:table-cell>
          <table:table-cell table:formula="of:=[.D81]/([.E81]-[.E80])" office:value-type="float" office:value="50534.3795744842" calcext:value-type="float">
            <text:p>50534.3795744842</text:p>
          </table:table-cell>
          <table:table-cell table:formula="of:=[.E81]-[.E80]" office:value-type="float" office:value="0.101000547409058" calcext:value-type="float">
            <text:p>0.10100054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5940151.28656" calcext:value-type="float">
            <text:p>1455940151.28656</text:p>
          </table:table-cell>
          <table:table-cell office:value-type="float" office:value="1455940151.28677" calcext:value-type="float">
            <text:p>1455940151.28677</text:p>
          </table:table-cell>
          <table:table-cell office:value-type="float" office:value="5216" calcext:value-type="float">
            <text:p>5216</text:p>
          </table:table-cell>
          <table:table-cell table:formula="of:=[.B82]-[.B$2]" office:value-type="float" office:value="8.03915071487427" calcext:value-type="float">
            <text:p>8.0391507149</text:p>
          </table:table-cell>
          <table:table-cell table:formula="of:=[.D82]/([.E82]-[.E81])" office:value-type="float" office:value="51796.2423622554" calcext:value-type="float">
            <text:p>51796.2423622554</text:p>
          </table:table-cell>
          <table:table-cell table:formula="of:=[.E82]-[.E81]" office:value-type="float" office:value="0.100702285766602" calcext:value-type="float">
            <text:p>0.10070228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5940151.38748" calcext:value-type="float">
            <text:p>1455940151.38748</text:p>
          </table:table-cell>
          <table:table-cell office:value-type="float" office:value="1455940151.38769" calcext:value-type="float">
            <text:p>1455940151.38769</text:p>
          </table:table-cell>
          <table:table-cell office:value-type="float" office:value="5328" calcext:value-type="float">
            <text:p>5328</text:p>
          </table:table-cell>
          <table:table-cell table:formula="of:=[.B83]-[.B$2]" office:value-type="float" office:value="8.14007377624512" calcext:value-type="float">
            <text:p>8.1400737762</text:p>
          </table:table-cell>
          <table:table-cell table:formula="of:=[.D83]/([.E83]-[.E82])" office:value-type="float" office:value="52792.6910621731" calcext:value-type="float">
            <text:p>52792.6910621731</text:p>
          </table:table-cell>
          <table:table-cell table:formula="of:=[.E83]-[.E82]" office:value-type="float" office:value="0.10092306137085" calcext:value-type="float">
            <text:p>0.10092306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5940151.48886" calcext:value-type="float">
            <text:p>1455940151.48886</text:p>
          </table:table-cell>
          <table:table-cell office:value-type="float" office:value="1455940151.48907" calcext:value-type="float">
            <text:p>1455940151.48907</text:p>
          </table:table-cell>
          <table:table-cell office:value-type="float" office:value="5448" calcext:value-type="float">
            <text:p>5448</text:p>
          </table:table-cell>
          <table:table-cell table:formula="of:=[.B84]-[.B$2]" office:value-type="float" office:value="8.24145245552063" calcext:value-type="float">
            <text:p>8.2414524555</text:p>
          </table:table-cell>
          <table:table-cell table:formula="of:=[.D84]/([.E84]-[.E83])" office:value-type="float" office:value="53739.1100272099" calcext:value-type="float">
            <text:p>53739.1100272099</text:p>
          </table:table-cell>
          <table:table-cell table:formula="of:=[.E84]-[.E83]" office:value-type="float" office:value="0.101378679275513" calcext:value-type="float">
            <text:p>0.101378679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5940151.59092" calcext:value-type="float">
            <text:p>1455940151.59092</text:p>
          </table:table-cell>
          <table:table-cell office:value-type="float" office:value="1455940151.59113" calcext:value-type="float">
            <text:p>1455940151.59113</text:p>
          </table:table-cell>
          <table:table-cell office:value-type="float" office:value="5568" calcext:value-type="float">
            <text:p>5568</text:p>
          </table:table-cell>
          <table:table-cell table:formula="of:=[.B85]-[.B$2]" office:value-type="float" office:value="8.34351539611816" calcext:value-type="float">
            <text:p>8.3435153961</text:p>
          </table:table-cell>
          <table:table-cell table:formula="of:=[.D85]/([.E85]-[.E84])" office:value-type="float" office:value="54554.5715947608" calcext:value-type="float">
            <text:p>54554.5715947608</text:p>
          </table:table-cell>
          <table:table-cell table:formula="of:=[.E85]-[.E84]" office:value-type="float" office:value="0.102062940597534" calcext:value-type="float">
            <text:p>0.10206294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5940151.69347" calcext:value-type="float">
            <text:p>1455940151.69347</text:p>
          </table:table-cell>
          <table:table-cell office:value-type="float" office:value="1455940151.69368" calcext:value-type="float">
            <text:p>1455940151.69368</text:p>
          </table:table-cell>
          <table:table-cell office:value-type="float" office:value="5688" calcext:value-type="float">
            <text:p>5688</text:p>
          </table:table-cell>
          <table:table-cell table:formula="of:=[.B86]-[.B$2]" office:value-type="float" office:value="8.44606161117554" calcext:value-type="float">
            <text:p>8.4460616112</text:p>
          </table:table-cell>
          <table:table-cell table:formula="of:=[.D86]/([.E86]-[.E85])" office:value-type="float" office:value="55467.673739276" calcext:value-type="float">
            <text:p>55467.673739276</text:p>
          </table:table-cell>
          <table:table-cell table:formula="of:=[.E86]-[.E85]" office:value-type="float" office:value="0.102546215057373" calcext:value-type="float">
            <text:p>0.10254621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5940151.79507" calcext:value-type="float">
            <text:p>1455940151.79507</text:p>
          </table:table-cell>
          <table:table-cell office:value-type="float" office:value="1455940151.79528" calcext:value-type="float">
            <text:p>1455940151.79528</text:p>
          </table:table-cell>
          <table:table-cell office:value-type="float" office:value="5816" calcext:value-type="float">
            <text:p>5816</text:p>
          </table:table-cell>
          <table:table-cell table:formula="of:=[.B87]-[.B$2]" office:value-type="float" office:value="8.54766535758972" calcext:value-type="float">
            <text:p>8.5476653576</text:p>
          </table:table-cell>
          <table:table-cell table:formula="of:=[.D87]/([.E87]-[.E86])" office:value-type="float" office:value="57241.9837383875" calcext:value-type="float">
            <text:p>57241.9837383875</text:p>
          </table:table-cell>
          <table:table-cell table:formula="of:=[.E87]-[.E86]" office:value-type="float" office:value="0.101603746414185" calcext:value-type="float">
            <text:p>0.10160374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5940151.8964" calcext:value-type="float">
            <text:p>1455940151.8964</text:p>
          </table:table-cell>
          <table:table-cell office:value-type="float" office:value="1455940151.89661" calcext:value-type="float">
            <text:p>1455940151.89661</text:p>
          </table:table-cell>
          <table:table-cell office:value-type="float" office:value="5944" calcext:value-type="float">
            <text:p>5944</text:p>
          </table:table-cell>
          <table:table-cell table:formula="of:=[.B88]-[.B$2]" office:value-type="float" office:value="8.64899754524231" calcext:value-type="float">
            <text:p>8.6489975452</text:p>
          </table:table-cell>
          <table:table-cell table:formula="of:=[.D88]/([.E88]-[.E87])" office:value-type="float" office:value="58658.5579340169" calcext:value-type="float">
            <text:p>58658.5579340169</text:p>
          </table:table-cell>
          <table:table-cell table:formula="of:=[.E88]-[.E87]" office:value-type="float" office:value="0.101332187652588" calcext:value-type="float">
            <text:p>0.101332187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5940151.99673" calcext:value-type="float">
            <text:p>1455940151.99673</text:p>
          </table:table-cell>
          <table:table-cell office:value-type="float" office:value="1455940151.99695" calcext:value-type="float">
            <text:p>1455940151.99695</text:p>
          </table:table-cell>
          <table:table-cell office:value-type="float" office:value="6072" calcext:value-type="float">
            <text:p>6072</text:p>
          </table:table-cell>
          <table:table-cell table:formula="of:=[.B89]-[.B$2]" office:value-type="float" office:value="8.74932813644409" calcext:value-type="float">
            <text:p>8.7493281364</text:p>
          </table:table-cell>
          <table:table-cell table:formula="of:=[.D89]/([.E89]-[.E88])" office:value-type="float" office:value="60519.9264478384" calcext:value-type="float">
            <text:p>60519.9264478384</text:p>
          </table:table-cell>
          <table:table-cell table:formula="of:=[.E89]-[.E88]" office:value-type="float" office:value="0.100330591201782" calcext:value-type="float">
            <text:p>0.10033059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5940152.09707" calcext:value-type="float">
            <text:p>1455940152.09707</text:p>
          </table:table-cell>
          <table:table-cell office:value-type="float" office:value="1455940152.09727" calcext:value-type="float">
            <text:p>1455940152.09727</text:p>
          </table:table-cell>
          <table:table-cell office:value-type="float" office:value="6192" calcext:value-type="float">
            <text:p>6192</text:p>
          </table:table-cell>
          <table:table-cell table:formula="of:=[.B90]-[.B$2]" office:value-type="float" office:value="8.84966158866882" calcext:value-type="float">
            <text:p>8.8496615887</text:p>
          </table:table-cell>
          <table:table-cell table:formula="of:=[.D90]/([.E90]-[.E89])" office:value-type="float" office:value="61714.2125851593" calcext:value-type="float">
            <text:p>61714.2125851593</text:p>
          </table:table-cell>
          <table:table-cell table:formula="of:=[.E90]-[.E89]" office:value-type="float" office:value="0.100333452224731" calcext:value-type="float">
            <text:p>0.10033345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5940152.19672" calcext:value-type="float">
            <text:p>1455940152.19672</text:p>
          </table:table-cell>
          <table:table-cell office:value-type="float" office:value="1455940152.19695" calcext:value-type="float">
            <text:p>1455940152.19695</text:p>
          </table:table-cell>
          <table:table-cell office:value-type="float" office:value="6320" calcext:value-type="float">
            <text:p>6320</text:p>
          </table:table-cell>
          <table:table-cell table:formula="of:=[.B91]-[.B$2]" office:value-type="float" office:value="8.94931292533875" calcext:value-type="float">
            <text:p>8.9493129253</text:p>
          </table:table-cell>
          <table:table-cell table:formula="of:=[.D91]/([.E91]-[.E90])" office:value-type="float" office:value="63421.126210619" calcext:value-type="float">
            <text:p>63421.126210619</text:p>
          </table:table-cell>
          <table:table-cell table:formula="of:=[.E91]-[.E90]" office:value-type="float" office:value="0.0996513366699219" calcext:value-type="float">
            <text:p>0.09965133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5940152.29792" calcext:value-type="float">
            <text:p>1455940152.29792</text:p>
          </table:table-cell>
          <table:table-cell office:value-type="float" office:value="1455940152.29814" calcext:value-type="float">
            <text:p>1455940152.29814</text:p>
          </table:table-cell>
          <table:table-cell office:value-type="float" office:value="6448" calcext:value-type="float">
            <text:p>6448</text:p>
          </table:table-cell>
          <table:table-cell table:formula="of:=[.B92]-[.B$2]" office:value-type="float" office:value="9.05051851272583" calcext:value-type="float">
            <text:p>9.0505185127</text:p>
          </table:table-cell>
          <table:table-cell table:formula="of:=[.D92]/([.E92]-[.E91])" office:value-type="float" office:value="63711.8974008627" calcext:value-type="float">
            <text:p>63711.8974008627</text:p>
          </table:table-cell>
          <table:table-cell table:formula="of:=[.E92]-[.E91]" office:value-type="float" office:value="0.101205587387085" calcext:value-type="float">
            <text:p>0.10120558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5940152.3984" calcext:value-type="float">
            <text:p>1455940152.3984</text:p>
          </table:table-cell>
          <table:table-cell office:value-type="float" office:value="1455940152.39861" calcext:value-type="float">
            <text:p>1455940152.39861</text:p>
          </table:table-cell>
          <table:table-cell office:value-type="float" office:value="6568" calcext:value-type="float">
            <text:p>6568</text:p>
          </table:table-cell>
          <table:table-cell table:formula="of:=[.B93]-[.B$2]" office:value-type="float" office:value="9.15099143981934" calcext:value-type="float">
            <text:p>9.1509914398</text:p>
          </table:table-cell>
          <table:table-cell table:formula="of:=[.D93]/([.E93]-[.E92])" office:value-type="float" office:value="65370.8435695065" calcext:value-type="float">
            <text:p>65370.8435695065</text:p>
          </table:table-cell>
          <table:table-cell table:formula="of:=[.E93]-[.E92]" office:value-type="float" office:value="0.100472927093506" calcext:value-type="float">
            <text:p>0.10047292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5940152.49837" calcext:value-type="float">
            <text:p>1455940152.49837</text:p>
          </table:table-cell>
          <table:table-cell office:value-type="float" office:value="1455940152.49858" calcext:value-type="float">
            <text:p>1455940152.49858</text:p>
          </table:table-cell>
          <table:table-cell office:value-type="float" office:value="6688" calcext:value-type="float">
            <text:p>6688</text:p>
          </table:table-cell>
          <table:table-cell table:formula="of:=[.B94]-[.B$2]" office:value-type="float" office:value="9.25096106529236" calcext:value-type="float">
            <text:p>9.2509610653</text:p>
          </table:table-cell>
          <table:table-cell table:formula="of:=[.D94]/([.E94]-[.E93])" office:value-type="float" office:value="66900.3206559457" calcext:value-type="float">
            <text:p>66900.3206559457</text:p>
          </table:table-cell>
          <table:table-cell table:formula="of:=[.E94]-[.E93]" office:value-type="float" office:value="0.0999696254730225" calcext:value-type="float">
            <text:p>0.09996962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5940152.59865" calcext:value-type="float">
            <text:p>1455940152.59865</text:p>
          </table:table-cell>
          <table:table-cell office:value-type="float" office:value="1455940152.59886" calcext:value-type="float">
            <text:p>1455940152.59886</text:p>
          </table:table-cell>
          <table:table-cell office:value-type="float" office:value="6808" calcext:value-type="float">
            <text:p>6808</text:p>
          </table:table-cell>
          <table:table-cell table:formula="of:=[.B95]-[.B$2]" office:value-type="float" office:value="9.3512487411499" calcext:value-type="float">
            <text:p>9.3512487411</text:p>
          </table:table-cell>
          <table:table-cell table:formula="of:=[.D95]/([.E95]-[.E94])" office:value-type="float" office:value="67884.7120724045" calcext:value-type="float">
            <text:p>67884.7120724045</text:p>
          </table:table-cell>
          <table:table-cell table:formula="of:=[.E95]-[.E94]" office:value-type="float" office:value="0.100287675857544" calcext:value-type="float">
            <text:p>0.10028767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5940152.69852" calcext:value-type="float">
            <text:p>1455940152.69852</text:p>
          </table:table-cell>
          <table:table-cell office:value-type="float" office:value="1455940152.69873" calcext:value-type="float">
            <text:p>1455940152.69873</text:p>
          </table:table-cell>
          <table:table-cell office:value-type="float" office:value="6920" calcext:value-type="float">
            <text:p>6920</text:p>
          </table:table-cell>
          <table:table-cell table:formula="of:=[.B96]-[.B$2]" office:value-type="float" office:value="9.45111203193665" calcext:value-type="float">
            <text:p>9.4511120319</text:p>
          </table:table-cell>
          <table:table-cell table:formula="of:=[.D96]/([.E96]-[.E95])" office:value-type="float" office:value="69294.732283333" calcext:value-type="float">
            <text:p>69294.732283333</text:p>
          </table:table-cell>
          <table:table-cell table:formula="of:=[.E96]-[.E95]" office:value-type="float" office:value="0.0998632907867432" calcext:value-type="float">
            <text:p>0.09986329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5940152.79844" calcext:value-type="float">
            <text:p>1455940152.79844</text:p>
          </table:table-cell>
          <table:table-cell office:value-type="float" office:value="1455940152.79865" calcext:value-type="float">
            <text:p>1455940152.79865</text:p>
          </table:table-cell>
          <table:table-cell office:value-type="float" office:value="7032" calcext:value-type="float">
            <text:p>7032</text:p>
          </table:table-cell>
          <table:table-cell table:formula="of:=[.B97]-[.B$2]" office:value-type="float" office:value="9.55103874206543" calcext:value-type="float">
            <text:p>9.5510387421</text:p>
          </table:table-cell>
          <table:table-cell table:formula="of:=[.D97]/([.E97]-[.E96])" office:value-type="float" office:value="70371.5752368636" calcext:value-type="float">
            <text:p>70371.5752368636</text:p>
          </table:table-cell>
          <table:table-cell table:formula="of:=[.E97]-[.E96]" office:value-type="float" office:value="0.0999267101287842" calcext:value-type="float">
            <text:p>0.09992671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5940152.89908" calcext:value-type="float">
            <text:p>1455940152.89908</text:p>
          </table:table-cell>
          <table:table-cell office:value-type="float" office:value="1455940152.89929" calcext:value-type="float">
            <text:p>1455940152.89929</text:p>
          </table:table-cell>
          <table:table-cell office:value-type="float" office:value="7136" calcext:value-type="float">
            <text:p>7136</text:p>
          </table:table-cell>
          <table:table-cell table:formula="of:=[.B98]-[.B$2]" office:value-type="float" office:value="9.65167665481567" calcext:value-type="float">
            <text:p>9.6516766548</text:p>
          </table:table-cell>
          <table:table-cell table:formula="of:=[.D98]/([.E98]-[.E97])" office:value-type="float" office:value="70907.6709262602" calcext:value-type="float">
            <text:p>70907.6709262602</text:p>
          </table:table-cell>
          <table:table-cell table:formula="of:=[.E98]-[.E97]" office:value-type="float" office:value="0.100637912750244" calcext:value-type="float">
            <text:p>0.10063791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5940152.99928" calcext:value-type="float">
            <text:p>1455940152.99928</text:p>
          </table:table-cell>
          <table:table-cell office:value-type="float" office:value="1455940152.9995" calcext:value-type="float">
            <text:p>1455940152.9995</text:p>
          </table:table-cell>
          <table:table-cell office:value-type="float" office:value="7232" calcext:value-type="float">
            <text:p>7232</text:p>
          </table:table-cell>
          <table:table-cell table:formula="of:=[.B99]-[.B$2]" office:value-type="float" office:value="9.75187969207764" calcext:value-type="float">
            <text:p>9.7518796921</text:p>
          </table:table-cell>
          <table:table-cell table:formula="of:=[.D99]/([.E99]-[.E98])" office:value-type="float" office:value="72173.4609809604" calcext:value-type="float">
            <text:p>72173.4609809604</text:p>
          </table:table-cell>
          <table:table-cell table:formula="of:=[.E99]-[.E98]" office:value-type="float" office:value="0.100203037261963" calcext:value-type="float">
            <text:p>0.100203037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5940153.09951" calcext:value-type="float">
            <text:p>1455940153.09951</text:p>
          </table:table-cell>
          <table:table-cell office:value-type="float" office:value="1455940153.09972" calcext:value-type="float">
            <text:p>1455940153.09972</text:p>
          </table:table-cell>
          <table:table-cell office:value-type="float" office:value="7328" calcext:value-type="float">
            <text:p>7328</text:p>
          </table:table-cell>
          <table:table-cell table:formula="of:=[.B100]-[.B$2]" office:value-type="float" office:value="9.85210394859314" calcext:value-type="float">
            <text:p>9.8521039486</text:p>
          </table:table-cell>
          <table:table-cell table:formula="of:=[.D100]/([.E100]-[.E99])" office:value-type="float" office:value="73116.0325331671" calcext:value-type="float">
            <text:p>73116.0325331671</text:p>
          </table:table-cell>
          <table:table-cell table:formula="of:=[.E100]-[.E99]" office:value-type="float" office:value="0.100224256515503" calcext:value-type="float">
            <text:p>0.10022425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5940153.2004" calcext:value-type="float">
            <text:p>1455940153.2004</text:p>
          </table:table-cell>
          <table:table-cell office:value-type="float" office:value="1455940153.20062" calcext:value-type="float">
            <text:p>1455940153.20062</text:p>
          </table:table-cell>
          <table:table-cell office:value-type="float" office:value="7416" calcext:value-type="float">
            <text:p>7416</text:p>
          </table:table-cell>
          <table:table-cell table:formula="of:=[.B101]-[.B$2]" office:value-type="float" office:value="9.95299816131592" calcext:value-type="float">
            <text:p>9.9529981613</text:p>
          </table:table-cell>
          <table:table-cell table:formula="of:=[.D101]/([.E101]-[.E100])" office:value-type="float" office:value="73502.7292435152" calcext:value-type="float">
            <text:p>73502.7292435152</text:p>
          </table:table-cell>
          <table:table-cell table:formula="of:=[.E101]-[.E100]" office:value-type="float" office:value="0.100894212722778" calcext:value-type="float">
            <text:p>0.10089421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5940153.30041" calcext:value-type="float">
            <text:p>1455940153.30041</text:p>
          </table:table-cell>
          <table:table-cell office:value-type="float" office:value="1455940153.30063" calcext:value-type="float">
            <text:p>1455940153.30063</text:p>
          </table:table-cell>
          <table:table-cell office:value-type="float" office:value="7496" calcext:value-type="float">
            <text:p>7496</text:p>
          </table:table-cell>
          <table:table-cell table:formula="of:=[.B102]-[.B$2]" office:value-type="float" office:value="10.0530092716217" calcext:value-type="float">
            <text:p>10.0530092716</text:p>
          </table:table-cell>
          <table:table-cell table:formula="of:=[.D102]/([.E102]-[.E101])" office:value-type="float" office:value="74951.6726399779" calcext:value-type="float">
            <text:p>74951.6726399779</text:p>
          </table:table-cell>
          <table:table-cell table:formula="of:=[.E102]-[.E101]" office:value-type="float" office:value="0.100011110305786" calcext:value-type="float">
            <text:p>0.10001111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5940153.40194" calcext:value-type="float">
            <text:p>1455940153.40194</text:p>
          </table:table-cell>
          <table:table-cell office:value-type="float" office:value="1455940153.40216" calcext:value-type="float">
            <text:p>1455940153.40216</text:p>
          </table:table-cell>
          <table:table-cell office:value-type="float" office:value="7576" calcext:value-type="float">
            <text:p>7576</text:p>
          </table:table-cell>
          <table:table-cell table:formula="of:=[.B103]-[.B$2]" office:value-type="float" office:value="10.1545367240906" calcext:value-type="float">
            <text:p>10.1545367241</text:p>
          </table:table-cell>
          <table:table-cell table:formula="of:=[.D103]/([.E103]-[.E102])" office:value-type="float" office:value="74620.2117335976" calcext:value-type="float">
            <text:p>74620.2117335976</text:p>
          </table:table-cell>
          <table:table-cell table:formula="of:=[.E103]-[.E102]" office:value-type="float" office:value="0.101527452468872" calcext:value-type="float">
            <text:p>0.10152745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5940153.50273" calcext:value-type="float">
            <text:p>1455940153.50273</text:p>
          </table:table-cell>
          <table:table-cell office:value-type="float" office:value="1455940153.50294" calcext:value-type="float">
            <text:p>1455940153.50294</text:p>
          </table:table-cell>
          <table:table-cell office:value-type="float" office:value="7640" calcext:value-type="float">
            <text:p>7640</text:p>
          </table:table-cell>
          <table:table-cell table:formula="of:=[.B104]-[.B$2]" office:value-type="float" office:value="10.2553267478943" calcext:value-type="float">
            <text:p>10.2553267479</text:p>
          </table:table-cell>
          <table:table-cell table:formula="of:=[.D104]/([.E104]-[.E103])" office:value-type="float" office:value="75801.1528490056" calcext:value-type="float">
            <text:p>75801.1528490056</text:p>
          </table:table-cell>
          <table:table-cell table:formula="of:=[.E104]-[.E103]" office:value-type="float" office:value="0.100790023803711" calcext:value-type="float">
            <text:p>0.100790023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5940153.60389" calcext:value-type="float">
            <text:p>1455940153.60389</text:p>
          </table:table-cell>
          <table:table-cell office:value-type="float" office:value="1455940153.6041" calcext:value-type="float">
            <text:p>1455940153.6041</text:p>
          </table:table-cell>
          <table:table-cell office:value-type="float" office:value="7704" calcext:value-type="float">
            <text:p>7704</text:p>
          </table:table-cell>
          <table:table-cell table:formula="of:=[.B105]-[.B$2]" office:value-type="float" office:value="10.3564853668213" calcext:value-type="float">
            <text:p>10.3564853668</text:p>
          </table:table-cell>
          <table:table-cell table:formula="of:=[.D105]/([.E105]-[.E104])" office:value-type="float" office:value="76157.6233613802" calcext:value-type="float">
            <text:p>76157.6233613802</text:p>
          </table:table-cell>
          <table:table-cell table:formula="of:=[.E105]-[.E104]" office:value-type="float" office:value="0.101158618927002" calcext:value-type="float">
            <text:p>0.101158618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5940153.70442" calcext:value-type="float">
            <text:p>1455940153.70442</text:p>
          </table:table-cell>
          <table:table-cell office:value-type="float" office:value="1455940153.70463" calcext:value-type="float">
            <text:p>1455940153.70463</text:p>
          </table:table-cell>
          <table:table-cell office:value-type="float" office:value="7760" calcext:value-type="float">
            <text:p>7760</text:p>
          </table:table-cell>
          <table:table-cell table:formula="of:=[.B106]-[.B$2]" office:value-type="float" office:value="10.4570183753967" calcext:value-type="float">
            <text:p>10.4570183754</text:p>
          </table:table-cell>
          <table:table-cell table:formula="of:=[.D106]/([.E106]-[.E105])" office:value-type="float" office:value="77188.5782586218" calcext:value-type="float">
            <text:p>77188.5782586218</text:p>
          </table:table-cell>
          <table:table-cell table:formula="of:=[.E106]-[.E105]" office:value-type="float" office:value="0.100533008575439" calcext:value-type="float">
            <text:p>0.100533008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5940153.8044" calcext:value-type="float">
            <text:p>1455940153.8044</text:p>
          </table:table-cell>
          <table:table-cell office:value-type="float" office:value="1455940153.80461" calcext:value-type="float">
            <text:p>1455940153.80461</text:p>
          </table:table-cell>
          <table:table-cell office:value-type="float" office:value="7800" calcext:value-type="float">
            <text:p>7800</text:p>
          </table:table-cell>
          <table:table-cell table:formula="of:=[.B107]-[.B$2]" office:value-type="float" office:value="10.55699467659" calcext:value-type="float">
            <text:p>10.5569946766</text:p>
          </table:table-cell>
          <table:table-cell table:formula="of:=[.D107]/([.E107]-[.E106])" office:value-type="float" office:value="78018.4894510542" calcext:value-type="float">
            <text:p>78018.4894510542</text:p>
          </table:table-cell>
          <table:table-cell table:formula="of:=[.E107]-[.E106]" office:value-type="float" office:value="0.0999763011932373" calcext:value-type="float">
            <text:p>0.09997630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5940153.90531" calcext:value-type="float">
            <text:p>1455940153.90531</text:p>
          </table:table-cell>
          <table:table-cell office:value-type="float" office:value="1455940153.90552" calcext:value-type="float">
            <text:p>1455940153.90552</text:p>
          </table:table-cell>
          <table:table-cell office:value-type="float" office:value="7832" calcext:value-type="float">
            <text:p>7832</text:p>
          </table:table-cell>
          <table:table-cell table:formula="of:=[.B108]-[.B$2]" office:value-type="float" office:value="10.6579074859619" calcext:value-type="float">
            <text:p>10.657907486</text:p>
          </table:table-cell>
          <table:table-cell table:formula="of:=[.D108]/([.E108]-[.E107])" office:value-type="float" office:value="77611.5544572" calcext:value-type="float">
            <text:p>77611.5544572</text:p>
          </table:table-cell>
          <table:table-cell table:formula="of:=[.E108]-[.E107]" office:value-type="float" office:value="0.100912809371948" calcext:value-type="float">
            <text:p>0.100912809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5940154.00583" calcext:value-type="float">
            <text:p>1455940154.00583</text:p>
          </table:table-cell>
          <table:table-cell office:value-type="float" office:value="1455940154.00605" calcext:value-type="float">
            <text:p>1455940154.00605</text:p>
          </table:table-cell>
          <table:table-cell office:value-type="float" office:value="7864" calcext:value-type="float">
            <text:p>7864</text:p>
          </table:table-cell>
          <table:table-cell table:formula="of:=[.B109]-[.B$2]" office:value-type="float" office:value="10.7584285736084" calcext:value-type="float">
            <text:p>10.7584285736</text:p>
          </table:table-cell>
          <table:table-cell table:formula="of:=[.D109]/([.E109]-[.E108])" office:value-type="float" office:value="78232.3409358279" calcext:value-type="float">
            <text:p>78232.3409358279</text:p>
          </table:table-cell>
          <table:table-cell table:formula="of:=[.E109]-[.E108]" office:value-type="float" office:value="0.100521087646484" calcext:value-type="float">
            <text:p>0.100521087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5940154.10762" calcext:value-type="float">
            <text:p>1455940154.10762</text:p>
          </table:table-cell>
          <table:table-cell office:value-type="float" office:value="1455940154.10783" calcext:value-type="float">
            <text:p>1455940154.10783</text:p>
          </table:table-cell>
          <table:table-cell office:value-type="float" office:value="7880" calcext:value-type="float">
            <text:p>7880</text:p>
          </table:table-cell>
          <table:table-cell table:formula="of:=[.B110]-[.B$2]" office:value-type="float" office:value="10.8602120876312" calcext:value-type="float">
            <text:p>10.8602120876</text:p>
          </table:table-cell>
          <table:table-cell table:formula="of:=[.D110]/([.E110]-[.E109])" office:value-type="float" office:value="77419.2174012851" calcext:value-type="float">
            <text:p>77419.2174012851</text:p>
          </table:table-cell>
          <table:table-cell table:formula="of:=[.E110]-[.E109]" office:value-type="float" office:value="0.101783514022827" calcext:value-type="float">
            <text:p>0.1017835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5940154.20751" calcext:value-type="float">
            <text:p>1455940154.20751</text:p>
          </table:table-cell>
          <table:table-cell office:value-type="float" office:value="1455940154.20773" calcext:value-type="float">
            <text:p>1455940154.20773</text:p>
          </table:table-cell>
          <table:table-cell office:value-type="float" office:value="7888" calcext:value-type="float">
            <text:p>7888</text:p>
          </table:table-cell>
          <table:table-cell table:formula="of:=[.B111]-[.B$2]" office:value-type="float" office:value="10.9601035118103" calcext:value-type="float">
            <text:p>10.9601035118</text:p>
          </table:table-cell>
          <table:table-cell table:formula="of:=[.D111]/([.E111]-[.E110])" office:value-type="float" office:value="78965.7376979533" calcext:value-type="float">
            <text:p>78965.7376979533</text:p>
          </table:table-cell>
          <table:table-cell table:formula="of:=[.E111]-[.E110]" office:value-type="float" office:value="0.0998914241790772" calcext:value-type="float">
            <text:p>0.099891424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5940154.30756" calcext:value-type="float">
            <text:p>1455940154.30756</text:p>
          </table:table-cell>
          <table:table-cell office:value-type="float" office:value="1455940154.30777" calcext:value-type="float">
            <text:p>1455940154.30777</text:p>
          </table:table-cell>
          <table:table-cell office:value-type="float" office:value="7888" calcext:value-type="float">
            <text:p>7888</text:p>
          </table:table-cell>
          <table:table-cell table:formula="of:=[.B112]-[.B$2]" office:value-type="float" office:value="11.0601558685303" calcext:value-type="float">
            <text:p>11.0601558685</text:p>
          </table:table-cell>
          <table:table-cell table:formula="of:=[.D112]/([.E112]-[.E111])" office:value-type="float" office:value="78838.7226307637" calcext:value-type="float">
            <text:p>78838.7226307637</text:p>
          </table:table-cell>
          <table:table-cell table:formula="of:=[.E112]-[.E111]" office:value-type="float" office:value="0.100052356719971" calcext:value-type="float">
            <text:p>0.100052356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5940154.40787" calcext:value-type="float">
            <text:p>1455940154.40787</text:p>
          </table:table-cell>
          <table:table-cell office:value-type="float" office:value="1455940154.40808" calcext:value-type="float">
            <text:p>1455940154.40808</text:p>
          </table:table-cell>
          <table:table-cell office:value-type="float" office:value="7880" calcext:value-type="float">
            <text:p>7880</text:p>
          </table:table-cell>
          <table:table-cell table:formula="of:=[.B113]-[.B$2]" office:value-type="float" office:value="11.1604599952698" calcext:value-type="float">
            <text:p>11.1604599953</text:p>
          </table:table-cell>
          <table:table-cell table:formula="of:=[.D113]/([.E113]-[.E112])" office:value-type="float" office:value="78561.0747648001" calcext:value-type="float">
            <text:p>78561.0747648001</text:p>
          </table:table-cell>
          <table:table-cell table:formula="of:=[.E113]-[.E112]" office:value-type="float" office:value="0.100304126739502" calcext:value-type="float">
            <text:p>0.100304126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5940154.50807" calcext:value-type="float">
            <text:p>1455940154.50807</text:p>
          </table:table-cell>
          <table:table-cell office:value-type="float" office:value="1455940154.50828" calcext:value-type="float">
            <text:p>1455940154.50828</text:p>
          </table:table-cell>
          <table:table-cell office:value-type="float" office:value="7864" calcext:value-type="float">
            <text:p>7864</text:p>
          </table:table-cell>
          <table:table-cell table:formula="of:=[.B114]-[.B$2]" office:value-type="float" office:value="11.2606625556946" calcext:value-type="float">
            <text:p>11.2606625557</text:p>
          </table:table-cell>
          <table:table-cell table:formula="of:=[.D114]/([.E114]-[.E113])" office:value-type="float" office:value="78481.0284952889" calcext:value-type="float">
            <text:p>78481.0284952889</text:p>
          </table:table-cell>
          <table:table-cell table:formula="of:=[.E114]-[.E113]" office:value-type="float" office:value="0.100202560424805" calcext:value-type="float">
            <text:p>0.100202560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5940154.60841" calcext:value-type="float">
            <text:p>1455940154.60841</text:p>
          </table:table-cell>
          <table:table-cell office:value-type="float" office:value="1455940154.60863" calcext:value-type="float">
            <text:p>1455940154.60863</text:p>
          </table:table-cell>
          <table:table-cell office:value-type="float" office:value="7840" calcext:value-type="float">
            <text:p>7840</text:p>
          </table:table-cell>
          <table:table-cell table:formula="of:=[.B115]-[.B$2]" office:value-type="float" office:value="11.3610038757324" calcext:value-type="float">
            <text:p>11.3610038757</text:p>
          </table:table-cell>
          <table:table-cell table:formula="of:=[.D115]/([.E115]-[.E114])" office:value-type="float" office:value="78133.3153385195" calcext:value-type="float">
            <text:p>78133.3153385195</text:p>
          </table:table-cell>
          <table:table-cell table:formula="of:=[.E115]-[.E114]" office:value-type="float" office:value="0.100341320037842" calcext:value-type="float">
            <text:p>0.1003413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5940154.70866" calcext:value-type="float">
            <text:p>1455940154.70866</text:p>
          </table:table-cell>
          <table:table-cell office:value-type="float" office:value="1455940154.70888" calcext:value-type="float">
            <text:p>1455940154.70888</text:p>
          </table:table-cell>
          <table:table-cell office:value-type="float" office:value="7808" calcext:value-type="float">
            <text:p>7808</text:p>
          </table:table-cell>
          <table:table-cell table:formula="of:=[.B116]-[.B$2]" office:value-type="float" office:value="11.4612519741058" calcext:value-type="float">
            <text:p>11.4612519741</text:p>
          </table:table-cell>
          <table:table-cell table:formula="of:=[.D116]/([.E116]-[.E115])" office:value-type="float" office:value="77886.7642049036" calcext:value-type="float">
            <text:p>77886.7642049036</text:p>
          </table:table-cell>
          <table:table-cell table:formula="of:=[.E116]-[.E115]" office:value-type="float" office:value="0.100248098373413" calcext:value-type="float">
            <text:p>0.100248098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5940154.80903" calcext:value-type="float">
            <text:p>1455940154.80903</text:p>
          </table:table-cell>
          <table:table-cell office:value-type="float" office:value="1455940154.80924" calcext:value-type="float">
            <text:p>1455940154.80924</text:p>
          </table:table-cell>
          <table:table-cell office:value-type="float" office:value="7760" calcext:value-type="float">
            <text:p>7760</text:p>
          </table:table-cell>
          <table:table-cell table:formula="of:=[.B117]-[.B$2]" office:value-type="float" office:value="11.5616281032562" calcext:value-type="float">
            <text:p>11.5616281033</text:p>
          </table:table-cell>
          <table:table-cell table:formula="of:=[.D117]/([.E117]-[.E116])" office:value-type="float" office:value="77309.2174970547" calcext:value-type="float">
            <text:p>77309.2174970547</text:p>
          </table:table-cell>
          <table:table-cell table:formula="of:=[.E117]-[.E116]" office:value-type="float" office:value="0.100376129150391" calcext:value-type="float">
            <text:p>0.100376129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5940154.9094" calcext:value-type="float">
            <text:p>1455940154.9094</text:p>
          </table:table-cell>
          <table:table-cell office:value-type="float" office:value="1455940154.90961" calcext:value-type="float">
            <text:p>1455940154.90961</text:p>
          </table:table-cell>
          <table:table-cell office:value-type="float" office:value="7712" calcext:value-type="float">
            <text:p>7712</text:p>
          </table:table-cell>
          <table:table-cell table:formula="of:=[.B118]-[.B$2]" office:value-type="float" office:value="11.6619927883148" calcext:value-type="float">
            <text:p>11.6619927883</text:p>
          </table:table-cell>
          <table:table-cell table:formula="of:=[.D118]/([.E118]-[.E117])" office:value-type="float" office:value="76839.7768148993" calcext:value-type="float">
            <text:p>76839.7768148993</text:p>
          </table:table-cell>
          <table:table-cell table:formula="of:=[.E118]-[.E117]" office:value-type="float" office:value="0.100364685058594" calcext:value-type="float">
            <text:p>0.10036468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5940155.01098" calcext:value-type="float">
            <text:p>1455940155.01098</text:p>
          </table:table-cell>
          <table:table-cell office:value-type="float" office:value="1455940155.01119" calcext:value-type="float">
            <text:p>1455940155.01119</text:p>
          </table:table-cell>
          <table:table-cell office:value-type="float" office:value="7656" calcext:value-type="float">
            <text:p>7656</text:p>
          </table:table-cell>
          <table:table-cell table:formula="of:=[.B119]-[.B$2]" office:value-type="float" office:value="11.763571023941" calcext:value-type="float">
            <text:p>11.7635710239</text:p>
          </table:table-cell>
          <table:table-cell table:formula="of:=[.D119]/([.E119]-[.E118])" office:value-type="float" office:value="75370.4762915151" calcext:value-type="float">
            <text:p>75370.4762915151</text:p>
          </table:table-cell>
          <table:table-cell table:formula="of:=[.E119]-[.E118]" office:value-type="float" office:value="0.101578235626221" calcext:value-type="float">
            <text:p>0.101578235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5940155.11212" calcext:value-type="float">
            <text:p>1455940155.11212</text:p>
          </table:table-cell>
          <table:table-cell office:value-type="float" office:value="1455940155.11233" calcext:value-type="float">
            <text:p>1455940155.11233</text:p>
          </table:table-cell>
          <table:table-cell office:value-type="float" office:value="7584" calcext:value-type="float">
            <text:p>7584</text:p>
          </table:table-cell>
          <table:table-cell table:formula="of:=[.B120]-[.B$2]" office:value-type="float" office:value="11.8647181987762" calcext:value-type="float">
            <text:p>11.8647181988</text:p>
          </table:table-cell>
          <table:table-cell table:formula="of:=[.D120]/([.E120]-[.E119])" office:value-type="float" office:value="74979.8500289929" calcext:value-type="float">
            <text:p>74979.8500289929</text:p>
          </table:table-cell>
          <table:table-cell table:formula="of:=[.E120]-[.E119]" office:value-type="float" office:value="0.101147174835205" calcext:value-type="float">
            <text:p>0.10114717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5940155.21279" calcext:value-type="float">
            <text:p>1455940155.21279</text:p>
          </table:table-cell>
          <table:table-cell office:value-type="float" office:value="1455940155.213" calcext:value-type="float">
            <text:p>1455940155.213</text:p>
          </table:table-cell>
          <table:table-cell office:value-type="float" office:value="7512" calcext:value-type="float">
            <text:p>7512</text:p>
          </table:table-cell>
          <table:table-cell table:formula="of:=[.B121]-[.B$2]" office:value-type="float" office:value="11.9653816223145" calcext:value-type="float">
            <text:p>11.9653816223</text:p>
          </table:table-cell>
          <table:table-cell table:formula="of:=[.D121]/([.E121]-[.E120])" office:value-type="float" office:value="74624.9207106366" calcext:value-type="float">
            <text:p>74624.9207106366</text:p>
          </table:table-cell>
          <table:table-cell table:formula="of:=[.E121]-[.E120]" office:value-type="float" office:value="0.100663423538208" calcext:value-type="float">
            <text:p>0.10066342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5940155.31391" calcext:value-type="float">
            <text:p>1455940155.31391</text:p>
          </table:table-cell>
          <table:table-cell office:value-type="float" office:value="1455940155.31412" calcext:value-type="float">
            <text:p>1455940155.31412</text:p>
          </table:table-cell>
          <table:table-cell office:value-type="float" office:value="7432" calcext:value-type="float">
            <text:p>7432</text:p>
          </table:table-cell>
          <table:table-cell table:formula="of:=[.B122]-[.B$2]" office:value-type="float" office:value="12.0665051937103" calcext:value-type="float">
            <text:p>12.0665051937</text:p>
          </table:table-cell>
          <table:table-cell table:formula="of:=[.D122]/([.E122]-[.E121])" office:value-type="float" office:value="73494.2397446144" calcext:value-type="float">
            <text:p>73494.2397446144</text:p>
          </table:table-cell>
          <table:table-cell table:formula="of:=[.E122]-[.E121]" office:value-type="float" office:value="0.101123571395874" calcext:value-type="float">
            <text:p>0.101123571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5940155.41458" calcext:value-type="float">
            <text:p>1455940155.41458</text:p>
          </table:table-cell>
          <table:table-cell office:value-type="float" office:value="1455940155.41479" calcext:value-type="float">
            <text:p>1455940155.41479</text:p>
          </table:table-cell>
          <table:table-cell office:value-type="float" office:value="7344" calcext:value-type="float">
            <text:p>7344</text:p>
          </table:table-cell>
          <table:table-cell table:formula="of:=[.B123]-[.B$2]" office:value-type="float" office:value="12.1671748161316" calcext:value-type="float">
            <text:p>12.1671748161</text:p>
          </table:table-cell>
          <table:table-cell table:formula="of:=[.D123]/([.E123]-[.E122])" office:value-type="float" office:value="72951.5003966948" calcext:value-type="float">
            <text:p>72951.5003966948</text:p>
          </table:table-cell>
          <table:table-cell table:formula="of:=[.E123]-[.E122]" office:value-type="float" office:value="0.100669622421265" calcext:value-type="float">
            <text:p>0.10066962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5940155.51555" calcext:value-type="float">
            <text:p>1455940155.51555</text:p>
          </table:table-cell>
          <table:table-cell office:value-type="float" office:value="1455940155.51576" calcext:value-type="float">
            <text:p>1455940155.51576</text:p>
          </table:table-cell>
          <table:table-cell office:value-type="float" office:value="7248" calcext:value-type="float">
            <text:p>7248</text:p>
          </table:table-cell>
          <table:table-cell table:formula="of:=[.B124]-[.B$2]" office:value-type="float" office:value="12.2681498527527" calcext:value-type="float">
            <text:p>12.2681498528</text:p>
          </table:table-cell>
          <table:table-cell table:formula="of:=[.D124]/([.E124]-[.E123])" office:value-type="float" office:value="71780.1175670571" calcext:value-type="float">
            <text:p>71780.1175670571</text:p>
          </table:table-cell>
          <table:table-cell table:formula="of:=[.E124]-[.E123]" office:value-type="float" office:value="0.100975036621094" calcext:value-type="float">
            <text:p>0.100975036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5940155.61587" calcext:value-type="float">
            <text:p>1455940155.61587</text:p>
          </table:table-cell>
          <table:table-cell office:value-type="float" office:value="1455940155.61609" calcext:value-type="float">
            <text:p>1455940155.61609</text:p>
          </table:table-cell>
          <table:table-cell office:value-type="float" office:value="7152" calcext:value-type="float">
            <text:p>7152</text:p>
          </table:table-cell>
          <table:table-cell table:formula="of:=[.B125]-[.B$2]" office:value-type="float" office:value="12.3684685230255" calcext:value-type="float">
            <text:p>12.368468523</text:p>
          </table:table-cell>
          <table:table-cell table:formula="of:=[.D125]/([.E125]-[.E124])" office:value-type="float" office:value="71292.8110046653" calcext:value-type="float">
            <text:p>71292.8110046653</text:p>
          </table:table-cell>
          <table:table-cell table:formula="of:=[.E125]-[.E124]" office:value-type="float" office:value="0.100318670272827" calcext:value-type="float">
            <text:p>0.100318670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5940155.71574" calcext:value-type="float">
            <text:p>1455940155.71574</text:p>
          </table:table-cell>
          <table:table-cell office:value-type="float" office:value="1455940155.71595" calcext:value-type="float">
            <text:p>1455940155.71595</text:p>
          </table:table-cell>
          <table:table-cell office:value-type="float" office:value="7048" calcext:value-type="float">
            <text:p>7048</text:p>
          </table:table-cell>
          <table:table-cell table:formula="of:=[.B126]-[.B$2]" office:value-type="float" office:value="12.4683339595795" calcext:value-type="float">
            <text:p>12.4683339596</text:p>
          </table:table-cell>
          <table:table-cell table:formula="of:=[.D126]/([.E126]-[.E125])" office:value-type="float" office:value="70574.9681091328" calcext:value-type="float">
            <text:p>70574.9681091328</text:p>
          </table:table-cell>
          <table:table-cell table:formula="of:=[.E126]-[.E125]" office:value-type="float" office:value="0.0998654365539551" calcext:value-type="float">
            <text:p>0.099865436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5940155.8158" calcext:value-type="float">
            <text:p>1455940155.8158</text:p>
          </table:table-cell>
          <table:table-cell office:value-type="float" office:value="1455940155.81601" calcext:value-type="float">
            <text:p>1455940155.81601</text:p>
          </table:table-cell>
          <table:table-cell office:value-type="float" office:value="6936" calcext:value-type="float">
            <text:p>6936</text:p>
          </table:table-cell>
          <table:table-cell table:formula="of:=[.B127]-[.B$2]" office:value-type="float" office:value="12.568393945694" calcext:value-type="float">
            <text:p>12.5683939457</text:p>
          </table:table-cell>
          <table:table-cell table:formula="of:=[.D127]/([.E127]-[.E126])" office:value-type="float" office:value="69318.4185740632" calcext:value-type="float">
            <text:p>69318.4185740632</text:p>
          </table:table-cell>
          <table:table-cell table:formula="of:=[.E127]-[.E126]" office:value-type="float" office:value="0.100059986114502" calcext:value-type="float">
            <text:p>0.100059986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5940155.9168" calcext:value-type="float">
            <text:p>1455940155.9168</text:p>
          </table:table-cell>
          <table:table-cell office:value-type="float" office:value="1455940155.91701" calcext:value-type="float">
            <text:p>1455940155.91701</text:p>
          </table:table-cell>
          <table:table-cell office:value-type="float" office:value="6824" calcext:value-type="float">
            <text:p>6824</text:p>
          </table:table-cell>
          <table:table-cell table:formula="of:=[.B128]-[.B$2]" office:value-type="float" office:value="12.6693952083588" calcext:value-type="float">
            <text:p>12.6693952084</text:p>
          </table:table-cell>
          <table:table-cell table:formula="of:=[.D128]/([.E128]-[.E127])" office:value-type="float" office:value="67563.5117815074" calcext:value-type="float">
            <text:p>67563.5117815074</text:p>
          </table:table-cell>
          <table:table-cell table:formula="of:=[.E128]-[.E127]" office:value-type="float" office:value="0.101001262664795" calcext:value-type="float">
            <text:p>0.10100126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5940156.01726" calcext:value-type="float">
            <text:p>1455940156.01726</text:p>
          </table:table-cell>
          <table:table-cell office:value-type="float" office:value="1455940156.01749" calcext:value-type="float">
            <text:p>1455940156.01749</text:p>
          </table:table-cell>
          <table:table-cell office:value-type="float" office:value="6704" calcext:value-type="float">
            <text:p>6704</text:p>
          </table:table-cell>
          <table:table-cell table:formula="of:=[.B129]-[.B$2]" office:value-type="float" office:value="12.7698574066162" calcext:value-type="float">
            <text:p>12.7698574066</text:p>
          </table:table-cell>
          <table:table-cell table:formula="of:=[.D129]/([.E129]-[.E128])" office:value-type="float" office:value="66731.5678562021" calcext:value-type="float">
            <text:p>66731.5678562021</text:p>
          </table:table-cell>
          <table:table-cell table:formula="of:=[.E129]-[.E128]" office:value-type="float" office:value="0.100462198257446" calcext:value-type="float">
            <text:p>0.10046219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5940156.11862" calcext:value-type="float">
            <text:p>1455940156.11862</text:p>
          </table:table-cell>
          <table:table-cell office:value-type="float" office:value="1455940156.11884" calcext:value-type="float">
            <text:p>1455940156.11884</text:p>
          </table:table-cell>
          <table:table-cell office:value-type="float" office:value="6584" calcext:value-type="float">
            <text:p>6584</text:p>
          </table:table-cell>
          <table:table-cell table:formula="of:=[.B130]-[.B$2]" office:value-type="float" office:value="12.871218919754" calcext:value-type="float">
            <text:p>12.8712189198</text:p>
          </table:table-cell>
          <table:table-cell table:formula="of:=[.D130]/([.E130]-[.E129])" office:value-type="float" office:value="64955.6206905474" calcext:value-type="float">
            <text:p>64955.6206905474</text:p>
          </table:table-cell>
          <table:table-cell table:formula="of:=[.E130]-[.E129]" office:value-type="float" office:value="0.101361513137817" calcext:value-type="float">
            <text:p>0.10136151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5940156.22355" calcext:value-type="float">
            <text:p>1455940156.22355</text:p>
          </table:table-cell>
          <table:table-cell office:value-type="float" office:value="1455940156.22379" calcext:value-type="float">
            <text:p>1455940156.22379</text:p>
          </table:table-cell>
          <table:table-cell office:value-type="float" office:value="6456" calcext:value-type="float">
            <text:p>6456</text:p>
          </table:table-cell>
          <table:table-cell table:formula="of:=[.B131]-[.B$2]" office:value-type="float" office:value="12.9761431217194" calcext:value-type="float">
            <text:p>12.9761431217</text:p>
          </table:table-cell>
          <table:table-cell table:formula="of:=[.D131]/([.E131]-[.E130])" office:value-type="float" office:value="61530.1320293399" calcext:value-type="float">
            <text:p>61530.1320293399</text:p>
          </table:table-cell>
          <table:table-cell table:formula="of:=[.E131]-[.E130]" office:value-type="float" office:value="0.104924201965332" calcext:value-type="float">
            <text:p>0.10492420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5940156.32422" calcext:value-type="float">
            <text:p>1455940156.32422</text:p>
          </table:table-cell>
          <table:table-cell office:value-type="float" office:value="1455940156.32444" calcext:value-type="float">
            <text:p>1455940156.32444</text:p>
          </table:table-cell>
          <table:table-cell office:value-type="float" office:value="6328" calcext:value-type="float">
            <text:p>6328</text:p>
          </table:table-cell>
          <table:table-cell table:formula="of:=[.B132]-[.B$2]" office:value-type="float" office:value="13.0768194198608" calcext:value-type="float">
            <text:p>13.0768194199</text:p>
          </table:table-cell>
          <table:table-cell table:formula="of:=[.D132]/([.E132]-[.E131])" office:value-type="float" office:value="62854.9133889222" calcext:value-type="float">
            <text:p>62854.9133889222</text:p>
          </table:table-cell>
          <table:table-cell table:formula="of:=[.E132]-[.E131]" office:value-type="float" office:value="0.10067629814148" calcext:value-type="float">
            <text:p>0.100676298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5940156.42464" calcext:value-type="float">
            <text:p>1455940156.42464</text:p>
          </table:table-cell>
          <table:table-cell office:value-type="float" office:value="1455940156.42486" calcext:value-type="float">
            <text:p>1455940156.42486</text:p>
          </table:table-cell>
          <table:table-cell office:value-type="float" office:value="6208" calcext:value-type="float">
            <text:p>6208</text:p>
          </table:table-cell>
          <table:table-cell table:formula="of:=[.B133]-[.B$2]" office:value-type="float" office:value="13.1772382259369" calcext:value-type="float">
            <text:p>13.1772382259</text:p>
          </table:table-cell>
          <table:table-cell table:formula="of:=[.D133]/([.E133]-[.E132])" office:value-type="float" office:value="61821.0895208067" calcext:value-type="float">
            <text:p>61821.0895208067</text:p>
          </table:table-cell>
          <table:table-cell table:formula="of:=[.E133]-[.E132]" office:value-type="float" office:value="0.10041880607605" calcext:value-type="float">
            <text:p>0.10041880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5940156.5252" calcext:value-type="float">
            <text:p>1455940156.5252</text:p>
          </table:table-cell>
          <table:table-cell office:value-type="float" office:value="1455940156.52541" calcext:value-type="float">
            <text:p>1455940156.52541</text:p>
          </table:table-cell>
          <table:table-cell office:value-type="float" office:value="6080" calcext:value-type="float">
            <text:p>6080</text:p>
          </table:table-cell>
          <table:table-cell table:formula="of:=[.B134]-[.B$2]" office:value-type="float" office:value="13.2777955532074" calcext:value-type="float">
            <text:p>13.2777955532</text:p>
          </table:table-cell>
          <table:table-cell table:formula="of:=[.D134]/([.E134]-[.E133])" office:value-type="float" office:value="60463.0230837807" calcext:value-type="float">
            <text:p>60463.0230837807</text:p>
          </table:table-cell>
          <table:table-cell table:formula="of:=[.E134]-[.E133]" office:value-type="float" office:value="0.100557327270508" calcext:value-type="float">
            <text:p>0.100557327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5940156.62583" calcext:value-type="float">
            <text:p>1455940156.62583</text:p>
          </table:table-cell>
          <table:table-cell office:value-type="float" office:value="1455940156.62604" calcext:value-type="float">
            <text:p>1455940156.62604</text:p>
          </table:table-cell>
          <table:table-cell office:value-type="float" office:value="5952" calcext:value-type="float">
            <text:p>5952</text:p>
          </table:table-cell>
          <table:table-cell table:formula="of:=[.B135]-[.B$2]" office:value-type="float" office:value="13.378425359726" calcext:value-type="float">
            <text:p>13.3784253597</text:p>
          </table:table-cell>
          <table:table-cell table:formula="of:=[.D135]/([.E135]-[.E134])" office:value-type="float" office:value="59147.485282132" calcext:value-type="float">
            <text:p>59147.485282132</text:p>
          </table:table-cell>
          <table:table-cell table:formula="of:=[.E135]-[.E134]" office:value-type="float" office:value="0.100629806518555" calcext:value-type="float">
            <text:p>0.100629806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5940156.72569" calcext:value-type="float">
            <text:p>1455940156.72569</text:p>
          </table:table-cell>
          <table:table-cell office:value-type="float" office:value="1455940156.7259" calcext:value-type="float">
            <text:p>1455940156.7259</text:p>
          </table:table-cell>
          <table:table-cell office:value-type="float" office:value="5824" calcext:value-type="float">
            <text:p>5824</text:p>
          </table:table-cell>
          <table:table-cell table:formula="of:=[.B136]-[.B$2]" office:value-type="float" office:value="13.4782817363739" calcext:value-type="float">
            <text:p>13.4782817364</text:p>
          </table:table-cell>
          <table:table-cell table:formula="of:=[.D136]/([.E136]-[.E135])" office:value-type="float" office:value="58323.7665485593" calcext:value-type="float">
            <text:p>58323.7665485593</text:p>
          </table:table-cell>
          <table:table-cell table:formula="of:=[.E136]-[.E135]" office:value-type="float" office:value="0.0998563766479492" calcext:value-type="float">
            <text:p>0.099856376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5940156.82657" calcext:value-type="float">
            <text:p>1455940156.82657</text:p>
          </table:table-cell>
          <table:table-cell office:value-type="float" office:value="1455940156.82679" calcext:value-type="float">
            <text:p>1455940156.82679</text:p>
          </table:table-cell>
          <table:table-cell office:value-type="float" office:value="5704" calcext:value-type="float">
            <text:p>5704</text:p>
          </table:table-cell>
          <table:table-cell table:formula="of:=[.B137]-[.B$2]" office:value-type="float" office:value="13.5791690349579" calcext:value-type="float">
            <text:p>13.579169035</text:p>
          </table:table-cell>
          <table:table-cell table:formula="of:=[.D137]/([.E137]-[.E136])" office:value-type="float" office:value="56538.3361439861" calcext:value-type="float">
            <text:p>56538.3361439861</text:p>
          </table:table-cell>
          <table:table-cell table:formula="of:=[.E137]-[.E136]" office:value-type="float" office:value="0.100887298583984" calcext:value-type="float">
            <text:p>0.100887298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5940156.92673" calcext:value-type="float">
            <text:p>1455940156.92673</text:p>
          </table:table-cell>
          <table:table-cell office:value-type="float" office:value="1455940156.92694" calcext:value-type="float">
            <text:p>1455940156.92694</text:p>
          </table:table-cell>
          <table:table-cell office:value-type="float" office:value="5584" calcext:value-type="float">
            <text:p>5584</text:p>
          </table:table-cell>
          <table:table-cell table:formula="of:=[.B138]-[.B$2]" office:value-type="float" office:value="13.6793253421783" calcext:value-type="float">
            <text:p>13.6793253422</text:p>
          </table:table-cell>
          <table:table-cell table:formula="of:=[.D138]/([.E138]-[.E137])" office:value-type="float" office:value="55752.8542631747" calcext:value-type="float">
            <text:p>55752.8542631747</text:p>
          </table:table-cell>
          <table:table-cell table:formula="of:=[.E138]-[.E137]" office:value-type="float" office:value="0.100156307220459" calcext:value-type="float">
            <text:p>0.100156307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5940157.02644" calcext:value-type="float">
            <text:p>1455940157.02644</text:p>
          </table:table-cell>
          <table:table-cell office:value-type="float" office:value="1455940157.02665" calcext:value-type="float">
            <text:p>1455940157.02665</text:p>
          </table:table-cell>
          <table:table-cell office:value-type="float" office:value="5464" calcext:value-type="float">
            <text:p>5464</text:p>
          </table:table-cell>
          <table:table-cell table:formula="of:=[.B139]-[.B$2]" office:value-type="float" office:value="13.7790307998657" calcext:value-type="float">
            <text:p>13.7790307999</text:p>
          </table:table-cell>
          <table:table-cell table:formula="of:=[.D139]/([.E139]-[.E138])" office:value-type="float" office:value="54801.4133502314" calcext:value-type="float">
            <text:p>54801.4133502314</text:p>
          </table:table-cell>
          <table:table-cell table:formula="of:=[.E139]-[.E138]" office:value-type="float" office:value="0.0997054576873779" calcext:value-type="float">
            <text:p>0.099705457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5940157.12651" calcext:value-type="float">
            <text:p>1455940157.12651</text:p>
          </table:table-cell>
          <table:table-cell office:value-type="float" office:value="1455940157.12672" calcext:value-type="float">
            <text:p>1455940157.12672</text:p>
          </table:table-cell>
          <table:table-cell office:value-type="float" office:value="5344" calcext:value-type="float">
            <text:p>5344</text:p>
          </table:table-cell>
          <table:table-cell table:formula="of:=[.B140]-[.B$2]" office:value-type="float" office:value="13.879106760025" calcext:value-type="float">
            <text:p>13.87910676</text:p>
          </table:table-cell>
          <table:table-cell table:formula="of:=[.D140]/([.E140]-[.E139])" office:value-type="float" office:value="53399.4377020553" calcext:value-type="float">
            <text:p>53399.4377020553</text:p>
          </table:table-cell>
          <table:table-cell table:formula="of:=[.E140]-[.E139]" office:value-type="float" office:value="0.100075960159302" calcext:value-type="float">
            <text:p>0.100075960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5940157.22587" calcext:value-type="float">
            <text:p>1455940157.22587</text:p>
          </table:table-cell>
          <table:table-cell office:value-type="float" office:value="1455940157.2261" calcext:value-type="float">
            <text:p>1455940157.2261</text:p>
          </table:table-cell>
          <table:table-cell office:value-type="float" office:value="5232" calcext:value-type="float">
            <text:p>5232</text:p>
          </table:table-cell>
          <table:table-cell table:formula="of:=[.B141]-[.B$2]" office:value-type="float" office:value="13.9784655570984" calcext:value-type="float">
            <text:p>13.9784655571</text:p>
          </table:table-cell>
          <table:table-cell table:formula="of:=[.D141]/([.E141]-[.E140])" office:value-type="float" office:value="52657.6423438059" calcext:value-type="float">
            <text:p>52657.6423438059</text:p>
          </table:table-cell>
          <table:table-cell table:formula="of:=[.E141]-[.E140]" office:value-type="float" office:value="0.0993587970733643" calcext:value-type="float">
            <text:p>0.099358797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5940157.32582" calcext:value-type="float">
            <text:p>1455940157.32582</text:p>
          </table:table-cell>
          <table:table-cell office:value-type="float" office:value="1455940157.32604" calcext:value-type="float">
            <text:p>1455940157.32604</text:p>
          </table:table-cell>
          <table:table-cell office:value-type="float" office:value="5128" calcext:value-type="float">
            <text:p>5128</text:p>
          </table:table-cell>
          <table:table-cell table:formula="of:=[.B142]-[.B$2]" office:value-type="float" office:value="14.0784184932709" calcext:value-type="float">
            <text:p>14.0784184933</text:p>
          </table:table-cell>
          <table:table-cell table:formula="of:=[.D142]/([.E142]-[.E141])" office:value-type="float" office:value="51304.1456946376" calcext:value-type="float">
            <text:p>51304.1456946376</text:p>
          </table:table-cell>
          <table:table-cell table:formula="of:=[.E142]-[.E141]" office:value-type="float" office:value="0.0999529361724854" calcext:value-type="float">
            <text:p>0.099952936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5940157.42555" calcext:value-type="float">
            <text:p>1455940157.42555</text:p>
          </table:table-cell>
          <table:table-cell office:value-type="float" office:value="1455940157.42577" calcext:value-type="float">
            <text:p>1455940157.42577</text:p>
          </table:table-cell>
          <table:table-cell office:value-type="float" office:value="5024" calcext:value-type="float">
            <text:p>5024</text:p>
          </table:table-cell>
          <table:table-cell table:formula="of:=[.B143]-[.B$2]" office:value-type="float" office:value="14.1781442165375" calcext:value-type="float">
            <text:p>14.1781442165</text:p>
          </table:table-cell>
          <table:table-cell table:formula="of:=[.D143]/([.E143]-[.E142])" office:value-type="float" office:value="50378.175614421" calcext:value-type="float">
            <text:p>50378.175614421</text:p>
          </table:table-cell>
          <table:table-cell table:formula="of:=[.E143]-[.E142]" office:value-type="float" office:value="0.0997257232666016" calcext:value-type="float">
            <text:p>0.099725723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5940157.5256" calcext:value-type="float">
            <text:p>1455940157.5256</text:p>
          </table:table-cell>
          <table:table-cell office:value-type="float" office:value="1455940157.52582" calcext:value-type="float">
            <text:p>1455940157.52582</text:p>
          </table:table-cell>
          <table:table-cell office:value-type="float" office:value="4928" calcext:value-type="float">
            <text:p>4928</text:p>
          </table:table-cell>
          <table:table-cell table:formula="of:=[.B144]-[.B$2]" office:value-type="float" office:value="14.2781932353973" calcext:value-type="float">
            <text:p>14.2781932354</text:p>
          </table:table-cell>
          <table:table-cell table:formula="of:=[.D144]/([.E144]-[.E143])" office:value-type="float" office:value="49255.8553412958" calcext:value-type="float">
            <text:p>49255.8553412958</text:p>
          </table:table-cell>
          <table:table-cell table:formula="of:=[.E144]-[.E143]" office:value-type="float" office:value="0.100049018859863" calcext:value-type="float">
            <text:p>0.100049018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5940157.62527" calcext:value-type="float">
            <text:p>1455940157.62527</text:p>
          </table:table-cell>
          <table:table-cell office:value-type="float" office:value="1455940157.62549" calcext:value-type="float">
            <text:p>1455940157.62549</text:p>
          </table:table-cell>
          <table:table-cell office:value-type="float" office:value="4832" calcext:value-type="float">
            <text:p>4832</text:p>
          </table:table-cell>
          <table:table-cell table:formula="of:=[.B145]-[.B$2]" office:value-type="float" office:value="14.3778638839722" calcext:value-type="float">
            <text:p>14.377863884</text:p>
          </table:table-cell>
          <table:table-cell table:formula="of:=[.D145]/([.E145]-[.E144])" office:value-type="float" office:value="48479.6684790539" calcext:value-type="float">
            <text:p>48479.6684790539</text:p>
          </table:table-cell>
          <table:table-cell table:formula="of:=[.E145]-[.E144]" office:value-type="float" office:value="0.0996706485748291" calcext:value-type="float">
            <text:p>0.099670648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5940157.72567" calcext:value-type="float">
            <text:p>1455940157.72567</text:p>
          </table:table-cell>
          <table:table-cell office:value-type="float" office:value="1455940157.72588" calcext:value-type="float">
            <text:p>1455940157.72588</text:p>
          </table:table-cell>
          <table:table-cell office:value-type="float" office:value="4744" calcext:value-type="float">
            <text:p>4744</text:p>
          </table:table-cell>
          <table:table-cell table:formula="of:=[.B146]-[.B$2]" office:value-type="float" office:value="14.4782607555389" calcext:value-type="float">
            <text:p>14.4782607555</text:p>
          </table:table-cell>
          <table:table-cell table:formula="of:=[.D146]/([.E146]-[.E145])" office:value-type="float" office:value="47252.4683883684" calcext:value-type="float">
            <text:p>47252.4683883684</text:p>
          </table:table-cell>
          <table:table-cell table:formula="of:=[.E146]-[.E145]" office:value-type="float" office:value="0.100396871566772" calcext:value-type="float">
            <text:p>0.10039687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5940157.82547" calcext:value-type="float">
            <text:p>1455940157.82547</text:p>
          </table:table-cell>
          <table:table-cell office:value-type="float" office:value="1455940157.82568" calcext:value-type="float">
            <text:p>1455940157.82568</text:p>
          </table:table-cell>
          <table:table-cell office:value-type="float" office:value="4664" calcext:value-type="float">
            <text:p>4664</text:p>
          </table:table-cell>
          <table:table-cell table:formula="of:=[.B147]-[.B$2]" office:value-type="float" office:value="14.5780601501465" calcext:value-type="float">
            <text:p>14.5780601501</text:p>
          </table:table-cell>
          <table:table-cell table:formula="of:=[.D147]/([.E147]-[.E146])" office:value-type="float" office:value="46733.7504234464" calcext:value-type="float">
            <text:p>46733.7504234464</text:p>
          </table:table-cell>
          <table:table-cell table:formula="of:=[.E147]-[.E146]" office:value-type="float" office:value="0.0997993946075439" calcext:value-type="float">
            <text:p>0.099799394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5940157.92499" calcext:value-type="float">
            <text:p>1455940157.92499</text:p>
          </table:table-cell>
          <table:table-cell office:value-type="float" office:value="1455940157.92521" calcext:value-type="float">
            <text:p>1455940157.92521</text:p>
          </table:table-cell>
          <table:table-cell office:value-type="float" office:value="4592" calcext:value-type="float">
            <text:p>4592</text:p>
          </table:table-cell>
          <table:table-cell table:formula="of:=[.B148]-[.B$2]" office:value-type="float" office:value="14.6775896549225" calcext:value-type="float">
            <text:p>14.6775896549</text:p>
          </table:table-cell>
          <table:table-cell table:formula="of:=[.D148]/([.E148]-[.E147])" office:value-type="float" office:value="46137.0727236578" calcext:value-type="float">
            <text:p>46137.0727236578</text:p>
          </table:table-cell>
          <table:table-cell table:formula="of:=[.E148]-[.E147]" office:value-type="float" office:value="0.099529504776001" calcext:value-type="float">
            <text:p>0.09952950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5940158.02494" calcext:value-type="float">
            <text:p>1455940158.02494</text:p>
          </table:table-cell>
          <table:table-cell office:value-type="float" office:value="1455940158.02515" calcext:value-type="float">
            <text:p>1455940158.02515</text:p>
          </table:table-cell>
          <table:table-cell office:value-type="float" office:value="4528" calcext:value-type="float">
            <text:p>4528</text:p>
          </table:table-cell>
          <table:table-cell table:formula="of:=[.B149]-[.B$2]" office:value-type="float" office:value="14.7775328159332" calcext:value-type="float">
            <text:p>14.7775328159</text:p>
          </table:table-cell>
          <table:table-cell table:formula="of:=[.D149]/([.E149]-[.E148])" office:value-type="float" office:value="45305.7513311323" calcext:value-type="float">
            <text:p>45305.7513311323</text:p>
          </table:table-cell>
          <table:table-cell table:formula="of:=[.E149]-[.E148]" office:value-type="float" office:value="0.0999431610107422" calcext:value-type="float">
            <text:p>0.09994316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5940158.12472" calcext:value-type="float">
            <text:p>1455940158.12472</text:p>
          </table:table-cell>
          <table:table-cell office:value-type="float" office:value="1455940158.12494" calcext:value-type="float">
            <text:p>1455940158.12494</text:p>
          </table:table-cell>
          <table:table-cell office:value-type="float" office:value="4472" calcext:value-type="float">
            <text:p>4472</text:p>
          </table:table-cell>
          <table:table-cell table:formula="of:=[.B150]-[.B$2]" office:value-type="float" office:value="14.8773169517517" calcext:value-type="float">
            <text:p>14.8773169518</text:p>
          </table:table-cell>
          <table:table-cell table:formula="of:=[.D150]/([.E150]-[.E149])" office:value-type="float" office:value="44816.7432960994" calcext:value-type="float">
            <text:p>44816.7432960994</text:p>
          </table:table-cell>
          <table:table-cell table:formula="of:=[.E150]-[.E149]" office:value-type="float" office:value="0.0997841358184814" calcext:value-type="float">
            <text:p>0.099784135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5940158.22484" calcext:value-type="float">
            <text:p>1455940158.22484</text:p>
          </table:table-cell>
          <table:table-cell office:value-type="float" office:value="1455940158.22507" calcext:value-type="float">
            <text:p>1455940158.22507</text:p>
          </table:table-cell>
          <table:table-cell office:value-type="float" office:value="4416" calcext:value-type="float">
            <text:p>4416</text:p>
          </table:table-cell>
          <table:table-cell table:formula="of:=[.B151]-[.B$2]" office:value-type="float" office:value="14.9774363040924" calcext:value-type="float">
            <text:p>14.9774363041</text:p>
          </table:table-cell>
          <table:table-cell table:formula="of:=[.D151]/([.E151]-[.E150])" office:value-type="float" office:value="44107.3568371947" calcext:value-type="float">
            <text:p>44107.3568371947</text:p>
          </table:table-cell>
          <table:table-cell table:formula="of:=[.E151]-[.E150]" office:value-type="float" office:value="0.100119352340698" calcext:value-type="float">
            <text:p>0.10011935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5940158.32478" calcext:value-type="float">
            <text:p>1455940158.32478</text:p>
          </table:table-cell>
          <table:table-cell office:value-type="float" office:value="1455940158.32499" calcext:value-type="float">
            <text:p>1455940158.32499</text:p>
          </table:table-cell>
          <table:table-cell office:value-type="float" office:value="4376" calcext:value-type="float">
            <text:p>4376</text:p>
          </table:table-cell>
          <table:table-cell table:formula="of:=[.B152]-[.B$2]" office:value-type="float" office:value="15.0773713588715" calcext:value-type="float">
            <text:p>15.0773713589</text:p>
          </table:table-cell>
          <table:table-cell table:formula="of:=[.D152]/([.E152]-[.E151])" office:value-type="float" office:value="43788.438498132" calcext:value-type="float">
            <text:p>43788.438498132</text:p>
          </table:table-cell>
          <table:table-cell table:formula="of:=[.E152]-[.E151]" office:value-type="float" office:value="0.0999350547790527" calcext:value-type="float">
            <text:p>0.09993505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5940158.42538" calcext:value-type="float">
            <text:p>1455940158.42538</text:p>
          </table:table-cell>
          <table:table-cell office:value-type="float" office:value="1455940158.42559" calcext:value-type="float">
            <text:p>1455940158.42559</text:p>
          </table:table-cell>
          <table:table-cell office:value-type="float" office:value="4344" calcext:value-type="float">
            <text:p>4344</text:p>
          </table:table-cell>
          <table:table-cell table:formula="of:=[.B153]-[.B$2]" office:value-type="float" office:value="15.1779708862305" calcext:value-type="float">
            <text:p>15.1779708862</text:p>
          </table:table-cell>
          <table:table-cell table:formula="of:=[.D153]/([.E153]-[.E152])" office:value-type="float" office:value="43181.1173873372" calcext:value-type="float">
            <text:p>43181.1173873372</text:p>
          </table:table-cell>
          <table:table-cell table:formula="of:=[.E153]-[.E152]" office:value-type="float" office:value="0.100599527359009" calcext:value-type="float">
            <text:p>0.100599527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5940158.52545" calcext:value-type="float">
            <text:p>1455940158.52545</text:p>
          </table:table-cell>
          <table:table-cell office:value-type="float" office:value="1455940158.52567" calcext:value-type="float">
            <text:p>1455940158.52567</text:p>
          </table:table-cell>
          <table:table-cell office:value-type="float" office:value="4320" calcext:value-type="float">
            <text:p>4320</text:p>
          </table:table-cell>
          <table:table-cell table:formula="of:=[.B154]-[.B$2]" office:value-type="float" office:value="15.2780454158783" calcext:value-type="float">
            <text:p>15.2780454159</text:p>
          </table:table-cell>
          <table:table-cell table:formula="of:=[.D154]/([.E154]-[.E153])" office:value-type="float" office:value="43167.8271704353" calcext:value-type="float">
            <text:p>43167.8271704353</text:p>
          </table:table-cell>
          <table:table-cell table:formula="of:=[.E154]-[.E153]" office:value-type="float" office:value="0.100074529647827" calcext:value-type="float">
            <text:p>0.10007452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5940158.62609" calcext:value-type="float">
            <text:p>1455940158.62609</text:p>
          </table:table-cell>
          <table:table-cell office:value-type="float" office:value="1455940158.6263" calcext:value-type="float">
            <text:p>1455940158.6263</text:p>
          </table:table-cell>
          <table:table-cell office:value-type="float" office:value="4304" calcext:value-type="float">
            <text:p>4304</text:p>
          </table:table-cell>
          <table:table-cell table:formula="of:=[.B155]-[.B$2]" office:value-type="float" office:value="15.3786811828613" calcext:value-type="float">
            <text:p>15.3786811829</text:p>
          </table:table-cell>
          <table:table-cell table:formula="of:=[.D155]/([.E155]-[.E154])" office:value-type="float" office:value="42768.0945754175" calcext:value-type="float">
            <text:p>42768.0945754175</text:p>
          </table:table-cell>
          <table:table-cell table:formula="of:=[.E155]-[.E154]" office:value-type="float" office:value="0.100635766983032" calcext:value-type="float">
            <text:p>0.10063576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5940158.72549" calcext:value-type="float">
            <text:p>1455940158.72549</text:p>
          </table:table-cell>
          <table:table-cell office:value-type="float" office:value="1455940158.7257" calcext:value-type="float">
            <text:p>1455940158.7257</text:p>
          </table:table-cell>
          <table:table-cell office:value-type="float" office:value="4296" calcext:value-type="float">
            <text:p>4296</text:p>
          </table:table-cell>
          <table:table-cell table:formula="of:=[.B156]-[.B$2]" office:value-type="float" office:value="15.4780809879303" calcext:value-type="float">
            <text:p>15.4780809879</text:p>
          </table:table-cell>
          <table:table-cell table:formula="of:=[.D156]/([.E156]-[.E155])" office:value-type="float" office:value="43219.4006519346" calcext:value-type="float">
            <text:p>43219.4006519346</text:p>
          </table:table-cell>
          <table:table-cell table:formula="of:=[.E156]-[.E155]" office:value-type="float" office:value="0.0993998050689697" calcext:value-type="float">
            <text:p>0.09939980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5940158.8254" calcext:value-type="float">
            <text:p>1455940158.8254</text:p>
          </table:table-cell>
          <table:table-cell office:value-type="float" office:value="1455940158.82561" calcext:value-type="float">
            <text:p>1455940158.82561</text:p>
          </table:table-cell>
          <table:table-cell office:value-type="float" office:value="4296" calcext:value-type="float">
            <text:p>4296</text:p>
          </table:table-cell>
          <table:table-cell table:formula="of:=[.B157]-[.B$2]" office:value-type="float" office:value="15.5779943466187" calcext:value-type="float">
            <text:p>15.5779943466</text:p>
          </table:table-cell>
          <table:table-cell table:formula="of:=[.D157]/([.E157]-[.E156])" office:value-type="float" office:value="42997.2533843037" calcext:value-type="float">
            <text:p>42997.2533843037</text:p>
          </table:table-cell>
          <table:table-cell table:formula="of:=[.E157]-[.E156]" office:value-type="float" office:value="0.0999133586883545" calcext:value-type="float">
            <text:p>0.099913358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5940158.92514" calcext:value-type="float">
            <text:p>1455940158.92514</text:p>
          </table:table-cell>
          <table:table-cell office:value-type="float" office:value="1455940158.92536" calcext:value-type="float">
            <text:p>1455940158.92536</text:p>
          </table:table-cell>
          <table:table-cell office:value-type="float" office:value="4304" calcext:value-type="float">
            <text:p>4304</text:p>
          </table:table-cell>
          <table:table-cell table:formula="of:=[.B158]-[.B$2]" office:value-type="float" office:value="15.677734375" calcext:value-type="float">
            <text:p>15.677734375</text:p>
          </table:table-cell>
          <table:table-cell table:formula="of:=[.D158]/([.E158]-[.E157])" office:value-type="float" office:value="43152.1834297461" calcext:value-type="float">
            <text:p>43152.1834297461</text:p>
          </table:table-cell>
          <table:table-cell table:formula="of:=[.E158]-[.E157]" office:value-type="float" office:value="0.0997400283813477" calcext:value-type="float">
            <text:p>0.099740028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5940159.02478" calcext:value-type="float">
            <text:p>1455940159.02478</text:p>
          </table:table-cell>
          <table:table-cell office:value-type="float" office:value="1455940159.02499" calcext:value-type="float">
            <text:p>1455940159.02499</text:p>
          </table:table-cell>
          <table:table-cell office:value-type="float" office:value="4320" calcext:value-type="float">
            <text:p>4320</text:p>
          </table:table-cell>
          <table:table-cell table:formula="of:=[.B159]-[.B$2]" office:value-type="float" office:value="15.7773733139038" calcext:value-type="float">
            <text:p>15.7773733139</text:p>
          </table:table-cell>
          <table:table-cell table:formula="of:=[.D159]/([.E159]-[.E158])" office:value-type="float" office:value="43356.5436116349" calcext:value-type="float">
            <text:p>43356.5436116349</text:p>
          </table:table-cell>
          <table:table-cell table:formula="of:=[.E159]-[.E158]" office:value-type="float" office:value="0.0996389389038086" calcext:value-type="float">
            <text:p>0.099638938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5940159.12474" calcext:value-type="float">
            <text:p>1455940159.12474</text:p>
          </table:table-cell>
          <table:table-cell office:value-type="float" office:value="1455940159.12496" calcext:value-type="float">
            <text:p>1455940159.12496</text:p>
          </table:table-cell>
          <table:table-cell office:value-type="float" office:value="4352" calcext:value-type="float">
            <text:p>4352</text:p>
          </table:table-cell>
          <table:table-cell table:formula="of:=[.B160]-[.B$2]" office:value-type="float" office:value="15.8773381710052" calcext:value-type="float">
            <text:p>15.877338171</text:p>
          </table:table-cell>
          <table:table-cell table:formula="of:=[.D160]/([.E160]-[.E159])" office:value-type="float" office:value="43535.2995661641" calcext:value-type="float">
            <text:p>43535.2995661641</text:p>
          </table:table-cell>
          <table:table-cell table:formula="of:=[.E160]-[.E159]" office:value-type="float" office:value="0.0999648571014404" calcext:value-type="float">
            <text:p>0.099964857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5940159.22454" calcext:value-type="float">
            <text:p>1455940159.22454</text:p>
          </table:table-cell>
          <table:table-cell office:value-type="float" office:value="1455940159.22477" calcext:value-type="float">
            <text:p>1455940159.22477</text:p>
          </table:table-cell>
          <table:table-cell office:value-type="float" office:value="4384" calcext:value-type="float">
            <text:p>4384</text:p>
          </table:table-cell>
          <table:table-cell table:formula="of:=[.B161]-[.B$2]" office:value-type="float" office:value="15.9771356582642" calcext:value-type="float">
            <text:p>15.9771356583</text:p>
          </table:table-cell>
          <table:table-cell table:formula="of:=[.D161]/([.E161]-[.E160])" office:value-type="float" office:value="43928.9617445608" calcext:value-type="float">
            <text:p>43928.9617445608</text:p>
          </table:table-cell>
          <table:table-cell table:formula="of:=[.E161]-[.E160]" office:value-type="float" office:value="0.0997974872589111" calcext:value-type="float">
            <text:p>0.099797487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5940159.32495" calcext:value-type="float">
            <text:p>1455940159.32495</text:p>
          </table:table-cell>
          <table:table-cell office:value-type="float" office:value="1455940159.32516" calcext:value-type="float">
            <text:p>1455940159.32516</text:p>
          </table:table-cell>
          <table:table-cell office:value-type="float" office:value="4432" calcext:value-type="float">
            <text:p>4432</text:p>
          </table:table-cell>
          <table:table-cell table:formula="of:=[.B162]-[.B$2]" office:value-type="float" office:value="16.077540397644" calcext:value-type="float">
            <text:p>16.0775403976</text:p>
          </table:table-cell>
          <table:table-cell table:formula="of:=[.D162]/([.E162]-[.E161])" office:value-type="float" office:value="44141.3426036739" calcext:value-type="float">
            <text:p>44141.3426036739</text:p>
          </table:table-cell>
          <table:table-cell table:formula="of:=[.E162]-[.E161]" office:value-type="float" office:value="0.100404739379883" calcext:value-type="float">
            <text:p>0.100404739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5940159.425" calcext:value-type="float">
            <text:p>1455940159.425</text:p>
          </table:table-cell>
          <table:table-cell office:value-type="float" office:value="1455940159.42521" calcext:value-type="float">
            <text:p>1455940159.42521</text:p>
          </table:table-cell>
          <table:table-cell office:value-type="float" office:value="4480" calcext:value-type="float">
            <text:p>4480</text:p>
          </table:table-cell>
          <table:table-cell table:formula="of:=[.B163]-[.B$2]" office:value-type="float" office:value="16.1775937080383" calcext:value-type="float">
            <text:p>16.177593708</text:p>
          </table:table-cell>
          <table:table-cell table:formula="of:=[.D163]/([.E163]-[.E162])" office:value-type="float" office:value="44776.1296687271" calcext:value-type="float">
            <text:p>44776.1296687271</text:p>
          </table:table-cell>
          <table:table-cell table:formula="of:=[.E163]-[.E162]" office:value-type="float" office:value="0.100053310394287" calcext:value-type="float">
            <text:p>0.100053310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5940159.52533" calcext:value-type="float">
            <text:p>1455940159.52533</text:p>
          </table:table-cell>
          <table:table-cell office:value-type="float" office:value="1455940159.52555" calcext:value-type="float">
            <text:p>1455940159.52555</text:p>
          </table:table-cell>
          <table:table-cell office:value-type="float" office:value="4544" calcext:value-type="float">
            <text:p>4544</text:p>
          </table:table-cell>
          <table:table-cell table:formula="of:=[.B164]-[.B$2]" office:value-type="float" office:value="16.2779259681702" calcext:value-type="float">
            <text:p>16.2779259682</text:p>
          </table:table-cell>
          <table:table-cell table:formula="of:=[.D164]/([.E164]-[.E163])" office:value-type="float" office:value="45289.520977891" calcext:value-type="float">
            <text:p>45289.520977891</text:p>
          </table:table-cell>
          <table:table-cell table:formula="of:=[.E164]-[.E163]" office:value-type="float" office:value="0.100332260131836" calcext:value-type="float">
            <text:p>0.100332260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5940159.62493" calcext:value-type="float">
            <text:p>1455940159.62493</text:p>
          </table:table-cell>
          <table:table-cell office:value-type="float" office:value="1455940159.62514" calcext:value-type="float">
            <text:p>1455940159.62514</text:p>
          </table:table-cell>
          <table:table-cell office:value-type="float" office:value="4608" calcext:value-type="float">
            <text:p>4608</text:p>
          </table:table-cell>
          <table:table-cell table:formula="of:=[.B165]-[.B$2]" office:value-type="float" office:value="16.3775274753571" calcext:value-type="float">
            <text:p>16.3775274754</text:p>
          </table:table-cell>
          <table:table-cell table:formula="of:=[.D165]/([.E165]-[.E164])" office:value-type="float" office:value="46264.3601502302" calcext:value-type="float">
            <text:p>46264.3601502302</text:p>
          </table:table-cell>
          <table:table-cell table:formula="of:=[.E165]-[.E164]" office:value-type="float" office:value="0.0996015071868897" calcext:value-type="float">
            <text:p>0.099601507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5940159.72482" calcext:value-type="float">
            <text:p>1455940159.72482</text:p>
          </table:table-cell>
          <table:table-cell office:value-type="float" office:value="1455940159.72504" calcext:value-type="float">
            <text:p>1455940159.72504</text:p>
          </table:table-cell>
          <table:table-cell office:value-type="float" office:value="4680" calcext:value-type="float">
            <text:p>4680</text:p>
          </table:table-cell>
          <table:table-cell table:formula="of:=[.B166]-[.B$2]" office:value-type="float" office:value="16.4774181842804" calcext:value-type="float">
            <text:p>16.4774181843</text:p>
          </table:table-cell>
          <table:table-cell table:formula="of:=[.D166]/([.E166]-[.E165])" office:value-type="float" office:value="46851.2041854826" calcext:value-type="float">
            <text:p>46851.2041854826</text:p>
          </table:table-cell>
          <table:table-cell table:formula="of:=[.E166]-[.E165]" office:value-type="float" office:value="0.0998907089233398" calcext:value-type="float">
            <text:p>0.099890708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5940159.82502" calcext:value-type="float">
            <text:p>1455940159.82502</text:p>
          </table:table-cell>
          <table:table-cell office:value-type="float" office:value="1455940159.82523" calcext:value-type="float">
            <text:p>1455940159.82523</text:p>
          </table:table-cell>
          <table:table-cell office:value-type="float" office:value="4760" calcext:value-type="float">
            <text:p>4760</text:p>
          </table:table-cell>
          <table:table-cell table:formula="of:=[.B167]-[.B$2]" office:value-type="float" office:value="16.5776100158691" calcext:value-type="float">
            <text:p>16.5776100159</text:p>
          </table:table-cell>
          <table:table-cell table:formula="of:=[.D167]/([.E167]-[.E166])" office:value-type="float" office:value="47508.8629933252" calcext:value-type="float">
            <text:p>47508.8629933252</text:p>
          </table:table-cell>
          <table:table-cell table:formula="of:=[.E167]-[.E166]" office:value-type="float" office:value="0.100191831588745" calcext:value-type="float">
            <text:p>0.100191831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5940159.92479" calcext:value-type="float">
            <text:p>1455940159.92479</text:p>
          </table:table-cell>
          <table:table-cell office:value-type="float" office:value="1455940159.925" calcext:value-type="float">
            <text:p>1455940159.925</text:p>
          </table:table-cell>
          <table:table-cell office:value-type="float" office:value="4848" calcext:value-type="float">
            <text:p>4848</text:p>
          </table:table-cell>
          <table:table-cell table:formula="of:=[.B168]-[.B$2]" office:value-type="float" office:value="16.677389383316" calcext:value-type="float">
            <text:p>16.6773893833</text:p>
          </table:table-cell>
          <table:table-cell table:formula="of:=[.D168]/([.E168]-[.E167])" office:value-type="float" office:value="48587.1991780265" calcext:value-type="float">
            <text:p>48587.1991780265</text:p>
          </table:table-cell>
          <table:table-cell table:formula="of:=[.E168]-[.E167]" office:value-type="float" office:value="0.0997793674468994" calcext:value-type="float">
            <text:p>0.09977936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5940160.02441" calcext:value-type="float">
            <text:p>1455940160.02441</text:p>
          </table:table-cell>
          <table:table-cell office:value-type="float" office:value="1455940160.02462" calcext:value-type="float">
            <text:p>1455940160.02462</text:p>
          </table:table-cell>
          <table:table-cell office:value-type="float" office:value="4944" calcext:value-type="float">
            <text:p>4944</text:p>
          </table:table-cell>
          <table:table-cell table:formula="of:=[.B169]-[.B$2]" office:value-type="float" office:value="16.777006149292" calcext:value-type="float">
            <text:p>16.7770061493</text:p>
          </table:table-cell>
          <table:table-cell table:formula="of:=[.D169]/([.E169]-[.E168])" office:value-type="float" office:value="49630.1998118821" calcext:value-type="float">
            <text:p>49630.1998118821</text:p>
          </table:table-cell>
          <table:table-cell table:formula="of:=[.E169]-[.E168]" office:value-type="float" office:value="0.0996167659759522" calcext:value-type="float">
            <text:p>0.09961676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5940160.12479" calcext:value-type="float">
            <text:p>1455940160.12479</text:p>
          </table:table-cell>
          <table:table-cell office:value-type="float" office:value="1455940160.12501" calcext:value-type="float">
            <text:p>1455940160.12501</text:p>
          </table:table-cell>
          <table:table-cell office:value-type="float" office:value="5048" calcext:value-type="float">
            <text:p>5048</text:p>
          </table:table-cell>
          <table:table-cell table:formula="of:=[.B170]-[.B$2]" office:value-type="float" office:value="16.8773856163025" calcext:value-type="float">
            <text:p>16.8773856163</text:p>
          </table:table-cell>
          <table:table-cell table:formula="of:=[.D170]/([.E170]-[.E169])" office:value-type="float" office:value="50289.1691930588" calcext:value-type="float">
            <text:p>50289.1691930588</text:p>
          </table:table-cell>
          <table:table-cell table:formula="of:=[.E170]-[.E169]" office:value-type="float" office:value="0.100379467010498" calcext:value-type="float">
            <text:p>0.10037946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5940160.22486" calcext:value-type="float">
            <text:p>1455940160.22486</text:p>
          </table:table-cell>
          <table:table-cell office:value-type="float" office:value="1455940160.2251" calcext:value-type="float">
            <text:p>1455940160.2251</text:p>
          </table:table-cell>
          <table:table-cell office:value-type="float" office:value="5152" calcext:value-type="float">
            <text:p>5152</text:p>
          </table:table-cell>
          <table:table-cell table:formula="of:=[.B171]-[.B$2]" office:value-type="float" office:value="16.9774556159973" calcext:value-type="float">
            <text:p>16.977455616</text:p>
          </table:table-cell>
          <table:table-cell table:formula="of:=[.D171]/([.E171]-[.E170])" office:value-type="float" office:value="51483.9613841477" calcext:value-type="float">
            <text:p>51483.9613841477</text:p>
          </table:table-cell>
          <table:table-cell table:formula="of:=[.E171]-[.E170]" office:value-type="float" office:value="0.100069999694824" calcext:value-type="float">
            <text:p>0.100069999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5940160.32538" calcext:value-type="float">
            <text:p>1455940160.32538</text:p>
          </table:table-cell>
          <table:table-cell office:value-type="float" office:value="1455940160.32559" calcext:value-type="float">
            <text:p>1455940160.32559</text:p>
          </table:table-cell>
          <table:table-cell office:value-type="float" office:value="5256" calcext:value-type="float">
            <text:p>5256</text:p>
          </table:table-cell>
          <table:table-cell table:formula="of:=[.B172]-[.B$2]" office:value-type="float" office:value="17.0779728889465" calcext:value-type="float">
            <text:p>17.0779728889</text:p>
          </table:table-cell>
          <table:table-cell table:formula="of:=[.D172]/([.E172]-[.E171])" office:value-type="float" office:value="52289.520455408" calcext:value-type="float">
            <text:p>52289.520455408</text:p>
          </table:table-cell>
          <table:table-cell table:formula="of:=[.E172]-[.E171]" office:value-type="float" office:value="0.100517272949219" calcext:value-type="float">
            <text:p>0.100517272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5940160.42523" calcext:value-type="float">
            <text:p>1455940160.42523</text:p>
          </table:table-cell>
          <table:table-cell office:value-type="float" office:value="1455940160.42544" calcext:value-type="float">
            <text:p>1455940160.42544</text:p>
          </table:table-cell>
          <table:table-cell office:value-type="float" office:value="5376" calcext:value-type="float">
            <text:p>5376</text:p>
          </table:table-cell>
          <table:table-cell table:formula="of:=[.B173]-[.B$2]" office:value-type="float" office:value="17.1778266429901" calcext:value-type="float">
            <text:p>17.177826643</text:p>
          </table:table-cell>
          <table:table-cell table:formula="of:=[.D173]/([.E173]-[.E172])" office:value-type="float" office:value="53838.7369758152" calcext:value-type="float">
            <text:p>53838.7369758152</text:p>
          </table:table-cell>
          <table:table-cell table:formula="of:=[.E173]-[.E172]" office:value-type="float" office:value="0.0998537540435791" calcext:value-type="float">
            <text:p>0.09985375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5940160.52547" calcext:value-type="float">
            <text:p>1455940160.52547</text:p>
          </table:table-cell>
          <table:table-cell office:value-type="float" office:value="1455940160.52568" calcext:value-type="float">
            <text:p>1455940160.52568</text:p>
          </table:table-cell>
          <table:table-cell office:value-type="float" office:value="5488" calcext:value-type="float">
            <text:p>5488</text:p>
          </table:table-cell>
          <table:table-cell table:formula="of:=[.B174]-[.B$2]" office:value-type="float" office:value="17.2780628204346" calcext:value-type="float">
            <text:p>17.2780628204</text:p>
          </table:table-cell>
          <table:table-cell table:formula="of:=[.D174]/([.E174]-[.E173])" office:value-type="float" office:value="54750.6912166614" calcext:value-type="float">
            <text:p>54750.6912166614</text:p>
          </table:table-cell>
          <table:table-cell table:formula="of:=[.E174]-[.E173]" office:value-type="float" office:value="0.100236177444458" calcext:value-type="float">
            <text:p>0.100236177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5940160.62539" calcext:value-type="float">
            <text:p>1455940160.62539</text:p>
          </table:table-cell>
          <table:table-cell office:value-type="float" office:value="1455940160.6256" calcext:value-type="float">
            <text:p>1455940160.6256</text:p>
          </table:table-cell>
          <table:table-cell office:value-type="float" office:value="5608" calcext:value-type="float">
            <text:p>5608</text:p>
          </table:table-cell>
          <table:table-cell table:formula="of:=[.B175]-[.B$2]" office:value-type="float" office:value="17.3779873847961" calcext:value-type="float">
            <text:p>17.3779873848</text:p>
          </table:table-cell>
          <table:table-cell table:formula="of:=[.D175]/([.E175]-[.E174])" office:value-type="float" office:value="56122.3362426452" calcext:value-type="float">
            <text:p>56122.3362426452</text:p>
          </table:table-cell>
          <table:table-cell table:formula="of:=[.E175]-[.E174]" office:value-type="float" office:value="0.0999245643615723" calcext:value-type="float">
            <text:p>0.099924564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5940160.7257" calcext:value-type="float">
            <text:p>1455940160.7257</text:p>
          </table:table-cell>
          <table:table-cell office:value-type="float" office:value="1455940160.72591" calcext:value-type="float">
            <text:p>1455940160.72591</text:p>
          </table:table-cell>
          <table:table-cell office:value-type="float" office:value="5728" calcext:value-type="float">
            <text:p>5728</text:p>
          </table:table-cell>
          <table:table-cell table:formula="of:=[.B176]-[.B$2]" office:value-type="float" office:value="17.4782936573029" calcext:value-type="float">
            <text:p>17.4782936573</text:p>
          </table:table-cell>
          <table:table-cell table:formula="of:=[.D176]/([.E176]-[.E175])" office:value-type="float" office:value="57105.1027702839" calcext:value-type="float">
            <text:p>57105.1027702839</text:p>
          </table:table-cell>
          <table:table-cell table:formula="of:=[.E176]-[.E175]" office:value-type="float" office:value="0.100306272506714" calcext:value-type="float">
            <text:p>0.10030627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5940160.82569" calcext:value-type="float">
            <text:p>1455940160.82569</text:p>
          </table:table-cell>
          <table:table-cell office:value-type="float" office:value="1455940160.82589" calcext:value-type="float">
            <text:p>1455940160.82589</text:p>
          </table:table-cell>
          <table:table-cell office:value-type="float" office:value="5856" calcext:value-type="float">
            <text:p>5856</text:p>
          </table:table-cell>
          <table:table-cell table:formula="of:=[.B177]-[.B$2]" office:value-type="float" office:value="17.578281879425" calcext:value-type="float">
            <text:p>17.5782818794</text:p>
          </table:table-cell>
          <table:table-cell table:formula="of:=[.D177]/([.E177]-[.E176])" office:value-type="float" office:value="58566.8979376748" calcext:value-type="float">
            <text:p>58566.8979376748</text:p>
          </table:table-cell>
          <table:table-cell table:formula="of:=[.E177]-[.E176]" office:value-type="float" office:value="0.0999882221221924" calcext:value-type="float">
            <text:p>0.099988222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5940160.92537" calcext:value-type="float">
            <text:p>1455940160.92537</text:p>
          </table:table-cell>
          <table:table-cell office:value-type="float" office:value="1455940160.92557" calcext:value-type="float">
            <text:p>1455940160.92557</text:p>
          </table:table-cell>
          <table:table-cell office:value-type="float" office:value="5984" calcext:value-type="float">
            <text:p>5984</text:p>
          </table:table-cell>
          <table:table-cell table:formula="of:=[.B178]-[.B$2]" office:value-type="float" office:value="17.6779627799988" calcext:value-type="float">
            <text:p>17.67796278</text:p>
          </table:table-cell>
          <table:table-cell table:formula="of:=[.D178]/([.E178]-[.E177])" office:value-type="float" office:value="60031.5603647044" calcext:value-type="float">
            <text:p>60031.5603647044</text:p>
          </table:table-cell>
          <table:table-cell table:formula="of:=[.E178]-[.E177]" office:value-type="float" office:value="0.0996809005737305" calcext:value-type="float">
            <text:p>0.099680900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5940161.02496" calcext:value-type="float">
            <text:p>1455940161.02496</text:p>
          </table:table-cell>
          <table:table-cell office:value-type="float" office:value="1455940161.02517" calcext:value-type="float">
            <text:p>1455940161.02517</text:p>
          </table:table-cell>
          <table:table-cell office:value-type="float" office:value="6104" calcext:value-type="float">
            <text:p>6104</text:p>
          </table:table-cell>
          <table:table-cell table:formula="of:=[.B179]-[.B$2]" office:value-type="float" office:value="17.7775552272797" calcext:value-type="float">
            <text:p>17.7775552273</text:p>
          </table:table-cell>
          <table:table-cell table:formula="of:=[.D179]/([.E179]-[.E178])" office:value-type="float" office:value="61289.7881983429" calcext:value-type="float">
            <text:p>61289.7881983429</text:p>
          </table:table-cell>
          <table:table-cell table:formula="of:=[.E179]-[.E178]" office:value-type="float" office:value="0.0995924472808838" calcext:value-type="float">
            <text:p>0.099592447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5940161.12557" calcext:value-type="float">
            <text:p>1455940161.12557</text:p>
          </table:table-cell>
          <table:table-cell office:value-type="float" office:value="1455940161.12578" calcext:value-type="float">
            <text:p>1455940161.12578</text:p>
          </table:table-cell>
          <table:table-cell office:value-type="float" office:value="6232" calcext:value-type="float">
            <text:p>6232</text:p>
          </table:table-cell>
          <table:table-cell table:formula="of:=[.B180]-[.B$2]" office:value-type="float" office:value="17.8781683444977" calcext:value-type="float">
            <text:p>17.8781683445</text:p>
          </table:table-cell>
          <table:table-cell table:formula="of:=[.D180]/([.E180]-[.E179])" office:value-type="float" office:value="61940.2337619253" calcext:value-type="float">
            <text:p>61940.2337619253</text:p>
          </table:table-cell>
          <table:table-cell table:formula="of:=[.E180]-[.E179]" office:value-type="float" office:value="0.100613117218018" calcext:value-type="float">
            <text:p>0.100613117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5940161.22596" calcext:value-type="float">
            <text:p>1455940161.22596</text:p>
          </table:table-cell>
          <table:table-cell office:value-type="float" office:value="1455940161.22618" calcext:value-type="float">
            <text:p>1455940161.22618</text:p>
          </table:table-cell>
          <table:table-cell office:value-type="float" office:value="6360" calcext:value-type="float">
            <text:p>6360</text:p>
          </table:table-cell>
          <table:table-cell table:formula="of:=[.B181]-[.B$2]" office:value-type="float" office:value="17.9785540103912" calcext:value-type="float">
            <text:p>17.9785540104</text:p>
          </table:table-cell>
          <table:table-cell table:formula="of:=[.D181]/([.E181]-[.E180])" office:value-type="float" office:value="63355.6588322472" calcext:value-type="float">
            <text:p>63355.6588322472</text:p>
          </table:table-cell>
          <table:table-cell table:formula="of:=[.E181]-[.E180]" office:value-type="float" office:value="0.100385665893555" calcext:value-type="float">
            <text:p>0.10038566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5940161.32625" calcext:value-type="float">
            <text:p>1455940161.32625</text:p>
          </table:table-cell>
          <table:table-cell office:value-type="float" office:value="1455940161.32646" calcext:value-type="float">
            <text:p>1455940161.32646</text:p>
          </table:table-cell>
          <table:table-cell office:value-type="float" office:value="6480" calcext:value-type="float">
            <text:p>6480</text:p>
          </table:table-cell>
          <table:table-cell table:formula="of:=[.B182]-[.B$2]" office:value-type="float" office:value="18.0788407325745" calcext:value-type="float">
            <text:p>18.0788407326</text:p>
          </table:table-cell>
          <table:table-cell table:formula="of:=[.D182]/([.E182]-[.E181])" office:value-type="float" office:value="64614.7352204891" calcext:value-type="float">
            <text:p>64614.7352204891</text:p>
          </table:table-cell>
          <table:table-cell table:formula="of:=[.E182]-[.E181]" office:value-type="float" office:value="0.100286722183228" calcext:value-type="float">
            <text:p>0.100286722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5940161.42669" calcext:value-type="float">
            <text:p>1455940161.42669</text:p>
          </table:table-cell>
          <table:table-cell office:value-type="float" office:value="1455940161.4269" calcext:value-type="float">
            <text:p>1455940161.4269</text:p>
          </table:table-cell>
          <table:table-cell office:value-type="float" office:value="6600" calcext:value-type="float">
            <text:p>6600</text:p>
          </table:table-cell>
          <table:table-cell table:formula="of:=[.B183]-[.B$2]" office:value-type="float" office:value="18.1792843341827" calcext:value-type="float">
            <text:p>18.1792843342</text:p>
          </table:table-cell>
          <table:table-cell table:formula="of:=[.D183]/([.E183]-[.E182])" office:value-type="float" office:value="65708.5159663985" calcext:value-type="float">
            <text:p>65708.5159663985</text:p>
          </table:table-cell>
          <table:table-cell table:formula="of:=[.E183]-[.E182]" office:value-type="float" office:value="0.100443601608276" calcext:value-type="float">
            <text:p>0.10044360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5940161.52661" calcext:value-type="float">
            <text:p>1455940161.52661</text:p>
          </table:table-cell>
          <table:table-cell office:value-type="float" office:value="1455940161.52682" calcext:value-type="float">
            <text:p>1455940161.52682</text:p>
          </table:table-cell>
          <table:table-cell office:value-type="float" office:value="6720" calcext:value-type="float">
            <text:p>6720</text:p>
          </table:table-cell>
          <table:table-cell table:formula="of:=[.B184]-[.B$2]" office:value-type="float" office:value="18.2792017459869" calcext:value-type="float">
            <text:p>18.279201746</text:p>
          </table:table-cell>
          <table:table-cell table:formula="of:=[.D184]/([.E184]-[.E183])" office:value-type="float" office:value="67255.5451413082" calcext:value-type="float">
            <text:p>67255.5451413082</text:p>
          </table:table-cell>
          <table:table-cell table:formula="of:=[.E184]-[.E183]" office:value-type="float" office:value="0.0999174118041992" calcext:value-type="float">
            <text:p>0.09991741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5940161.62657" calcext:value-type="float">
            <text:p>1455940161.62657</text:p>
          </table:table-cell>
          <table:table-cell office:value-type="float" office:value="1455940161.62678" calcext:value-type="float">
            <text:p>1455940161.62678</text:p>
          </table:table-cell>
          <table:table-cell office:value-type="float" office:value="6840" calcext:value-type="float">
            <text:p>6840</text:p>
          </table:table-cell>
          <table:table-cell table:formula="of:=[.B185]-[.B$2]" office:value-type="float" office:value="18.3791618347168" calcext:value-type="float">
            <text:p>18.3791618347</text:p>
          </table:table-cell>
          <table:table-cell table:formula="of:=[.D185]/([.E185]-[.E184])" office:value-type="float" office:value="68427.310208628" calcext:value-type="float">
            <text:p>68427.310208628</text:p>
          </table:table-cell>
          <table:table-cell table:formula="of:=[.E185]-[.E184]" office:value-type="float" office:value="0.0999600887298584" calcext:value-type="float">
            <text:p>0.09996008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5940161.72683" calcext:value-type="float">
            <text:p>1455940161.72683</text:p>
          </table:table-cell>
          <table:table-cell office:value-type="float" office:value="1455940161.72704" calcext:value-type="float">
            <text:p>1455940161.72704</text:p>
          </table:table-cell>
          <table:table-cell office:value-type="float" office:value="6952" calcext:value-type="float">
            <text:p>6952</text:p>
          </table:table-cell>
          <table:table-cell table:formula="of:=[.B186]-[.B$2]" office:value-type="float" office:value="18.479424238205" calcext:value-type="float">
            <text:p>18.4794242382</text:p>
          </table:table-cell>
          <table:table-cell table:formula="of:=[.D186]/([.E186]-[.E185])" office:value-type="float" office:value="69338.0545263013" calcext:value-type="float">
            <text:p>69338.0545263013</text:p>
          </table:table-cell>
          <table:table-cell table:formula="of:=[.E186]-[.E185]" office:value-type="float" office:value="0.100262403488159" calcext:value-type="float">
            <text:p>0.100262403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5940161.82648" calcext:value-type="float">
            <text:p>1455940161.82648</text:p>
          </table:table-cell>
          <table:table-cell office:value-type="float" office:value="1455940161.82669" calcext:value-type="float">
            <text:p>1455940161.82669</text:p>
          </table:table-cell>
          <table:table-cell office:value-type="float" office:value="7056" calcext:value-type="float">
            <text:p>7056</text:p>
          </table:table-cell>
          <table:table-cell table:formula="of:=[.B187]-[.B$2]" office:value-type="float" office:value="18.5790772438049" calcext:value-type="float">
            <text:p>18.5790772438</text:p>
          </table:table-cell>
          <table:table-cell table:formula="of:=[.D187]/([.E187]-[.E186])" office:value-type="float" office:value="70805.6917853939" calcext:value-type="float">
            <text:p>70805.6917853939</text:p>
          </table:table-cell>
          <table:table-cell table:formula="of:=[.E187]-[.E186]" office:value-type="float" office:value="0.0996530055999756" calcext:value-type="float">
            <text:p>0.099653005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5940161.92653" calcext:value-type="float">
            <text:p>1455940161.92653</text:p>
          </table:table-cell>
          <table:table-cell office:value-type="float" office:value="1455940161.92675" calcext:value-type="float">
            <text:p>1455940161.92675</text:p>
          </table:table-cell>
          <table:table-cell office:value-type="float" office:value="7160" calcext:value-type="float">
            <text:p>7160</text:p>
          </table:table-cell>
          <table:table-cell table:formula="of:=[.B188]-[.B$2]" office:value-type="float" office:value="18.6791286468506" calcext:value-type="float">
            <text:p>18.6791286469</text:p>
          </table:table-cell>
          <table:table-cell table:formula="of:=[.D188]/([.E188]-[.E187])" office:value-type="float" office:value="71563.2143282672" calcext:value-type="float">
            <text:p>71563.2143282672</text:p>
          </table:table-cell>
          <table:table-cell table:formula="of:=[.E188]-[.E187]" office:value-type="float" office:value="0.100051403045654" calcext:value-type="float">
            <text:p>0.10005140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5940162.02634" calcext:value-type="float">
            <text:p>1455940162.02634</text:p>
          </table:table-cell>
          <table:table-cell office:value-type="float" office:value="1455940162.02656" calcext:value-type="float">
            <text:p>1455940162.02656</text:p>
          </table:table-cell>
          <table:table-cell office:value-type="float" office:value="7264" calcext:value-type="float">
            <text:p>7264</text:p>
          </table:table-cell>
          <table:table-cell table:formula="of:=[.B189]-[.B$2]" office:value-type="float" office:value="18.7789378166199" calcext:value-type="float">
            <text:p>18.7789378166</text:p>
          </table:table-cell>
          <table:table-cell table:formula="of:=[.D189]/([.E189]-[.E188])" office:value-type="float" office:value="72778.8841124621" calcext:value-type="float">
            <text:p>72778.8841124621</text:p>
          </table:table-cell>
          <table:table-cell table:formula="of:=[.E189]-[.E188]" office:value-type="float" office:value="0.0998091697692871" calcext:value-type="float">
            <text:p>0.09980916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5940162.12697" calcext:value-type="float">
            <text:p>1455940162.12697</text:p>
          </table:table-cell>
          <table:table-cell office:value-type="float" office:value="1455940162.12718" calcext:value-type="float">
            <text:p>1455940162.12718</text:p>
          </table:table-cell>
          <table:table-cell office:value-type="float" office:value="7352" calcext:value-type="float">
            <text:p>7352</text:p>
          </table:table-cell>
          <table:table-cell table:formula="of:=[.B190]-[.B$2]" office:value-type="float" office:value="18.879567861557" calcext:value-type="float">
            <text:p>18.8795678616</text:p>
          </table:table-cell>
          <table:table-cell table:formula="of:=[.D190]/([.E190]-[.E189])" office:value-type="float" office:value="73059.6911150441" calcext:value-type="float">
            <text:p>73059.6911150441</text:p>
          </table:table-cell>
          <table:table-cell table:formula="of:=[.E190]-[.E189]" office:value-type="float" office:value="0.100630044937134" calcext:value-type="float">
            <text:p>0.100630044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5940162.22736" calcext:value-type="float">
            <text:p>1455940162.22736</text:p>
          </table:table-cell>
          <table:table-cell office:value-type="float" office:value="1455940162.22759" calcext:value-type="float">
            <text:p>1455940162.22759</text:p>
          </table:table-cell>
          <table:table-cell office:value-type="float" office:value="7440" calcext:value-type="float">
            <text:p>7440</text:p>
          </table:table-cell>
          <table:table-cell table:formula="of:=[.B191]-[.B$2]" office:value-type="float" office:value="18.9799537658691" calcext:value-type="float">
            <text:p>18.9799537659</text:p>
          </table:table-cell>
          <table:table-cell table:formula="of:=[.D191]/([.E191]-[.E190])" office:value-type="float" office:value="74113.9909131716" calcext:value-type="float">
            <text:p>74113.9909131716</text:p>
          </table:table-cell>
          <table:table-cell table:formula="of:=[.E191]-[.E190]" office:value-type="float" office:value="0.100385904312134" calcext:value-type="float">
            <text:p>0.100385904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5940162.32789" calcext:value-type="float">
            <text:p>1455940162.32789</text:p>
          </table:table-cell>
          <table:table-cell office:value-type="float" office:value="1455940162.3281" calcext:value-type="float">
            <text:p>1455940162.3281</text:p>
          </table:table-cell>
          <table:table-cell office:value-type="float" office:value="7520" calcext:value-type="float">
            <text:p>7520</text:p>
          </table:table-cell>
          <table:table-cell table:formula="of:=[.B192]-[.B$2]" office:value-type="float" office:value="19.080486536026" calcext:value-type="float">
            <text:p>19.080486536</text:p>
          </table:table-cell>
          <table:table-cell table:formula="of:=[.D192]/([.E192]-[.E191])" office:value-type="float" office:value="74801.4800374705" calcext:value-type="float">
            <text:p>74801.4800374705</text:p>
          </table:table-cell>
          <table:table-cell table:formula="of:=[.E192]-[.E191]" office:value-type="float" office:value="0.10053277015686" calcext:value-type="float">
            <text:p>0.100532770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5940162.42802" calcext:value-type="float">
            <text:p>1455940162.42802</text:p>
          </table:table-cell>
          <table:table-cell office:value-type="float" office:value="1455940162.42824" calcext:value-type="float">
            <text:p>1455940162.42824</text:p>
          </table:table-cell>
          <table:table-cell office:value-type="float" office:value="7592" calcext:value-type="float">
            <text:p>7592</text:p>
          </table:table-cell>
          <table:table-cell table:formula="of:=[.B193]-[.B$2]" office:value-type="float" office:value="19.1806130409241" calcext:value-type="float">
            <text:p>19.1806130409</text:p>
          </table:table-cell>
          <table:table-cell table:formula="of:=[.D193]/([.E193]-[.E192])" office:value-type="float" office:value="75824.0788263672" calcext:value-type="float">
            <text:p>75824.0788263672</text:p>
          </table:table-cell>
          <table:table-cell table:formula="of:=[.E193]-[.E192]" office:value-type="float" office:value="0.100126504898071" calcext:value-type="float">
            <text:p>0.100126504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5940162.52798" calcext:value-type="float">
            <text:p>1455940162.52798</text:p>
          </table:table-cell>
          <table:table-cell office:value-type="float" office:value="1455940162.52819" calcext:value-type="float">
            <text:p>1455940162.52819</text:p>
          </table:table-cell>
          <table:table-cell office:value-type="float" office:value="7656" calcext:value-type="float">
            <text:p>7656</text:p>
          </table:table-cell>
          <table:table-cell table:formula="of:=[.B194]-[.B$2]" office:value-type="float" office:value="19.2805740833282" calcext:value-type="float">
            <text:p>19.2805740833</text:p>
          </table:table-cell>
          <table:table-cell table:formula="of:=[.D194]/([.E194]-[.E193])" office:value-type="float" office:value="76589.8375593596" calcext:value-type="float">
            <text:p>76589.8375593596</text:p>
          </table:table-cell>
          <table:table-cell table:formula="of:=[.E194]-[.E193]" office:value-type="float" office:value="0.0999610424041748" calcext:value-type="float">
            <text:p>0.099961042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5940162.62859" calcext:value-type="float">
            <text:p>1455940162.62859</text:p>
          </table:table-cell>
          <table:table-cell office:value-type="float" office:value="1455940162.6288" calcext:value-type="float">
            <text:p>1455940162.6288</text:p>
          </table:table-cell>
          <table:table-cell office:value-type="float" office:value="7720" calcext:value-type="float">
            <text:p>7720</text:p>
          </table:table-cell>
          <table:table-cell table:formula="of:=[.B195]-[.B$2]" office:value-type="float" office:value="19.3811888694763" calcext:value-type="float">
            <text:p>19.3811888695</text:p>
          </table:table-cell>
          <table:table-cell table:formula="of:=[.D195]/([.E195]-[.E194])" office:value-type="float" office:value="76728.2851313598" calcext:value-type="float">
            <text:p>76728.2851313598</text:p>
          </table:table-cell>
          <table:table-cell table:formula="of:=[.E195]-[.E194]" office:value-type="float" office:value="0.100614786148071" calcext:value-type="float">
            <text:p>0.100614786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5940162.72863" calcext:value-type="float">
            <text:p>1455940162.72863</text:p>
          </table:table-cell>
          <table:table-cell office:value-type="float" office:value="1455940162.72883" calcext:value-type="float">
            <text:p>1455940162.72883</text:p>
          </table:table-cell>
          <table:table-cell office:value-type="float" office:value="7768" calcext:value-type="float">
            <text:p>7768</text:p>
          </table:table-cell>
          <table:table-cell table:formula="of:=[.B196]-[.B$2]" office:value-type="float" office:value="19.4812228679657" calcext:value-type="float">
            <text:p>19.481222868</text:p>
          </table:table-cell>
          <table:table-cell table:formula="of:=[.D196]/([.E196]-[.E195])" office:value-type="float" office:value="77653.5989494081" calcext:value-type="float">
            <text:p>77653.5989494081</text:p>
          </table:table-cell>
          <table:table-cell table:formula="of:=[.E196]-[.E195]" office:value-type="float" office:value="0.10003399848938" calcext:value-type="float">
            <text:p>0.100033998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5940162.82844" calcext:value-type="float">
            <text:p>1455940162.82844</text:p>
          </table:table-cell>
          <table:table-cell office:value-type="float" office:value="1455940162.82865" calcext:value-type="float">
            <text:p>1455940162.82865</text:p>
          </table:table-cell>
          <table:table-cell office:value-type="float" office:value="7808" calcext:value-type="float">
            <text:p>7808</text:p>
          </table:table-cell>
          <table:table-cell table:formula="of:=[.B197]-[.B$2]" office:value-type="float" office:value="19.5810351371765" calcext:value-type="float">
            <text:p>19.5810351372</text:p>
          </table:table-cell>
          <table:table-cell table:formula="of:=[.D197]/([.E197]-[.E196])" office:value-type="float" office:value="78226.8558939239" calcext:value-type="float">
            <text:p>78226.8558939239</text:p>
          </table:table-cell>
          <table:table-cell table:formula="of:=[.E197]-[.E196]" office:value-type="float" office:value="0.0998122692108154" calcext:value-type="float">
            <text:p>0.099812269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5940162.92888" calcext:value-type="float">
            <text:p>1455940162.92888</text:p>
          </table:table-cell>
          <table:table-cell office:value-type="float" office:value="1455940162.92908" calcext:value-type="float">
            <text:p>1455940162.92908</text:p>
          </table:table-cell>
          <table:table-cell office:value-type="float" office:value="7840" calcext:value-type="float">
            <text:p>7840</text:p>
          </table:table-cell>
          <table:table-cell table:formula="of:=[.B198]-[.B$2]" office:value-type="float" office:value="19.6814708709717" calcext:value-type="float">
            <text:p>19.681470871</text:p>
          </table:table-cell>
          <table:table-cell table:formula="of:=[.D198]/([.E198]-[.E197])" office:value-type="float" office:value="78059.8667799781" calcext:value-type="float">
            <text:p>78059.8667799781</text:p>
          </table:table-cell>
          <table:table-cell table:formula="of:=[.E198]-[.E197]" office:value-type="float" office:value="0.100435733795166" calcext:value-type="float">
            <text:p>0.100435733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5940163.02914" calcext:value-type="float">
            <text:p>1455940163.02914</text:p>
          </table:table-cell>
          <table:table-cell office:value-type="float" office:value="1455940163.02934" calcext:value-type="float">
            <text:p>1455940163.02934</text:p>
          </table:table-cell>
          <table:table-cell office:value-type="float" office:value="7864" calcext:value-type="float">
            <text:p>7864</text:p>
          </table:table-cell>
          <table:table-cell table:formula="of:=[.B199]-[.B$2]" office:value-type="float" office:value="19.7817313671112" calcext:value-type="float">
            <text:p>19.7817313671</text:p>
          </table:table-cell>
          <table:table-cell table:formula="of:=[.D199]/([.E199]-[.E198])" office:value-type="float" office:value="78435.6780865731" calcext:value-type="float">
            <text:p>78435.6780865731</text:p>
          </table:table-cell>
          <table:table-cell table:formula="of:=[.E199]-[.E198]" office:value-type="float" office:value="0.100260496139526" calcext:value-type="float">
            <text:p>0.100260496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5940163.13003" calcext:value-type="float">
            <text:p>1455940163.13003</text:p>
          </table:table-cell>
          <table:table-cell office:value-type="float" office:value="1455940163.13025" calcext:value-type="float">
            <text:p>1455940163.13025</text:p>
          </table:table-cell>
          <table:table-cell office:value-type="float" office:value="7888" calcext:value-type="float">
            <text:p>7888</text:p>
          </table:table-cell>
          <table:table-cell table:formula="of:=[.B200]-[.B$2]" office:value-type="float" office:value="19.8826284408569" calcext:value-type="float">
            <text:p>19.8826284409</text:p>
          </table:table-cell>
          <table:table-cell table:formula="of:=[.D200]/([.E200]-[.E199])" office:value-type="float" office:value="78178.6795906359" calcext:value-type="float">
            <text:p>78178.6795906359</text:p>
          </table:table-cell>
          <table:table-cell table:formula="of:=[.E200]-[.E199]" office:value-type="float" office:value="0.100897073745728" calcext:value-type="float">
            <text:p>0.10089707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5940163.23094" calcext:value-type="float">
            <text:p>1455940163.23094</text:p>
          </table:table-cell>
          <table:table-cell office:value-type="float" office:value="1455940163.23116" calcext:value-type="float">
            <text:p>1455940163.23116</text:p>
          </table:table-cell>
          <table:table-cell office:value-type="float" office:value="7888" calcext:value-type="float">
            <text:p>7888</text:p>
          </table:table-cell>
          <table:table-cell table:formula="of:=[.B201]-[.B$2]" office:value-type="float" office:value="19.9835319519043" calcext:value-type="float">
            <text:p>19.9835319519</text:p>
          </table:table-cell>
          <table:table-cell table:formula="of:=[.D201]/([.E201]-[.E200])" office:value-type="float" office:value="78173.692056141" calcext:value-type="float">
            <text:p>78173.692056141</text:p>
          </table:table-cell>
          <table:table-cell table:formula="of:=[.E201]-[.E200]" office:value-type="float" office:value="0.100903511047363" calcext:value-type="float">
            <text:p>0.1009035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5940163.33124" calcext:value-type="float">
            <text:p>1455940163.33124</text:p>
          </table:table-cell>
          <table:table-cell office:value-type="float" office:value="1455940163.33146" calcext:value-type="float">
            <text:p>1455940163.33146</text:p>
          </table:table-cell>
          <table:table-cell office:value-type="float" office:value="7888" calcext:value-type="float">
            <text:p>7888</text:p>
          </table:table-cell>
          <table:table-cell table:formula="of:=[.B202]-[.B$2]" office:value-type="float" office:value="20.0838389396667" calcext:value-type="float">
            <text:p>20.0838389397</text:p>
          </table:table-cell>
          <table:table-cell table:formula="of:=[.D202]/([.E202]-[.E201])" office:value-type="float" office:value="78638.5891547307" calcext:value-type="float">
            <text:p>78638.5891547307</text:p>
          </table:table-cell>
          <table:table-cell table:formula="of:=[.E202]-[.E201]" office:value-type="float" office:value="0.100306987762451" calcext:value-type="float">
            <text:p>0.100306987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5940163.43275" calcext:value-type="float">
            <text:p>1455940163.43275</text:p>
          </table:table-cell>
          <table:table-cell office:value-type="float" office:value="1455940163.43296" calcext:value-type="float">
            <text:p>1455940163.43296</text:p>
          </table:table-cell>
          <table:table-cell office:value-type="float" office:value="7880" calcext:value-type="float">
            <text:p>7880</text:p>
          </table:table-cell>
          <table:table-cell table:formula="of:=[.B203]-[.B$2]" office:value-type="float" office:value="20.1853492259979" calcext:value-type="float">
            <text:p>20.185349226</text:p>
          </table:table-cell>
          <table:table-cell table:formula="of:=[.D203]/([.E203]-[.E202])" office:value-type="float" office:value="77627.6009535777" calcext:value-type="float">
            <text:p>77627.6009535777</text:p>
          </table:table-cell>
          <table:table-cell table:formula="of:=[.E203]-[.E202]" office:value-type="float" office:value="0.101510286331177" calcext:value-type="float">
            <text:p>0.101510286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5940163.53353" calcext:value-type="float">
            <text:p>1455940163.53353</text:p>
          </table:table-cell>
          <table:table-cell office:value-type="float" office:value="1455940163.53374" calcext:value-type="float">
            <text:p>1455940163.53374</text:p>
          </table:table-cell>
          <table:table-cell office:value-type="float" office:value="7864" calcext:value-type="float">
            <text:p>7864</text:p>
          </table:table-cell>
          <table:table-cell table:formula="of:=[.B204]-[.B$2]" office:value-type="float" office:value="20.2861201763153" calcext:value-type="float">
            <text:p>20.2861201763</text:p>
          </table:table-cell>
          <table:table-cell table:formula="of:=[.D204]/([.E204]-[.E203])" office:value-type="float" office:value="78038.3629928265" calcext:value-type="float">
            <text:p>78038.3629928265</text:p>
          </table:table-cell>
          <table:table-cell table:formula="of:=[.E204]-[.E203]" office:value-type="float" office:value="0.100770950317383" calcext:value-type="float">
            <text:p>0.10077095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5940163.63439" calcext:value-type="float">
            <text:p>1455940163.63439</text:p>
          </table:table-cell>
          <table:table-cell office:value-type="float" office:value="1455940163.6346" calcext:value-type="float">
            <text:p>1455940163.6346</text:p>
          </table:table-cell>
          <table:table-cell office:value-type="float" office:value="7832" calcext:value-type="float">
            <text:p>7832</text:p>
          </table:table-cell>
          <table:table-cell table:formula="of:=[.B205]-[.B$2]" office:value-type="float" office:value="20.3869824409485" calcext:value-type="float">
            <text:p>20.3869824409</text:p>
          </table:table-cell>
          <table:table-cell table:formula="of:=[.D205]/([.E205]-[.E204])" office:value-type="float" office:value="77650.4476523885" calcext:value-type="float">
            <text:p>77650.4476523885</text:p>
          </table:table-cell>
          <table:table-cell table:formula="of:=[.E205]-[.E204]" office:value-type="float" office:value="0.100862264633179" calcext:value-type="float">
            <text:p>0.10086226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5940163.73487" calcext:value-type="float">
            <text:p>1455940163.73487</text:p>
          </table:table-cell>
          <table:table-cell office:value-type="float" office:value="1455940163.73508" calcext:value-type="float">
            <text:p>1455940163.73508</text:p>
          </table:table-cell>
          <table:table-cell office:value-type="float" office:value="7792" calcext:value-type="float">
            <text:p>7792</text:p>
          </table:table-cell>
          <table:table-cell table:formula="of:=[.B206]-[.B$2]" office:value-type="float" office:value="20.4874613285065" calcext:value-type="float">
            <text:p>20.4874613285</text:p>
          </table:table-cell>
          <table:table-cell table:formula="of:=[.D206]/([.E206]-[.E205])" office:value-type="float" office:value="77548.6292630725" calcext:value-type="float">
            <text:p>77548.6292630725</text:p>
          </table:table-cell>
          <table:table-cell table:formula="of:=[.E206]-[.E205]" office:value-type="float" office:value="0.100478887557983" calcext:value-type="float">
            <text:p>0.10047888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9T21:53:29.872513546</dc:date>
    <meta:editing-duration>PT1M13S</meta:editing-duration>
    <meta:editing-cycles>1</meta:editing-cycles>
    <meta:document-statistic meta:table-count="1" meta:cell-count="1438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3.902cm" svg:height="20.958cm" xlink:href=".." xlink:type="simple" chart:class="chart:scatter" chart:style-name="ch1">
        <chart:plot-area chart:style-name="ch2" table:cell-range-address="'relay1.comm.sub.network'.E2:'relay1.comm.sub.network'.F206" svg:x="0.678cm" svg:y="0.419cm" svg:width="32.546cm" svg:height="20.12cm">
          <chartooo:coordinate-region svg:x="1.855cm" svg:y="0.618cm" svg:width="31.182cm" svg:height="19.27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elay1.comm.sub.network'.F2:'relay1.comm.sub.network'.F206" chart:class="chart:scatter">
            <chart:domain table:cell-range-address="'relay1.comm.sub.network'.E2:'relay1.comm.sub.network'.E206"/>
            <chart:data-point chart:repeated="20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lay1.comm.sub.network'.E2:'relay1.comm.sub.network'.E206</svg:desc>
                </draw:g>
              </table:table-cell>
              <table:table-cell office:value-type="float" office:value="0">
                <text:p>0</text:p>
                <draw:g>
                  <svg:desc>'relay1.comm.sub.network'.F2:'relay1.comm.sub.network'.F2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135534286499">
                <text:p>0.107135534286499</text:p>
              </table:table-cell>
              <table:table-cell office:value-type="float" office:value="60782.8209694253">
                <text:p>60782.8209694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8052635192871">
                <text:p>0.208052635192871</text:p>
              </table:table-cell>
              <table:table-cell office:value-type="float" office:value="65796.5789778325">
                <text:p>65796.57897783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9165954589844">
                <text:p>0.309165954589844</text:p>
              </table:table-cell>
              <table:table-cell office:value-type="float" office:value="66855.6827163405">
                <text:p>66855.6827163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8467531204224">
                <text:p>0.408467531204224</text:p>
              </table:table-cell>
              <table:table-cell office:value-type="float" office:value="69203.332256105">
                <text:p>69203.332256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8245468139648">
                <text:p>0.508245468139648</text:p>
              </table:table-cell>
              <table:table-cell office:value-type="float" office:value="69995.434005816">
                <text:p>69995.434005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8185291290283">
                <text:p>0.608185291290283</text:p>
              </table:table-cell>
              <table:table-cell office:value-type="float" office:value="70922.6790337279">
                <text:p>70922.67903372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8684682846069">
                <text:p>0.708684682846069</text:p>
              </table:table-cell>
              <table:table-cell office:value-type="float" office:value="71562.6223070992">
                <text:p>71562.6223070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0272455215454">
                <text:p>0.810272455215454</text:p>
              </table:table-cell>
              <table:table-cell office:value-type="float" office:value="71740.9175338544">
                <text:p>71740.9175338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9728765487671">
                <text:p>0.909728765487671</text:p>
              </table:table-cell>
              <table:table-cell office:value-type="float" office:value="74243.6551264533">
                <text:p>74243.65512645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930190086365">
                <text:p>1.00930190086365</text:p>
              </table:table-cell>
              <table:table-cell office:value-type="float" office:value="74959.9776266641">
                <text:p>74959.9776266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0951948165894">
                <text:p>1.10951948165894</text:p>
              </table:table-cell>
              <table:table-cell office:value-type="float" office:value="75276.2134161863">
                <text:p>75276.21341618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1084666252136">
                <text:p>1.21084666252136</text:p>
              </table:table-cell>
              <table:table-cell office:value-type="float" office:value="75162.4582385287">
                <text:p>75162.45823852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1151294708252">
                <text:p>1.31151294708252</text:p>
              </table:table-cell>
              <table:table-cell office:value-type="float" office:value="76291.6803126295">
                <text:p>76291.6803126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1107082366943">
                <text:p>1.41107082366943</text:p>
              </table:table-cell>
              <table:table-cell office:value-type="float" office:value="77703.5455677529">
                <text:p>77703.54556775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1046228408813">
                <text:p>1.51046228408813</text:p>
              </table:table-cell>
              <table:table-cell office:value-type="float" office:value="78316.5874332539">
                <text:p>78316.58743325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1065626144409">
                <text:p>1.61065626144409</text:p>
              </table:table-cell>
              <table:table-cell office:value-type="float" office:value="78008.6808235216">
                <text:p>78008.68082352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1318817138672">
                <text:p>1.71318817138672</text:p>
              </table:table-cell>
              <table:table-cell office:value-type="float" office:value="76542.0248622253">
                <text:p>76542.02486222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1470704078674">
                <text:p>1.81470704078674</text:p>
              </table:table-cell>
              <table:table-cell office:value-type="float" office:value="77542.2347246719">
                <text:p>77542.23472467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15207862854">
                <text:p>1.915207862854</text:p>
              </table:table-cell>
              <table:table-cell office:value-type="float" office:value="78486.9201838062">
                <text:p>78486.92018380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1546931266785">
                <text:p>2.01546931266785</text:p>
              </table:table-cell>
              <table:table-cell office:value-type="float" office:value="78674.3061729687">
                <text:p>78674.30617296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1589622497559">
                <text:p>2.11589622497559</text:p>
              </table:table-cell>
              <table:table-cell office:value-type="float" office:value="78544.683080853">
                <text:p>78544.6830808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1765685081482">
                <text:p>2.21765685081482</text:p>
              </table:table-cell>
              <table:table-cell office:value-type="float" office:value="77358.0148026663">
                <text:p>77358.01480266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1925487518311">
                <text:p>2.31925487518311</text:p>
              </table:table-cell>
              <table:table-cell office:value-type="float" office:value="77324.3382324298">
                <text:p>77324.3382324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2038297653198">
                <text:p>2.42038297653198</text:p>
              </table:table-cell>
              <table:table-cell office:value-type="float" office:value="77367.2193548691">
                <text:p>77367.21935486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2048444747925">
                <text:p>2.52048444747925</text:p>
              </table:table-cell>
              <table:table-cell office:value-type="float" office:value="77761.095080218">
                <text:p>77761.0950802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2174963951111">
                <text:p>2.62174963951111</text:p>
              </table:table-cell>
              <table:table-cell office:value-type="float" office:value="76393.475830926">
                <text:p>76393.4758309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2334122657776">
                <text:p>2.72334122657776</text:p>
              </table:table-cell>
              <table:table-cell office:value-type="float" office:value="75596.8109343685">
                <text:p>75596.8109343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2489705085754">
                <text:p>2.82489705085754</text:p>
              </table:table-cell>
              <table:table-cell office:value-type="float" office:value="74993.2370103954">
                <text:p>74993.23701039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257926940918">
                <text:p>2.9257926940918</text:p>
              </table:table-cell>
              <table:table-cell office:value-type="float" office:value="74770.3246460784">
                <text:p>74770.3246460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2658939361572">
                <text:p>3.02658939361572</text:p>
              </table:table-cell>
              <table:table-cell office:value-type="float" office:value="74050.0436547359">
                <text:p>74050.04365473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73934841156">
                <text:p>3.1273934841156</text:p>
              </table:table-cell>
              <table:table-cell office:value-type="float" office:value="73171.6338436577">
                <text:p>73171.63384365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2845816612244">
                <text:p>3.22845816612244</text:p>
              </table:table-cell>
              <table:table-cell office:value-type="float" office:value="72112.2340196652">
                <text:p>72112.2340196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3091497421265">
                <text:p>3.33091497421265</text:p>
              </table:table-cell>
              <table:table-cell office:value-type="float" office:value="70117.3512420445">
                <text:p>70117.3512420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3177247047424">
                <text:p>3.43177247047424</text:p>
              </table:table-cell>
              <table:table-cell office:value-type="float" office:value="70198.0543085902">
                <text:p>70198.05430859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3166389465332">
                <text:p>3.53166389465332</text:p>
              </table:table-cell>
              <table:table-cell office:value-type="float" office:value="69835.8248200967">
                <text:p>69835.82482009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330394744873">
                <text:p>3.6330394744873</text:p>
              </table:table-cell>
              <table:table-cell office:value-type="float" office:value="67708.6139604892">
                <text:p>67708.61396048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3359203338623">
                <text:p>3.73359203338623</text:p>
              </table:table-cell>
              <table:table-cell office:value-type="float" office:value="67069.4020505136">
                <text:p>67069.4020505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3485245704651">
                <text:p>3.83485245704651</text:p>
              </table:table-cell>
              <table:table-cell office:value-type="float" office:value="65415.4877153493">
                <text:p>65415.48771534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3591403961182">
                <text:p>3.93591403961182</text:p>
              </table:table-cell>
              <table:table-cell office:value-type="float" office:value="64356.7994375807">
                <text:p>64356.79943758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3626656532288">
                <text:p>4.03626656532288</text:p>
              </table:table-cell>
              <table:table-cell office:value-type="float" office:value="63615.7381666821">
                <text:p>63615.73816668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3660478591919">
                <text:p>4.13660478591919</text:p>
              </table:table-cell>
              <table:table-cell office:value-type="float" office:value="62349.1224263334">
                <text:p>62349.12242633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3753881454468">
                <text:p>4.23753881454468</text:p>
              </table:table-cell>
              <table:table-cell office:value-type="float" office:value="60712.9239112976">
                <text:p>60712.9239112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3880734443665">
                <text:p>4.33880734443665</text:p>
              </table:table-cell>
              <table:table-cell office:value-type="float" office:value="59248.4161308626">
                <text:p>59248.41613086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3923258781433">
                <text:p>4.43923258781433</text:p>
              </table:table-cell>
              <table:table-cell office:value-type="float" office:value="58551.0156832394">
                <text:p>58551.01568323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3960013389587">
                <text:p>4.53960013389587</text:p>
              </table:table-cell>
              <table:table-cell office:value-type="float" office:value="57309.361686763">
                <text:p>57309.361686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3960313796997">
                <text:p>4.63960313796997</text:p>
              </table:table-cell>
              <table:table-cell office:value-type="float" office:value="56318.308156293">
                <text:p>56318.3081562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3899865150452">
                <text:p>4.73899865150452</text:p>
              </table:table-cell>
              <table:table-cell office:value-type="float" office:value="55455.2192950263">
                <text:p>55455.21929502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3911895751953">
                <text:p>4.83911895751953</text:p>
              </table:table-cell>
              <table:table-cell office:value-type="float" office:value="53855.2089442414">
                <text:p>53855.20894424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3904566764832">
                <text:p>4.93904566764832</text:p>
              </table:table-cell>
              <table:table-cell office:value-type="float" office:value="52838.7254338225">
                <text:p>52838.7254338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3820586204529">
                <text:p>5.03820586204529</text:p>
              </table:table-cell>
              <table:table-cell office:value-type="float" office:value="52117.6872577589">
                <text:p>52117.68725775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386239528656">
                <text:p>5.1386239528656</text:p>
              </table:table-cell>
              <table:table-cell office:value-type="float" office:value="50429.1603099833">
                <text:p>50429.16030998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3829674720764">
                <text:p>5.23829674720764</text:p>
              </table:table-cell>
              <table:table-cell office:value-type="float" office:value="49762.8267848002">
                <text:p>49762.82678480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3779525756836">
                <text:p>5.33779525756836</text:p>
              </table:table-cell>
              <table:table-cell office:value-type="float" office:value="48965.5571961555">
                <text:p>48965.55719615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3874549865723">
                <text:p>5.43874549865723</text:p>
              </table:table-cell>
              <table:table-cell office:value-type="float" office:value="47310.4367902961">
                <text:p>47310.43679029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379638671875">
                <text:p>5.5379638671875</text:p>
              </table:table-cell>
              <table:table-cell office:value-type="float" office:value="47329.9457505911">
                <text:p>47329.94575059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3812685012817">
                <text:p>5.63812685012817</text:p>
              </table:table-cell>
              <table:table-cell office:value-type="float" office:value="46164.759317709">
                <text:p>46164.7593177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3766684532166">
                <text:p>5.73766684532166</text:p>
              </table:table-cell>
              <table:table-cell office:value-type="float" office:value="45730.3618626063">
                <text:p>45730.36186260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3698916435242">
                <text:p>5.83698916435242</text:p>
              </table:table-cell>
              <table:table-cell office:value-type="float" office:value="45186.2184028345">
                <text:p>45186.21840283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3720126152039">
                <text:p>5.93720126152039</text:p>
              </table:table-cell>
              <table:table-cell office:value-type="float" office:value="44306.0281690141">
                <text:p>44306.0281690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3726530075073">
                <text:p>6.03726530075073</text:p>
              </table:table-cell>
              <table:table-cell office:value-type="float" office:value="43891.8919701977">
                <text:p>43891.89197019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3742566108704">
                <text:p>6.13742566108704</text:p>
              </table:table-cell>
              <table:table-cell office:value-type="float" office:value="43450.3229160468">
                <text:p>43450.32291604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3707461357117">
                <text:p>6.23707461357117</text:p>
              </table:table-cell>
              <table:table-cell office:value-type="float" office:value="43432.4686021084">
                <text:p>43432.46860210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3708381652832">
                <text:p>6.33708381652832</text:p>
              </table:table-cell>
              <table:table-cell office:value-type="float" office:value="43036.0394117325">
                <text:p>43036.03941173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3766331672668">
                <text:p>6.43766331672668</text:p>
              </table:table-cell>
              <table:table-cell office:value-type="float" office:value="42712.4810873724">
                <text:p>42712.48108737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3938889503479">
                <text:p>6.53938889503479</text:p>
              </table:table-cell>
              <table:table-cell office:value-type="float" office:value="42231.2664272924">
                <text:p>42231.26642729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3945412635803">
                <text:p>6.63945412635803</text:p>
              </table:table-cell>
              <table:table-cell office:value-type="float" office:value="42931.9948916379">
                <text:p>42931.99489163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3862767219543">
                <text:p>6.73862767219543</text:p>
              </table:table-cell>
              <table:table-cell office:value-type="float" office:value="43479.3367887606">
                <text:p>43479.33678876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3767700195313">
                <text:p>6.83767700195313</text:p>
              </table:table-cell>
              <table:table-cell office:value-type="float" office:value="43776.1669928245">
                <text:p>43776.16699282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378514289856">
                <text:p>6.9378514289856</text:p>
              </table:table-cell>
              <table:table-cell office:value-type="float" office:value="43603.942936296">
                <text:p>43603.9429362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3749012947083">
                <text:p>7.03749012947083</text:p>
              </table:table-cell>
              <table:table-cell office:value-type="float" office:value="44239.8383211897">
                <text:p>44239.83832118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3745164871216">
                <text:p>7.13745164871216</text:p>
              </table:table-cell>
              <table:table-cell office:value-type="float" office:value="44577.1536269078">
                <text:p>44577.15362690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3773312568665">
                <text:p>7.23773312568665</text:p>
              </table:table-cell>
              <table:table-cell office:value-type="float" office:value="44993.3540682483">
                <text:p>44993.35406824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3704733848572">
                <text:p>7.33704733848572</text:p>
              </table:table-cell>
              <table:table-cell office:value-type="float" office:value="46075.9831954561">
                <text:p>46075.98319545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3726706504822">
                <text:p>7.43726706504822</text:p>
              </table:table-cell>
              <table:table-cell office:value-type="float" office:value="46378.0950060901">
                <text:p>46378.09500609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3698301315308">
                <text:p>7.53698301315308</text:p>
              </table:table-cell>
              <table:table-cell office:value-type="float" office:value="47414.6823036589">
                <text:p>47414.68230365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3710522651672">
                <text:p>7.63710522651672</text:p>
              </table:table-cell>
              <table:table-cell office:value-type="float" office:value="48101.2138885516">
                <text:p>48101.21388855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3648858070374">
                <text:p>7.73648858070374</text:p>
              </table:table-cell>
              <table:table-cell office:value-type="float" office:value="49344.2794330733">
                <text:p>49344.27943307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3744788169861">
                <text:p>7.83744788169861</text:p>
              </table:table-cell>
              <table:table-cell office:value-type="float" office:value="49604.1469250497">
                <text:p>49604.14692504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3844842910767">
                <text:p>7.93844842910767</text:p>
              </table:table-cell>
              <table:table-cell office:value-type="float" office:value="50534.3795744842">
                <text:p>50534.37957448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03915071487427">
                <text:p>8.03915071487427</text:p>
              </table:table-cell>
              <table:table-cell office:value-type="float" office:value="51796.2423622554">
                <text:p>51796.24236225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4007377624512">
                <text:p>8.14007377624512</text:p>
              </table:table-cell>
              <table:table-cell office:value-type="float" office:value="52792.6910621731">
                <text:p>52792.69106217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4145245552063">
                <text:p>8.24145245552063</text:p>
              </table:table-cell>
              <table:table-cell office:value-type="float" office:value="53739.1100272099">
                <text:p>53739.11002720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4351539611816">
                <text:p>8.34351539611816</text:p>
              </table:table-cell>
              <table:table-cell office:value-type="float" office:value="54554.5715947608">
                <text:p>54554.57159476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4606161117554">
                <text:p>8.44606161117554</text:p>
              </table:table-cell>
              <table:table-cell office:value-type="float" office:value="55467.673739276">
                <text:p>55467.6737392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4766535758972">
                <text:p>8.54766535758972</text:p>
              </table:table-cell>
              <table:table-cell office:value-type="float" office:value="57241.9837383875">
                <text:p>57241.9837383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4899754524231">
                <text:p>8.64899754524231</text:p>
              </table:table-cell>
              <table:table-cell office:value-type="float" office:value="58658.5579340169">
                <text:p>58658.55793401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4932813644409">
                <text:p>8.74932813644409</text:p>
              </table:table-cell>
              <table:table-cell office:value-type="float" office:value="60519.9264478384">
                <text:p>60519.92644783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4966158866882">
                <text:p>8.84966158866882</text:p>
              </table:table-cell>
              <table:table-cell office:value-type="float" office:value="61714.2125851593">
                <text:p>61714.21258515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4931292533875">
                <text:p>8.94931292533875</text:p>
              </table:table-cell>
              <table:table-cell office:value-type="float" office:value="63421.126210619">
                <text:p>63421.1262106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05051851272583">
                <text:p>9.05051851272583</text:p>
              </table:table-cell>
              <table:table-cell office:value-type="float" office:value="63711.8974008627">
                <text:p>63711.89740086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5099143981934">
                <text:p>9.15099143981934</text:p>
              </table:table-cell>
              <table:table-cell office:value-type="float" office:value="65370.8435695065">
                <text:p>65370.84356950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5096106529236">
                <text:p>9.25096106529236</text:p>
              </table:table-cell>
              <table:table-cell office:value-type="float" office:value="66900.3206559457">
                <text:p>66900.32065594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512487411499">
                <text:p>9.3512487411499</text:p>
              </table:table-cell>
              <table:table-cell office:value-type="float" office:value="67884.7120724045">
                <text:p>67884.71207240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5111203193665">
                <text:p>9.45111203193665</text:p>
              </table:table-cell>
              <table:table-cell office:value-type="float" office:value="69294.732283333">
                <text:p>69294.73228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5103874206543">
                <text:p>9.55103874206543</text:p>
              </table:table-cell>
              <table:table-cell office:value-type="float" office:value="70371.5752368636">
                <text:p>70371.57523686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5167665481567">
                <text:p>9.65167665481567</text:p>
              </table:table-cell>
              <table:table-cell office:value-type="float" office:value="70907.6709262602">
                <text:p>70907.67092626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5187969207764">
                <text:p>9.75187969207764</text:p>
              </table:table-cell>
              <table:table-cell office:value-type="float" office:value="72173.4609809604">
                <text:p>72173.46098096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5210394859314">
                <text:p>9.85210394859314</text:p>
              </table:table-cell>
              <table:table-cell office:value-type="float" office:value="73116.0325331671">
                <text:p>73116.03253316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5299816131592">
                <text:p>9.95299816131592</text:p>
              </table:table-cell>
              <table:table-cell office:value-type="float" office:value="73502.7292435152">
                <text:p>73502.72924351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0530092716217">
                <text:p>10.0530092716217</text:p>
              </table:table-cell>
              <table:table-cell office:value-type="float" office:value="74951.6726399779">
                <text:p>74951.67263997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545367240906">
                <text:p>10.1545367240906</text:p>
              </table:table-cell>
              <table:table-cell office:value-type="float" office:value="74620.2117335976">
                <text:p>74620.21173359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553267478943">
                <text:p>10.2553267478943</text:p>
              </table:table-cell>
              <table:table-cell office:value-type="float" office:value="75801.1528490056">
                <text:p>75801.15284900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564853668213">
                <text:p>10.3564853668213</text:p>
              </table:table-cell>
              <table:table-cell office:value-type="float" office:value="76157.6233613802">
                <text:p>76157.62336138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570183753967">
                <text:p>10.4570183753967</text:p>
              </table:table-cell>
              <table:table-cell office:value-type="float" office:value="77188.5782586218">
                <text:p>77188.57825862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5699467659">
                <text:p>10.55699467659</text:p>
              </table:table-cell>
              <table:table-cell office:value-type="float" office:value="78018.4894510542">
                <text:p>78018.48945105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579074859619">
                <text:p>10.6579074859619</text:p>
              </table:table-cell>
              <table:table-cell office:value-type="float" office:value="77611.5544572">
                <text:p>77611.55445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584285736084">
                <text:p>10.7584285736084</text:p>
              </table:table-cell>
              <table:table-cell office:value-type="float" office:value="78232.3409358279">
                <text:p>78232.34093582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602120876312">
                <text:p>10.8602120876312</text:p>
              </table:table-cell>
              <table:table-cell office:value-type="float" office:value="77419.2174012851">
                <text:p>77419.21740128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601035118103">
                <text:p>10.9601035118103</text:p>
              </table:table-cell>
              <table:table-cell office:value-type="float" office:value="78965.7376979533">
                <text:p>78965.73769795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0601558685303">
                <text:p>11.0601558685303</text:p>
              </table:table-cell>
              <table:table-cell office:value-type="float" office:value="78838.7226307637">
                <text:p>78838.72263076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604599952698">
                <text:p>11.1604599952698</text:p>
              </table:table-cell>
              <table:table-cell office:value-type="float" office:value="78561.0747648001">
                <text:p>78561.0747648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606625556946">
                <text:p>11.2606625556946</text:p>
              </table:table-cell>
              <table:table-cell office:value-type="float" office:value="78481.0284952889">
                <text:p>78481.02849528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610038757324">
                <text:p>11.3610038757324</text:p>
              </table:table-cell>
              <table:table-cell office:value-type="float" office:value="78133.3153385195">
                <text:p>78133.31533851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612519741058">
                <text:p>11.4612519741058</text:p>
              </table:table-cell>
              <table:table-cell office:value-type="float" office:value="77886.7642049036">
                <text:p>77886.76420490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616281032562">
                <text:p>11.5616281032562</text:p>
              </table:table-cell>
              <table:table-cell office:value-type="float" office:value="77309.2174970547">
                <text:p>77309.21749705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619927883148">
                <text:p>11.6619927883148</text:p>
              </table:table-cell>
              <table:table-cell office:value-type="float" office:value="76839.7768148993">
                <text:p>76839.77681489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63571023941">
                <text:p>11.763571023941</text:p>
              </table:table-cell>
              <table:table-cell office:value-type="float" office:value="75370.4762915151">
                <text:p>75370.47629151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647181987762">
                <text:p>11.8647181987762</text:p>
              </table:table-cell>
              <table:table-cell office:value-type="float" office:value="74979.8500289929">
                <text:p>74979.85002899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653816223145">
                <text:p>11.9653816223145</text:p>
              </table:table-cell>
              <table:table-cell office:value-type="float" office:value="74624.9207106366">
                <text:p>74624.92071063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0665051937103">
                <text:p>12.0665051937103</text:p>
              </table:table-cell>
              <table:table-cell office:value-type="float" office:value="73494.2397446144">
                <text:p>73494.23974461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671748161316">
                <text:p>12.1671748161316</text:p>
              </table:table-cell>
              <table:table-cell office:value-type="float" office:value="72951.5003966948">
                <text:p>72951.50039669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681498527527">
                <text:p>12.2681498527527</text:p>
              </table:table-cell>
              <table:table-cell office:value-type="float" office:value="71780.1175670571">
                <text:p>71780.11756705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684685230255">
                <text:p>12.3684685230255</text:p>
              </table:table-cell>
              <table:table-cell office:value-type="float" office:value="71292.8110046653">
                <text:p>71292.81100466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683339595795">
                <text:p>12.4683339595795</text:p>
              </table:table-cell>
              <table:table-cell office:value-type="float" office:value="70574.9681091328">
                <text:p>70574.96810913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68393945694">
                <text:p>12.568393945694</text:p>
              </table:table-cell>
              <table:table-cell office:value-type="float" office:value="69318.4185740632">
                <text:p>69318.41857406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693952083588">
                <text:p>12.6693952083588</text:p>
              </table:table-cell>
              <table:table-cell office:value-type="float" office:value="67563.5117815074">
                <text:p>67563.51178150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698574066162">
                <text:p>12.7698574066162</text:p>
              </table:table-cell>
              <table:table-cell office:value-type="float" office:value="66731.5678562021">
                <text:p>66731.56785620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71218919754">
                <text:p>12.871218919754</text:p>
              </table:table-cell>
              <table:table-cell office:value-type="float" office:value="64955.6206905474">
                <text:p>64955.62069054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761431217194">
                <text:p>12.9761431217194</text:p>
              </table:table-cell>
              <table:table-cell office:value-type="float" office:value="61530.1320293399">
                <text:p>61530.13202933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0768194198608">
                <text:p>13.0768194198608</text:p>
              </table:table-cell>
              <table:table-cell office:value-type="float" office:value="62854.9133889222">
                <text:p>62854.91338892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772382259369">
                <text:p>13.1772382259369</text:p>
              </table:table-cell>
              <table:table-cell office:value-type="float" office:value="61821.0895208067">
                <text:p>61821.08952080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777955532074">
                <text:p>13.2777955532074</text:p>
              </table:table-cell>
              <table:table-cell office:value-type="float" office:value="60463.0230837807">
                <text:p>60463.02308378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78425359726">
                <text:p>13.378425359726</text:p>
              </table:table-cell>
              <table:table-cell office:value-type="float" office:value="59147.485282132">
                <text:p>59147.4852821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782817363739">
                <text:p>13.4782817363739</text:p>
              </table:table-cell>
              <table:table-cell office:value-type="float" office:value="58323.7665485593">
                <text:p>58323.76654855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791690349579">
                <text:p>13.5791690349579</text:p>
              </table:table-cell>
              <table:table-cell office:value-type="float" office:value="56538.3361439861">
                <text:p>56538.33614398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793253421783">
                <text:p>13.6793253421783</text:p>
              </table:table-cell>
              <table:table-cell office:value-type="float" office:value="55752.8542631747">
                <text:p>55752.85426317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790307998657">
                <text:p>13.7790307998657</text:p>
              </table:table-cell>
              <table:table-cell office:value-type="float" office:value="54801.4133502314">
                <text:p>54801.4133502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79106760025">
                <text:p>13.879106760025</text:p>
              </table:table-cell>
              <table:table-cell office:value-type="float" office:value="53399.4377020553">
                <text:p>53399.43770205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784655570984">
                <text:p>13.9784655570984</text:p>
              </table:table-cell>
              <table:table-cell office:value-type="float" office:value="52657.6423438059">
                <text:p>52657.64234380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0784184932709">
                <text:p>14.0784184932709</text:p>
              </table:table-cell>
              <table:table-cell office:value-type="float" office:value="51304.1456946376">
                <text:p>51304.14569463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781442165375">
                <text:p>14.1781442165375</text:p>
              </table:table-cell>
              <table:table-cell office:value-type="float" office:value="50378.175614421">
                <text:p>50378.1756144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781932353973">
                <text:p>14.2781932353973</text:p>
              </table:table-cell>
              <table:table-cell office:value-type="float" office:value="49255.8553412958">
                <text:p>49255.85534129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778638839722">
                <text:p>14.3778638839722</text:p>
              </table:table-cell>
              <table:table-cell office:value-type="float" office:value="48479.6684790539">
                <text:p>48479.66847905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782607555389">
                <text:p>14.4782607555389</text:p>
              </table:table-cell>
              <table:table-cell office:value-type="float" office:value="47252.4683883684">
                <text:p>47252.46838836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780601501465">
                <text:p>14.5780601501465</text:p>
              </table:table-cell>
              <table:table-cell office:value-type="float" office:value="46733.7504234464">
                <text:p>46733.75042344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775896549225">
                <text:p>14.6775896549225</text:p>
              </table:table-cell>
              <table:table-cell office:value-type="float" office:value="46137.0727236578">
                <text:p>46137.07272365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775328159332">
                <text:p>14.7775328159332</text:p>
              </table:table-cell>
              <table:table-cell office:value-type="float" office:value="45305.7513311323">
                <text:p>45305.75133113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773169517517">
                <text:p>14.8773169517517</text:p>
              </table:table-cell>
              <table:table-cell office:value-type="float" office:value="44816.7432960994">
                <text:p>44816.74329609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774363040924">
                <text:p>14.9774363040924</text:p>
              </table:table-cell>
              <table:table-cell office:value-type="float" office:value="44107.3568371947">
                <text:p>44107.35683719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0773713588715">
                <text:p>15.0773713588715</text:p>
              </table:table-cell>
              <table:table-cell office:value-type="float" office:value="43788.438498132">
                <text:p>43788.4384981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779708862305">
                <text:p>15.1779708862305</text:p>
              </table:table-cell>
              <table:table-cell office:value-type="float" office:value="43181.1173873372">
                <text:p>43181.11738733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780454158783">
                <text:p>15.2780454158783</text:p>
              </table:table-cell>
              <table:table-cell office:value-type="float" office:value="43167.8271704353">
                <text:p>43167.82717043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786811828613">
                <text:p>15.3786811828613</text:p>
              </table:table-cell>
              <table:table-cell office:value-type="float" office:value="42768.0945754175">
                <text:p>42768.09457541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780809879303">
                <text:p>15.4780809879303</text:p>
              </table:table-cell>
              <table:table-cell office:value-type="float" office:value="43219.4006519346">
                <text:p>43219.40065193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779943466187">
                <text:p>15.5779943466187</text:p>
              </table:table-cell>
              <table:table-cell office:value-type="float" office:value="42997.2533843037">
                <text:p>42997.25338430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77734375">
                <text:p>15.677734375</text:p>
              </table:table-cell>
              <table:table-cell office:value-type="float" office:value="43152.1834297461">
                <text:p>43152.18342974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773733139038">
                <text:p>15.7773733139038</text:p>
              </table:table-cell>
              <table:table-cell office:value-type="float" office:value="43356.5436116349">
                <text:p>43356.54361163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773381710052">
                <text:p>15.8773381710052</text:p>
              </table:table-cell>
              <table:table-cell office:value-type="float" office:value="43535.2995661641">
                <text:p>43535.29956616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771356582642">
                <text:p>15.9771356582642</text:p>
              </table:table-cell>
              <table:table-cell office:value-type="float" office:value="43928.9617445608">
                <text:p>43928.96174456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077540397644">
                <text:p>16.077540397644</text:p>
              </table:table-cell>
              <table:table-cell office:value-type="float" office:value="44141.3426036739">
                <text:p>44141.34260367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775937080383">
                <text:p>16.1775937080383</text:p>
              </table:table-cell>
              <table:table-cell office:value-type="float" office:value="44776.1296687271">
                <text:p>44776.12966872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779259681702">
                <text:p>16.2779259681702</text:p>
              </table:table-cell>
              <table:table-cell office:value-type="float" office:value="45289.520977891">
                <text:p>45289.5209778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775274753571">
                <text:p>16.3775274753571</text:p>
              </table:table-cell>
              <table:table-cell office:value-type="float" office:value="46264.3601502302">
                <text:p>46264.36015023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774181842804">
                <text:p>16.4774181842804</text:p>
              </table:table-cell>
              <table:table-cell office:value-type="float" office:value="46851.2041854826">
                <text:p>46851.20418548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776100158691">
                <text:p>16.5776100158691</text:p>
              </table:table-cell>
              <table:table-cell office:value-type="float" office:value="47508.8629933252">
                <text:p>47508.86299332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77389383316">
                <text:p>16.677389383316</text:p>
              </table:table-cell>
              <table:table-cell office:value-type="float" office:value="48587.1991780265">
                <text:p>48587.19917802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77006149292">
                <text:p>16.777006149292</text:p>
              </table:table-cell>
              <table:table-cell office:value-type="float" office:value="49630.1998118821">
                <text:p>49630.19981188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773856163025">
                <text:p>16.8773856163025</text:p>
              </table:table-cell>
              <table:table-cell office:value-type="float" office:value="50289.1691930588">
                <text:p>50289.16919305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774556159973">
                <text:p>16.9774556159973</text:p>
              </table:table-cell>
              <table:table-cell office:value-type="float" office:value="51483.9613841477">
                <text:p>51483.96138414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0779728889465">
                <text:p>17.0779728889465</text:p>
              </table:table-cell>
              <table:table-cell office:value-type="float" office:value="52289.520455408">
                <text:p>52289.5204554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778266429901">
                <text:p>17.1778266429901</text:p>
              </table:table-cell>
              <table:table-cell office:value-type="float" office:value="53838.7369758152">
                <text:p>53838.73697581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780628204346">
                <text:p>17.2780628204346</text:p>
              </table:table-cell>
              <table:table-cell office:value-type="float" office:value="54750.6912166614">
                <text:p>54750.69121666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779873847961">
                <text:p>17.3779873847961</text:p>
              </table:table-cell>
              <table:table-cell office:value-type="float" office:value="56122.3362426452">
                <text:p>56122.33624264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782936573029">
                <text:p>17.4782936573029</text:p>
              </table:table-cell>
              <table:table-cell office:value-type="float" office:value="57105.1027702839">
                <text:p>57105.10277028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78281879425">
                <text:p>17.578281879425</text:p>
              </table:table-cell>
              <table:table-cell office:value-type="float" office:value="58566.8979376748">
                <text:p>58566.89793767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779627799988">
                <text:p>17.6779627799988</text:p>
              </table:table-cell>
              <table:table-cell office:value-type="float" office:value="60031.5603647044">
                <text:p>60031.56036470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775552272797">
                <text:p>17.7775552272797</text:p>
              </table:table-cell>
              <table:table-cell office:value-type="float" office:value="61289.7881983429">
                <text:p>61289.78819834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781683444977">
                <text:p>17.8781683444977</text:p>
              </table:table-cell>
              <table:table-cell office:value-type="float" office:value="61940.2337619253">
                <text:p>61940.23376192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785540103912">
                <text:p>17.9785540103912</text:p>
              </table:table-cell>
              <table:table-cell office:value-type="float" office:value="63355.6588322472">
                <text:p>63355.65883224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0788407325745">
                <text:p>18.0788407325745</text:p>
              </table:table-cell>
              <table:table-cell office:value-type="float" office:value="64614.7352204891">
                <text:p>64614.73522048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792843341827">
                <text:p>18.1792843341827</text:p>
              </table:table-cell>
              <table:table-cell office:value-type="float" office:value="65708.5159663985">
                <text:p>65708.51596639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792017459869">
                <text:p>18.2792017459869</text:p>
              </table:table-cell>
              <table:table-cell office:value-type="float" office:value="67255.5451413082">
                <text:p>67255.54514130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791618347168">
                <text:p>18.3791618347168</text:p>
              </table:table-cell>
              <table:table-cell office:value-type="float" office:value="68427.310208628">
                <text:p>68427.3102086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79424238205">
                <text:p>18.479424238205</text:p>
              </table:table-cell>
              <table:table-cell office:value-type="float" office:value="69338.0545263013">
                <text:p>69338.05452630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790772438049">
                <text:p>18.5790772438049</text:p>
              </table:table-cell>
              <table:table-cell office:value-type="float" office:value="70805.6917853939">
                <text:p>70805.69178539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791286468506">
                <text:p>18.6791286468506</text:p>
              </table:table-cell>
              <table:table-cell office:value-type="float" office:value="71563.2143282672">
                <text:p>71563.21432826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789378166199">
                <text:p>18.7789378166199</text:p>
              </table:table-cell>
              <table:table-cell office:value-type="float" office:value="72778.8841124621">
                <text:p>72778.88411246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79567861557">
                <text:p>18.879567861557</text:p>
              </table:table-cell>
              <table:table-cell office:value-type="float" office:value="73059.6911150441">
                <text:p>73059.69111504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799537658691">
                <text:p>18.9799537658691</text:p>
              </table:table-cell>
              <table:table-cell office:value-type="float" office:value="74113.9909131716">
                <text:p>74113.99091317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080486536026">
                <text:p>19.080486536026</text:p>
              </table:table-cell>
              <table:table-cell office:value-type="float" office:value="74801.4800374705">
                <text:p>74801.48003747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806130409241">
                <text:p>19.1806130409241</text:p>
              </table:table-cell>
              <table:table-cell office:value-type="float" office:value="75824.0788263672">
                <text:p>75824.07882636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805740833282">
                <text:p>19.2805740833282</text:p>
              </table:table-cell>
              <table:table-cell office:value-type="float" office:value="76589.8375593596">
                <text:p>76589.83755935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811888694763">
                <text:p>19.3811888694763</text:p>
              </table:table-cell>
              <table:table-cell office:value-type="float" office:value="76728.2851313598">
                <text:p>76728.28513135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812228679657">
                <text:p>19.4812228679657</text:p>
              </table:table-cell>
              <table:table-cell office:value-type="float" office:value="77653.5989494081">
                <text:p>77653.59894940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810351371765">
                <text:p>19.5810351371765</text:p>
              </table:table-cell>
              <table:table-cell office:value-type="float" office:value="78226.8558939239">
                <text:p>78226.85589392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814708709717">
                <text:p>19.6814708709717</text:p>
              </table:table-cell>
              <table:table-cell office:value-type="float" office:value="78059.8667799781">
                <text:p>78059.86677997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817313671112">
                <text:p>19.7817313671112</text:p>
              </table:table-cell>
              <table:table-cell office:value-type="float" office:value="78435.6780865731">
                <text:p>78435.67808657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826284408569">
                <text:p>19.8826284408569</text:p>
              </table:table-cell>
              <table:table-cell office:value-type="float" office:value="78178.6795906359">
                <text:p>78178.67959063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835319519043">
                <text:p>19.9835319519043</text:p>
              </table:table-cell>
              <table:table-cell office:value-type="float" office:value="78173.692056141">
                <text:p>78173.6920561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0838389396667">
                <text:p>20.0838389396667</text:p>
              </table:table-cell>
              <table:table-cell office:value-type="float" office:value="78638.5891547307">
                <text:p>78638.58915473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853492259979">
                <text:p>20.1853492259979</text:p>
              </table:table-cell>
              <table:table-cell office:value-type="float" office:value="77627.6009535777">
                <text:p>77627.60095357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861201763153">
                <text:p>20.2861201763153</text:p>
              </table:table-cell>
              <table:table-cell office:value-type="float" office:value="78038.3629928265">
                <text:p>78038.36299282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869824409485">
                <text:p>20.3869824409485</text:p>
              </table:table-cell>
              <table:table-cell office:value-type="float" office:value="77650.4476523885">
                <text:p>77650.44765238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874613285065">
                <text:p>20.4874613285065</text:p>
              </table:table-cell>
              <table:table-cell office:value-type="float" office:value="77548.6292630725">
                <text:p>77548.62926307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